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62mm"/>
    </style:style>
    <style:style style:name="co2" style:family="table-column">
      <style:table-column-properties fo:break-before="auto" style:column-width="38.26mm"/>
    </style:style>
    <style:style style:name="co3" style:family="table-column">
      <style:table-column-properties fo:break-before="auto" style:column-width="18.79mm"/>
    </style:style>
    <style:style style:name="co4" style:family="table-column">
      <style:table-column-properties fo:break-before="auto" style:column-width="17.02mm"/>
    </style:style>
    <style:style style:name="co5" style:family="table-column">
      <style:table-column-properties fo:break-before="auto" style:column-width="16.58mm"/>
    </style:style>
    <style:style style:name="co6" style:family="table-column">
      <style:table-column-properties fo:break-before="auto" style:column-width="12.38mm"/>
    </style:style>
    <style:style style:name="co7" style:family="table-column">
      <style:table-column-properties fo:break-before="auto" style:column-width="15.7mm"/>
    </style:style>
    <style:style style:name="co8" style:family="table-column">
      <style:table-column-properties fo:break-before="auto" style:column-width="15.49mm"/>
    </style:style>
    <style:style style:name="co9" style:family="table-column">
      <style:table-column-properties fo:break-before="auto" style:column-width="16.79mm"/>
    </style:style>
    <style:style style:name="co10" style:family="table-column">
      <style:table-column-properties fo:break-before="auto" style:column-width="14.59mm"/>
    </style:style>
    <style:style style:name="co11" style:family="table-column">
      <style:table-column-properties fo:break-before="auto" style:column-width="16.99mm"/>
    </style:style>
    <style:style style:name="ro1" style:family="table-row">
      <style:table-row-properties style:row-height="23.28mm" fo:break-before="auto" style:use-optimal-row-height="false"/>
    </style:style>
    <style:style style:name="ro2" style:family="table-row">
      <style:table-row-properties style:row-height="13.23mm" fo:break-before="auto" style:use-optimal-row-height="false"/>
    </style:style>
    <style:style style:name="ro3" style:family="table-row">
      <style:table-row-properties style:row-height="11.11mm" fo:break-before="auto" style:use-optimal-row-height="false"/>
    </style:style>
    <style:style style:name="ro4" style:family="table-row">
      <style:table-row-properties style:row-height="5.72mm" fo:break-before="auto" style:use-optimal-row-height="true"/>
    </style:style>
    <style:style style:name="ta1" style:family="table" style:master-page-name="PageStyle_5f_出國按目的地及性別及年齡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ttb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ttb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ttb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ttb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ttb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4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14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14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4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svg:stroke-width="0mm" draw:fill="solid" draw:fill-color="#ffffff" draw:textarea-vertical-align="top" draw:auto-grow-height="false" draw:fit-to-size="false" fo:min-height="0mm" fo:min-width="0mm" fo:padding-top="0.76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新細明體" fo:font-size="10pt" fo:letter-spacing="normal" fo:font-style="normal" style:text-underline-style="none" fo:font-weight="normal" style:font-family-asian="新細明體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font-name="Times New Roman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出國按目的地及性別及年齡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6" table:default-cell-style-name="ce9"/>
        <table:table-column table:style-name="co7" table:default-cell-style-name="ce9"/>
        <table:table-column table:style-name="co6" table:default-cell-style-name="ce9"/>
        <table:table-column table:style-name="co8" table:default-cell-style-name="ce9"/>
        <table:table-column table:style-name="co9" table:default-cell-style-name="ce9"/>
        <table:table-column table:style-name="co7" table:default-cell-style-name="ce9"/>
        <table:table-column table:style-name="co10" table:default-cell-style-name="ce9"/>
        <table:table-column table:style-name="co9" table:default-cell-style-name="ce9"/>
        <table:table-column table:style-name="co8" table:number-columns-repeated="2" table:default-cell-style-name="ce9"/>
        <table:table-column table:style-name="co9" table:default-cell-style-name="ce9"/>
        <table:table-column table:style-name="co10" table:number-columns-repeated="3" table:default-cell-style-name="ce9"/>
        <table:table-column table:style-name="co6" table:number-columns-repeated="5" table:default-cell-style-name="ce9"/>
        <table:table-column table:style-name="co11" table:number-columns-repeated="995" table:default-cell-style-name="Default"/>
        <table:table-row table:style-name="ro1">
          <table:table-cell table:style-name="ce1" office:value-type="string" calcext:value-type="string" table:number-columns-spanned="29" table:number-rows-spanned="1">
            <text:p>表2-6  106年1至12月國人出國人次－按目的地、年齡別及性別分</text:p>
            <text:p>Table 2-6  Outbound Departures of Nationals of the Republic of China by Destination/Age/Gender, January-December,2017</text:p>
          </table:table-cell>
          <table:covered-table-cell table:number-columns-repeated="26" table:style-name="ce10"/>
          <table:covered-table-cell table:style-name="ce10">
            <draw:custom-shape table:end-cell-address="出國按目的地及性別及年齡.AC1" table:end-x="12.16mm" table:end-y="22.48mm" draw:z-index="0" draw:name="Text Box 9" draw:style-name="gr1" draw:text-style-name="P2" svg:width="21.1mm" svg:height="10.57mm" svg:x="3.44mm" svg:y="11.91mm">
              <text:p text:style-name="P1"><text:span text:style-name="T1">單位:人次</text:span></text:p>
              <text:p text:style-name="P1"><text:span text:style-name="T1">Unit: Person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10"/>
          <table:table-cell table:number-columns-repeated="995"/>
        </table:table-row>
        <table:table-row table:style-name="ro2">
          <table:table-cell table:style-name="ce2" office:value-type="string" calcext:value-type="string" table:number-columns-spanned="2" table:number-rows-spanned="2">
            <text:p>首站抵達地</text:p>
            <text:p><text:span text:style-name="T2">First Destination</text:span></text:p>
          </table:table-cell>
          <table:covered-table-cell table:style-name="ce2"/>
          <table:table-cell table:style-name="ce2" office:value-type="string" calcext:value-type="string" table:number-columns-spanned="3" table:number-rows-spanned="1">
            <text:p>總計</text:p>
            <text:p><text:span text:style-name="T2">Grand Total</text:span></text:p>
          </table:table-cell>
          <table:covered-table-cell table:style-name="ce18"/>
          <table:covered-table-cell table:style-name="ce19"/>
          <table:table-cell table:style-name="ce20" office:value-type="string" calcext:value-type="string" table:number-columns-spanned="3" table:number-rows-spanned="1">
            <text:p>12歲以下</text:p>
            <text:p>12 years old and Under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13至19歲</text:p>
            <text:p>13-19 years old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20至29歲</text:p>
            <text:p>20-29 years old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30至39歲</text:p>
            <text:p>30-39 years old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40至49歲</text:p>
            <text:p>40-49 years old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50至59歲</text:p>
            <text:p>50-59 years old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60至65歲</text:p>
            <text:p>60-65 years old</text:p>
          </table:table-cell>
          <table:covered-table-cell table:style-name="ce21"/>
          <table:covered-table-cell table:style-name="ce22"/>
          <table:table-cell table:style-name="ce20" office:value-type="string" calcext:value-type="string" table:number-columns-spanned="3" table:number-rows-spanned="1">
            <text:p>66歲以上</text:p>
            <text:p>66 years old and Over</text:p>
          </table:table-cell>
          <table:covered-table-cell table:style-name="ce21"/>
          <table:covered-table-cell table:style-name="ce22"/>
          <table:table-cell table:number-columns-repeated="995"/>
        </table:table-row>
        <table:table-row table:style-name="ro3">
          <table:covered-table-cell table:number-columns-repeated="2" table:style-name="ce2"/>
          <table:table-cell table:style-name="ce2" office:value-type="string" calcext:value-type="string">
            <text:p>合計</text:p>
            <text:p>Total</text:p>
          </table:table-cell>
          <table:table-cell table:style-name="ce2" office:value-type="string" calcext:value-type="string">
            <text:p>男</text:p>
            <text:p>Male</text:p>
          </table:table-cell>
          <table:table-cell table:style-name="ce2" office:value-type="string" calcext:value-type="string">
            <text:p>女</text:p>
            <text:p>Female</text:p>
          </table:table-cell>
          <table:table-cell table:style-name="ce2" office:value-type="string" calcext:value-type="string">
            <text:p>小計</text:p>
            <text:p><text:span text:style-name="T2">Subtotal</text:span></text:p>
          </table:table-cell>
          <table:table-cell table:style-name="ce2" office:value-type="string" calcext:value-type="string">
            <text:p>男</text:p>
            <text:p>Male</text:p>
          </table:table-cell>
          <table:table-cell table:style-name="ce2" office:value-type="string" calcext:value-type="string">
            <text:p>女</text:p>
            <text:p>Female</text:p>
          </table:table-cell>
          <table:table-cell table:style-name="ce2" office:value-type="string" calcext:value-type="string">
            <text:p>小計</text:p>
            <text:p><text:span text:style-name="T2">Subtotal</text:span></text:p>
          </table:table-cell>
          <table:table-cell table:style-name="ce2" office:value-type="string" calcext:value-type="string">
            <text:p>男</text:p>
            <text:p>Male</text:p>
          </table:table-cell>
          <table:table-cell table:style-name="ce2" office:value-type="string" calcext:value-type="string">
            <text:p>女</text:p>
            <text:p>Female</text:p>
          </table:table-cell>
          <table:table-cell table:style-name="ce2" office:value-type="string" calcext:value-type="string">
            <text:p>小計</text:p>
            <text:p><text:span text:style-name="T2">Subtotal</text:span></text:p>
          </table:table-cell>
          <table:table-cell table:style-name="ce2" office:value-type="string" calcext:value-type="string">
            <text:p>男</text:p>
            <text:p>Male</text:p>
          </table:table-cell>
          <table:table-cell table:style-name="ce2" office:value-type="string" calcext:value-type="string">
            <text:p>女</text:p>
            <text:p>Female</text:p>
          </table:table-cell>
          <table:table-cell table:style-name="ce2" office:value-type="string" calcext:value-type="string">
            <text:p>小計</text:p>
            <text:p><text:span text:style-name="T2">Subtotal</text:span></text:p>
          </table:table-cell>
          <table:table-cell table:style-name="ce2" office:value-type="string" calcext:value-type="string">
            <text:p>男</text:p>
            <text:p>Male</text:p>
          </table:table-cell>
          <table:table-cell table:style-name="ce2" office:value-type="string" calcext:value-type="string">
            <text:p>女</text:p>
            <text:p>Female</text:p>
          </table:table-cell>
          <table:table-cell table:style-name="ce2" office:value-type="string" calcext:value-type="string">
            <text:p>小計</text:p>
            <text:p><text:span text:style-name="T2">Subtotal</text:span></text:p>
          </table:table-cell>
          <table:table-cell table:style-name="ce2" office:value-type="string" calcext:value-type="string">
            <text:p>男</text:p>
            <text:p>Male</text:p>
          </table:table-cell>
          <table:table-cell table:style-name="ce2" office:value-type="string" calcext:value-type="string">
            <text:p>女</text:p>
            <text:p>Female</text:p>
          </table:table-cell>
          <table:table-cell table:style-name="ce2" office:value-type="string" calcext:value-type="string">
            <text:p>小計</text:p>
            <text:p><text:span text:style-name="T2">Subtotal</text:span></text:p>
          </table:table-cell>
          <table:table-cell table:style-name="ce2" office:value-type="string" calcext:value-type="string">
            <text:p>男</text:p>
            <text:p>Male</text:p>
          </table:table-cell>
          <table:table-cell table:style-name="ce2" office:value-type="string" calcext:value-type="string">
            <text:p>女</text:p>
            <text:p>Female</text:p>
          </table:table-cell>
          <table:table-cell table:style-name="ce2" office:value-type="string" calcext:value-type="string">
            <text:p>小計</text:p>
            <text:p><text:span text:style-name="T2">Subtotal</text:span></text:p>
          </table:table-cell>
          <table:table-cell table:style-name="ce2" office:value-type="string" calcext:value-type="string">
            <text:p>男</text:p>
            <text:p>Male</text:p>
          </table:table-cell>
          <table:table-cell table:style-name="ce2" office:value-type="string" calcext:value-type="string">
            <text:p>女</text:p>
            <text:p>Female</text:p>
          </table:table-cell>
          <table:table-cell table:style-name="ce2" office:value-type="string" calcext:value-type="string">
            <text:p>小計</text:p>
            <text:p><text:span text:style-name="T2">Subtotal</text:span></text:p>
          </table:table-cell>
          <table:table-cell table:style-name="ce2" office:value-type="string" calcext:value-type="string">
            <text:p>男</text:p>
            <text:p>Male</text:p>
          </table:table-cell>
          <table:table-cell table:style-name="ce2" office:value-type="string" calcext:value-type="string">
            <text:p>女</text:p>
            <text:p>Female</text:p>
          </table:table-cell>
          <table:table-cell table:number-columns-repeated="995"/>
        </table:table-row>
        <table:table-row table:style-name="ro4">
          <table:table-cell table:style-name="ce3" office:value-type="string" calcext:value-type="string" table:number-columns-spanned="1" table:number-rows-spanned="18">
            <text:p>亞洲地區</text:p>
          </table:table-cell>
          <table:table-cell table:style-name="ce11" office:value-type="string" calcext:value-type="string">
            <text:p>香港 Hong Kong</text:p>
          </table:table-cell>
          <table:table-cell table:style-name="ce14" table:formula="of:=[.D4]+[.E4]" office:value-type="float" office:value="1773252" calcext:value-type="float">
            <text:p>1,773,252 </text:p>
          </table:table-cell>
          <table:table-cell table:style-name="ce14" table:formula="of:=[.G4]+[.J4]+[.M4]+[.P4]+[.S4]+[.V4]+[.Y4]+[.AB4]" office:value-type="float" office:value="964813" calcext:value-type="float">
            <text:p>964,813 </text:p>
          </table:table-cell>
          <table:table-cell table:style-name="ce14" table:formula="of:=[.H4]+[.K4]+[.N4]+[.Q4]+[.T4]+[.W4]+[.Z4]+[.AC4]" office:value-type="float" office:value="808439" calcext:value-type="float">
            <text:p>808,439 </text:p>
          </table:table-cell>
          <table:table-cell table:style-name="ce14" table:formula="of:=[.G4]+[.H4]" office:value-type="float" office:value="107683" calcext:value-type="float">
            <text:p>107,683 </text:p>
          </table:table-cell>
          <table:table-cell table:style-name="ce14" office:value-type="float" office:value="53943" calcext:value-type="float">
            <text:p>53,943 </text:p>
          </table:table-cell>
          <table:table-cell table:style-name="ce14" office:value-type="float" office:value="53740" calcext:value-type="float">
            <text:p>53,740 </text:p>
          </table:table-cell>
          <table:table-cell table:style-name="ce14" table:formula="of:=[.J4]+[.K4]" office:value-type="float" office:value="53641" calcext:value-type="float">
            <text:p>53,641 </text:p>
          </table:table-cell>
          <table:table-cell table:style-name="ce14" office:value-type="float" office:value="24912" calcext:value-type="float">
            <text:p>24,912 </text:p>
          </table:table-cell>
          <table:table-cell table:style-name="ce14" office:value-type="float" office:value="28729" calcext:value-type="float">
            <text:p>28,729 </text:p>
          </table:table-cell>
          <table:table-cell table:style-name="ce14" table:formula="of:=[.M4]+[.N4]" office:value-type="float" office:value="247259" calcext:value-type="float">
            <text:p>247,259 </text:p>
          </table:table-cell>
          <table:table-cell table:style-name="ce14" office:value-type="float" office:value="99937" calcext:value-type="float">
            <text:p>99,937 </text:p>
          </table:table-cell>
          <table:table-cell table:style-name="ce14" office:value-type="float" office:value="147322" calcext:value-type="float">
            <text:p>147,322 </text:p>
          </table:table-cell>
          <table:table-cell table:style-name="ce14" table:formula="of:=[.P4]+[.Q4]" office:value-type="float" office:value="407120" calcext:value-type="float">
            <text:p>407,120 </text:p>
          </table:table-cell>
          <table:table-cell table:style-name="ce14" office:value-type="float" office:value="213520" calcext:value-type="float">
            <text:p>213,520 </text:p>
          </table:table-cell>
          <table:table-cell table:style-name="ce14" office:value-type="float" office:value="193600" calcext:value-type="float">
            <text:p>193,600 </text:p>
          </table:table-cell>
          <table:table-cell table:style-name="ce14" table:formula="of:=[.S4]+[.T4]" office:value-type="float" office:value="413526" calcext:value-type="float">
            <text:p>413,526 </text:p>
          </table:table-cell>
          <table:table-cell table:style-name="ce14" office:value-type="float" office:value="249971" calcext:value-type="float">
            <text:p>249,971 </text:p>
          </table:table-cell>
          <table:table-cell table:style-name="ce14" office:value-type="float" office:value="163555" calcext:value-type="float">
            <text:p>163,555 </text:p>
          </table:table-cell>
          <table:table-cell table:style-name="ce14" table:formula="of:=[.V4]+[.W4]" office:value-type="float" office:value="316594" calcext:value-type="float">
            <text:p>316,594 </text:p>
          </table:table-cell>
          <table:table-cell table:style-name="ce14" office:value-type="float" office:value="189012" calcext:value-type="float">
            <text:p>189,012 </text:p>
          </table:table-cell>
          <table:table-cell table:style-name="ce14" office:value-type="float" office:value="127582" calcext:value-type="float">
            <text:p>127,582 </text:p>
          </table:table-cell>
          <table:table-cell table:style-name="ce14" table:formula="of:=[.Y4]+[.Z4]" office:value-type="float" office:value="129516" calcext:value-type="float">
            <text:p>129,516 </text:p>
          </table:table-cell>
          <table:table-cell table:style-name="ce14" office:value-type="float" office:value="76760" calcext:value-type="float">
            <text:p>76,760 </text:p>
          </table:table-cell>
          <table:table-cell table:style-name="ce14" office:value-type="float" office:value="52756" calcext:value-type="float">
            <text:p>52,756 </text:p>
          </table:table-cell>
          <table:table-cell table:style-name="ce14" table:formula="of:=[.AB4]+[.AC4]" office:value-type="float" office:value="97913" calcext:value-type="float">
            <text:p>97,913 </text:p>
          </table:table-cell>
          <table:table-cell table:style-name="ce14" office:value-type="float" office:value="56758" calcext:value-type="float">
            <text:p>56,758 </text:p>
          </table:table-cell>
          <table:table-cell table:style-name="ce14" office:value-type="float" office:value="41155" calcext:value-type="float">
            <text:p>41,155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澳門 Macao</text:p>
          </table:table-cell>
          <table:table-cell table:style-name="ce14" table:formula="of:=[.D5]+[.E5]" office:value-type="float" office:value="589147" calcext:value-type="float">
            <text:p>589,147 </text:p>
          </table:table-cell>
          <table:table-cell table:style-name="ce14" table:formula="of:=[.G5]+[.J5]+[.M5]+[.P5]+[.S5]+[.V5]+[.Y5]+[.AB5]" office:value-type="float" office:value="325501" calcext:value-type="float">
            <text:p>325,501 </text:p>
          </table:table-cell>
          <table:table-cell table:style-name="ce14" table:formula="of:=[.H5]+[.K5]+[.N5]+[.Q5]+[.T5]+[.W5]+[.Z5]+[.AC5]" office:value-type="float" office:value="263646" calcext:value-type="float">
            <text:p>263,646 </text:p>
          </table:table-cell>
          <table:table-cell table:style-name="ce14" table:formula="of:=[.G5]+[.H5]" office:value-type="float" office:value="41066" calcext:value-type="float">
            <text:p>41,066 </text:p>
          </table:table-cell>
          <table:table-cell table:style-name="ce14" office:value-type="float" office:value="20856" calcext:value-type="float">
            <text:p>20,856 </text:p>
          </table:table-cell>
          <table:table-cell table:style-name="ce14" office:value-type="float" office:value="20210" calcext:value-type="float">
            <text:p>20,210 </text:p>
          </table:table-cell>
          <table:table-cell table:style-name="ce14" table:formula="of:=[.J5]+[.K5]" office:value-type="float" office:value="17619" calcext:value-type="float">
            <text:p>17,619 </text:p>
          </table:table-cell>
          <table:table-cell table:style-name="ce14" office:value-type="float" office:value="8360" calcext:value-type="float">
            <text:p>8,360 </text:p>
          </table:table-cell>
          <table:table-cell table:style-name="ce14" office:value-type="float" office:value="9259" calcext:value-type="float">
            <text:p>9,259 </text:p>
          </table:table-cell>
          <table:table-cell table:style-name="ce14" table:formula="of:=[.M5]+[.N5]" office:value-type="float" office:value="82152" calcext:value-type="float">
            <text:p>82,152 </text:p>
          </table:table-cell>
          <table:table-cell table:style-name="ce14" office:value-type="float" office:value="33440" calcext:value-type="float">
            <text:p>33,440 </text:p>
          </table:table-cell>
          <table:table-cell table:style-name="ce14" office:value-type="float" office:value="48712" calcext:value-type="float">
            <text:p>48,712 </text:p>
          </table:table-cell>
          <table:table-cell table:style-name="ce14" table:formula="of:=[.P5]+[.Q5]" office:value-type="float" office:value="133685" calcext:value-type="float">
            <text:p>133,685 </text:p>
          </table:table-cell>
          <table:table-cell table:style-name="ce14" office:value-type="float" office:value="70578" calcext:value-type="float">
            <text:p>70,578 </text:p>
          </table:table-cell>
          <table:table-cell table:style-name="ce14" office:value-type="float" office:value="63107" calcext:value-type="float">
            <text:p>63,107 </text:p>
          </table:table-cell>
          <table:table-cell table:style-name="ce14" table:formula="of:=[.S5]+[.T5]" office:value-type="float" office:value="130688" calcext:value-type="float">
            <text:p>130,688 </text:p>
          </table:table-cell>
          <table:table-cell table:style-name="ce14" office:value-type="float" office:value="77517" calcext:value-type="float">
            <text:p>77,517 </text:p>
          </table:table-cell>
          <table:table-cell table:style-name="ce14" office:value-type="float" office:value="53171" calcext:value-type="float">
            <text:p>53,171 </text:p>
          </table:table-cell>
          <table:table-cell table:style-name="ce14" table:formula="of:=[.V5]+[.W5]" office:value-type="float" office:value="106558" calcext:value-type="float">
            <text:p>106,558 </text:p>
          </table:table-cell>
          <table:table-cell table:style-name="ce14" office:value-type="float" office:value="65999" calcext:value-type="float">
            <text:p>65,999 </text:p>
          </table:table-cell>
          <table:table-cell table:style-name="ce14" office:value-type="float" office:value="40559" calcext:value-type="float">
            <text:p>40,559 </text:p>
          </table:table-cell>
          <table:table-cell table:style-name="ce14" table:formula="of:=[.Y5]+[.Z5]" office:value-type="float" office:value="43418" calcext:value-type="float">
            <text:p>43,418 </text:p>
          </table:table-cell>
          <table:table-cell table:style-name="ce14" office:value-type="float" office:value="27498" calcext:value-type="float">
            <text:p>27,498 </text:p>
          </table:table-cell>
          <table:table-cell table:style-name="ce14" office:value-type="float" office:value="15920" calcext:value-type="float">
            <text:p>15,920 </text:p>
          </table:table-cell>
          <table:table-cell table:style-name="ce14" table:formula="of:=[.AB5]+[.AC5]" office:value-type="float" office:value="33961" calcext:value-type="float">
            <text:p>33,961 </text:p>
          </table:table-cell>
          <table:table-cell table:style-name="ce14" office:value-type="float" office:value="21253" calcext:value-type="float">
            <text:p>21,253 </text:p>
          </table:table-cell>
          <table:table-cell table:style-name="ce14" office:value-type="float" office:value="12708" calcext:value-type="float">
            <text:p>12,708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大陸 Mainland China</text:p>
          </table:table-cell>
          <table:table-cell table:style-name="ce14" table:formula="of:=[.D6]+[.E6]" office:value-type="float" office:value="3928352" calcext:value-type="float">
            <text:p>3,928,352 </text:p>
          </table:table-cell>
          <table:table-cell table:style-name="ce14" table:formula="of:=[.G6]+[.J6]+[.M6]+[.P6]+[.S6]+[.V6]+[.Y6]+[.AB6]" office:value-type="float" office:value="2390800" calcext:value-type="float">
            <text:p>2,390,800 </text:p>
          </table:table-cell>
          <table:table-cell table:style-name="ce14" table:formula="of:=[.H6]+[.K6]+[.N6]+[.Q6]+[.T6]+[.W6]+[.Z6]+[.AC6]" office:value-type="float" office:value="1537552" calcext:value-type="float">
            <text:p>1,537,552 </text:p>
          </table:table-cell>
          <table:table-cell table:style-name="ce14" table:formula="of:=[.G6]+[.H6]" office:value-type="float" office:value="160878" calcext:value-type="float">
            <text:p>160,878 </text:p>
          </table:table-cell>
          <table:table-cell table:style-name="ce14" office:value-type="float" office:value="83414" calcext:value-type="float">
            <text:p>83,414 </text:p>
          </table:table-cell>
          <table:table-cell table:style-name="ce14" office:value-type="float" office:value="77464" calcext:value-type="float">
            <text:p>77,464 </text:p>
          </table:table-cell>
          <table:table-cell table:style-name="ce14" table:formula="of:=[.J6]+[.K6]" office:value-type="float" office:value="87798" calcext:value-type="float">
            <text:p>87,798 </text:p>
          </table:table-cell>
          <table:table-cell table:style-name="ce14" office:value-type="float" office:value="44040" calcext:value-type="float">
            <text:p>44,040 </text:p>
          </table:table-cell>
          <table:table-cell table:style-name="ce14" office:value-type="float" office:value="43758" calcext:value-type="float">
            <text:p>43,758 </text:p>
          </table:table-cell>
          <table:table-cell table:style-name="ce14" table:formula="of:=[.M6]+[.N6]" office:value-type="float" office:value="319029" calcext:value-type="float">
            <text:p>319,029 </text:p>
          </table:table-cell>
          <table:table-cell table:style-name="ce14" office:value-type="float" office:value="161867" calcext:value-type="float">
            <text:p>161,867 </text:p>
          </table:table-cell>
          <table:table-cell table:style-name="ce14" office:value-type="float" office:value="157162" calcext:value-type="float">
            <text:p>157,162 </text:p>
          </table:table-cell>
          <table:table-cell table:style-name="ce14" table:formula="of:=[.P6]+[.Q6]" office:value-type="float" office:value="645987" calcext:value-type="float">
            <text:p>645,987 </text:p>
          </table:table-cell>
          <table:table-cell table:style-name="ce14" office:value-type="float" office:value="405114" calcext:value-type="float">
            <text:p>405,114 </text:p>
          </table:table-cell>
          <table:table-cell table:style-name="ce14" office:value-type="float" office:value="240873" calcext:value-type="float">
            <text:p>240,873 </text:p>
          </table:table-cell>
          <table:table-cell table:style-name="ce14" table:formula="of:=[.S6]+[.T6]" office:value-type="float" office:value="930830" calcext:value-type="float">
            <text:p>930,830 </text:p>
          </table:table-cell>
          <table:table-cell table:style-name="ce14" office:value-type="float" office:value="596470" calcext:value-type="float">
            <text:p>596,470 </text:p>
          </table:table-cell>
          <table:table-cell table:style-name="ce14" office:value-type="float" office:value="334360" calcext:value-type="float">
            <text:p>334,360 </text:p>
          </table:table-cell>
          <table:table-cell table:style-name="ce14" table:formula="of:=[.V6]+[.W6]" office:value-type="float" office:value="961120" calcext:value-type="float">
            <text:p>961,120 </text:p>
          </table:table-cell>
          <table:table-cell table:style-name="ce14" office:value-type="float" office:value="593070" calcext:value-type="float">
            <text:p>593,070 </text:p>
          </table:table-cell>
          <table:table-cell table:style-name="ce14" office:value-type="float" office:value="368050" calcext:value-type="float">
            <text:p>368,050 </text:p>
          </table:table-cell>
          <table:table-cell table:style-name="ce14" table:formula="of:=[.Y6]+[.Z6]" office:value-type="float" office:value="446214" calcext:value-type="float">
            <text:p>446,214 </text:p>
          </table:table-cell>
          <table:table-cell table:style-name="ce14" office:value-type="float" office:value="273880" calcext:value-type="float">
            <text:p>273,880 </text:p>
          </table:table-cell>
          <table:table-cell table:style-name="ce14" office:value-type="float" office:value="172334" calcext:value-type="float">
            <text:p>172,334 </text:p>
          </table:table-cell>
          <table:table-cell table:style-name="ce14" table:formula="of:=[.AB6]+[.AC6]" office:value-type="float" office:value="376496" calcext:value-type="float">
            <text:p>376,496 </text:p>
          </table:table-cell>
          <table:table-cell table:style-name="ce14" office:value-type="float" office:value="232945" calcext:value-type="float">
            <text:p>232,945 </text:p>
          </table:table-cell>
          <table:table-cell table:style-name="ce14" office:value-type="float" office:value="143551" calcext:value-type="float">
            <text:p>143,551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日本 Japan</text:p>
          </table:table-cell>
          <table:table-cell table:style-name="ce14" table:formula="of:=[.D7]+[.E7]" office:value-type="float" office:value="4615873" calcext:value-type="float">
            <text:p>4,615,873 </text:p>
          </table:table-cell>
          <table:table-cell table:style-name="ce14" table:formula="of:=[.G7]+[.J7]+[.M7]+[.P7]+[.S7]+[.V7]+[.Y7]+[.AB7]" office:value-type="float" office:value="1965707" calcext:value-type="float">
            <text:p>1,965,707 </text:p>
          </table:table-cell>
          <table:table-cell table:style-name="ce14" table:formula="of:=[.H7]+[.K7]+[.N7]+[.Q7]+[.T7]+[.W7]+[.Z7]+[.AC7]" office:value-type="float" office:value="2650166" calcext:value-type="float">
            <text:p>2,650,166 </text:p>
          </table:table-cell>
          <table:table-cell table:style-name="ce14" table:formula="of:=[.G7]+[.H7]" office:value-type="float" office:value="434076" calcext:value-type="float">
            <text:p>434,076 </text:p>
          </table:table-cell>
          <table:table-cell table:style-name="ce14" office:value-type="float" office:value="219875" calcext:value-type="float">
            <text:p>219,875 </text:p>
          </table:table-cell>
          <table:table-cell table:style-name="ce14" office:value-type="float" office:value="214201" calcext:value-type="float">
            <text:p>214,201 </text:p>
          </table:table-cell>
          <table:table-cell table:style-name="ce14" table:formula="of:=[.J7]+[.K7]" office:value-type="float" office:value="208496" calcext:value-type="float">
            <text:p>208,496 </text:p>
          </table:table-cell>
          <table:table-cell table:style-name="ce14" office:value-type="float" office:value="99526" calcext:value-type="float">
            <text:p>99,526 </text:p>
          </table:table-cell>
          <table:table-cell table:style-name="ce14" office:value-type="float" office:value="108970" calcext:value-type="float">
            <text:p>108,970 </text:p>
          </table:table-cell>
          <table:table-cell table:style-name="ce14" table:formula="of:=[.M7]+[.N7]" office:value-type="float" office:value="767512" calcext:value-type="float">
            <text:p>767,512 </text:p>
          </table:table-cell>
          <table:table-cell table:style-name="ce14" office:value-type="float" office:value="304971" calcext:value-type="float">
            <text:p>304,971 </text:p>
          </table:table-cell>
          <table:table-cell table:style-name="ce14" office:value-type="float" office:value="462541" calcext:value-type="float">
            <text:p>462,541 </text:p>
          </table:table-cell>
          <table:table-cell table:style-name="ce14" table:formula="of:=[.P7]+[.Q7]" office:value-type="float" office:value="1099427" calcext:value-type="float">
            <text:p>1,099,427 </text:p>
          </table:table-cell>
          <table:table-cell table:style-name="ce14" office:value-type="float" office:value="476675" calcext:value-type="float">
            <text:p>476,675 </text:p>
          </table:table-cell>
          <table:table-cell table:style-name="ce14" office:value-type="float" office:value="622752" calcext:value-type="float">
            <text:p>622,752 </text:p>
          </table:table-cell>
          <table:table-cell table:style-name="ce14" table:formula="of:=[.S7]+[.T7]" office:value-type="float" office:value="841573" calcext:value-type="float">
            <text:p>841,573 </text:p>
          </table:table-cell>
          <table:table-cell table:style-name="ce14" office:value-type="float" office:value="355077" calcext:value-type="float">
            <text:p>355,077 </text:p>
          </table:table-cell>
          <table:table-cell table:style-name="ce14" office:value-type="float" office:value="486496" calcext:value-type="float">
            <text:p>486,496 </text:p>
          </table:table-cell>
          <table:table-cell table:style-name="ce14" table:formula="of:=[.V7]+[.W7]" office:value-type="float" office:value="659627" calcext:value-type="float">
            <text:p>659,627 </text:p>
          </table:table-cell>
          <table:table-cell table:style-name="ce14" office:value-type="float" office:value="255512" calcext:value-type="float">
            <text:p>255,512 </text:p>
          </table:table-cell>
          <table:table-cell table:style-name="ce14" office:value-type="float" office:value="404115" calcext:value-type="float">
            <text:p>404,115 </text:p>
          </table:table-cell>
          <table:table-cell table:style-name="ce14" table:formula="of:=[.Y7]+[.Z7]" office:value-type="float" office:value="308281" calcext:value-type="float">
            <text:p>308,281 </text:p>
          </table:table-cell>
          <table:table-cell table:style-name="ce14" office:value-type="float" office:value="124707" calcext:value-type="float">
            <text:p>124,707 </text:p>
          </table:table-cell>
          <table:table-cell table:style-name="ce14" office:value-type="float" office:value="183574" calcext:value-type="float">
            <text:p>183,574 </text:p>
          </table:table-cell>
          <table:table-cell table:style-name="ce14" table:formula="of:=[.AB7]+[.AC7]" office:value-type="float" office:value="296881" calcext:value-type="float">
            <text:p>296,881 </text:p>
          </table:table-cell>
          <table:table-cell table:style-name="ce14" office:value-type="float" office:value="129364" calcext:value-type="float">
            <text:p>129,364 </text:p>
          </table:table-cell>
          <table:table-cell table:style-name="ce14" office:value-type="float" office:value="167517" calcext:value-type="float">
            <text:p>167,517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韓國 Korea,Republic of</text:p>
          </table:table-cell>
          <table:table-cell table:style-name="ce14" table:formula="of:=[.D8]+[.E8]" office:value-type="float" office:value="888526" calcext:value-type="float">
            <text:p>888,526 </text:p>
          </table:table-cell>
          <table:table-cell table:style-name="ce14" table:formula="of:=[.G8]+[.J8]+[.M8]+[.P8]+[.S8]+[.V8]+[.Y8]+[.AB8]" office:value-type="float" office:value="281875" calcext:value-type="float">
            <text:p>281,875 </text:p>
          </table:table-cell>
          <table:table-cell table:style-name="ce14" table:formula="of:=[.H8]+[.K8]+[.N8]+[.Q8]+[.T8]+[.W8]+[.Z8]+[.AC8]" office:value-type="float" office:value="606651" calcext:value-type="float">
            <text:p>606,651 </text:p>
          </table:table-cell>
          <table:table-cell table:style-name="ce14" table:formula="of:=[.G8]+[.H8]" office:value-type="float" office:value="57366" calcext:value-type="float">
            <text:p>57,366 </text:p>
          </table:table-cell>
          <table:table-cell table:style-name="ce14" office:value-type="float" office:value="27943" calcext:value-type="float">
            <text:p>27,943 </text:p>
          </table:table-cell>
          <table:table-cell table:style-name="ce14" office:value-type="float" office:value="29423" calcext:value-type="float">
            <text:p>29,423 </text:p>
          </table:table-cell>
          <table:table-cell table:style-name="ce14" table:formula="of:=[.J8]+[.K8]" office:value-type="float" office:value="56547" calcext:value-type="float">
            <text:p>56,547 </text:p>
          </table:table-cell>
          <table:table-cell table:style-name="ce14" office:value-type="float" office:value="18579" calcext:value-type="float">
            <text:p>18,579 </text:p>
          </table:table-cell>
          <table:table-cell table:style-name="ce14" office:value-type="float" office:value="37968" calcext:value-type="float">
            <text:p>37,968 </text:p>
          </table:table-cell>
          <table:table-cell table:style-name="ce14" table:formula="of:=[.M8]+[.N8]" office:value-type="float" office:value="200964" calcext:value-type="float">
            <text:p>200,964 </text:p>
          </table:table-cell>
          <table:table-cell table:style-name="ce14" office:value-type="float" office:value="48798" calcext:value-type="float">
            <text:p>48,798 </text:p>
          </table:table-cell>
          <table:table-cell table:style-name="ce14" office:value-type="float" office:value="152166" calcext:value-type="float">
            <text:p>152,166 </text:p>
          </table:table-cell>
          <table:table-cell table:style-name="ce14" table:formula="of:=[.P8]+[.Q8]" office:value-type="float" office:value="229224" calcext:value-type="float">
            <text:p>229,224 </text:p>
          </table:table-cell>
          <table:table-cell table:style-name="ce14" office:value-type="float" office:value="68805" calcext:value-type="float">
            <text:p>68,805 </text:p>
          </table:table-cell>
          <table:table-cell table:style-name="ce14" office:value-type="float" office:value="160419" calcext:value-type="float">
            <text:p>160,419 </text:p>
          </table:table-cell>
          <table:table-cell table:style-name="ce14" table:formula="of:=[.S8]+[.T8]" office:value-type="float" office:value="171157" calcext:value-type="float">
            <text:p>171,157 </text:p>
          </table:table-cell>
          <table:table-cell table:style-name="ce14" office:value-type="float" office:value="56170" calcext:value-type="float">
            <text:p>56,170 </text:p>
          </table:table-cell>
          <table:table-cell table:style-name="ce14" office:value-type="float" office:value="114987" calcext:value-type="float">
            <text:p>114,987 </text:p>
          </table:table-cell>
          <table:table-cell table:style-name="ce14" table:formula="of:=[.V8]+[.W8]" office:value-type="float" office:value="104867" calcext:value-type="float">
            <text:p>104,867 </text:p>
          </table:table-cell>
          <table:table-cell table:style-name="ce14" office:value-type="float" office:value="36486" calcext:value-type="float">
            <text:p>36,486 </text:p>
          </table:table-cell>
          <table:table-cell table:style-name="ce14" office:value-type="float" office:value="68381" calcext:value-type="float">
            <text:p>68,381 </text:p>
          </table:table-cell>
          <table:table-cell table:style-name="ce14" table:formula="of:=[.Y8]+[.Z8]" office:value-type="float" office:value="36864" calcext:value-type="float">
            <text:p>36,864 </text:p>
          </table:table-cell>
          <table:table-cell table:style-name="ce14" office:value-type="float" office:value="13095" calcext:value-type="float">
            <text:p>13,095 </text:p>
          </table:table-cell>
          <table:table-cell table:style-name="ce14" office:value-type="float" office:value="23769" calcext:value-type="float">
            <text:p>23,769 </text:p>
          </table:table-cell>
          <table:table-cell table:style-name="ce14" table:formula="of:=[.AB8]+[.AC8]" office:value-type="float" office:value="31537" calcext:value-type="float">
            <text:p>31,537 </text:p>
          </table:table-cell>
          <table:table-cell table:style-name="ce14" office:value-type="float" office:value="11999" calcext:value-type="float">
            <text:p>11,999 </text:p>
          </table:table-cell>
          <table:table-cell table:style-name="ce14" office:value-type="float" office:value="19538" calcext:value-type="float">
            <text:p>19,538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新加坡 Singapore</text:p>
          </table:table-cell>
          <table:table-cell table:style-name="ce14" table:formula="of:=[.D9]+[.E9]" office:value-type="float" office:value="326634" calcext:value-type="float">
            <text:p>326,634 </text:p>
          </table:table-cell>
          <table:table-cell table:style-name="ce14" table:formula="of:=[.G9]+[.J9]+[.M9]+[.P9]+[.S9]+[.V9]+[.Y9]+[.AB9]" office:value-type="float" office:value="146707" calcext:value-type="float">
            <text:p>146,707 </text:p>
          </table:table-cell>
          <table:table-cell table:style-name="ce14" table:formula="of:=[.H9]+[.K9]+[.N9]+[.Q9]+[.T9]+[.W9]+[.Z9]+[.AC9]" office:value-type="float" office:value="179927" calcext:value-type="float">
            <text:p>179,927 </text:p>
          </table:table-cell>
          <table:table-cell table:style-name="ce14" table:formula="of:=[.G9]+[.H9]" office:value-type="float" office:value="29016" calcext:value-type="float">
            <text:p>29,016 </text:p>
          </table:table-cell>
          <table:table-cell table:style-name="ce14" office:value-type="float" office:value="15249" calcext:value-type="float">
            <text:p>15,249 </text:p>
          </table:table-cell>
          <table:table-cell table:style-name="ce14" office:value-type="float" office:value="13767" calcext:value-type="float">
            <text:p>13,767 </text:p>
          </table:table-cell>
          <table:table-cell table:style-name="ce14" table:formula="of:=[.J9]+[.K9]" office:value-type="float" office:value="15664" calcext:value-type="float">
            <text:p>15,664 </text:p>
          </table:table-cell>
          <table:table-cell table:style-name="ce14" office:value-type="float" office:value="7411" calcext:value-type="float">
            <text:p>7,411 </text:p>
          </table:table-cell>
          <table:table-cell table:style-name="ce14" office:value-type="float" office:value="8253" calcext:value-type="float">
            <text:p>8,253 </text:p>
          </table:table-cell>
          <table:table-cell table:style-name="ce14" table:formula="of:=[.M9]+[.N9]" office:value-type="float" office:value="60331" calcext:value-type="float">
            <text:p>60,331 </text:p>
          </table:table-cell>
          <table:table-cell table:style-name="ce14" office:value-type="float" office:value="20947" calcext:value-type="float">
            <text:p>20,947 </text:p>
          </table:table-cell>
          <table:table-cell table:style-name="ce14" office:value-type="float" office:value="39384" calcext:value-type="float">
            <text:p>39,384 </text:p>
          </table:table-cell>
          <table:table-cell table:style-name="ce14" table:formula="of:=[.P9]+[.Q9]" office:value-type="float" office:value="74700" calcext:value-type="float">
            <text:p>74,700 </text:p>
          </table:table-cell>
          <table:table-cell table:style-name="ce14" office:value-type="float" office:value="32739" calcext:value-type="float">
            <text:p>32,739 </text:p>
          </table:table-cell>
          <table:table-cell table:style-name="ce14" office:value-type="float" office:value="41961" calcext:value-type="float">
            <text:p>41,961 </text:p>
          </table:table-cell>
          <table:table-cell table:style-name="ce14" table:formula="of:=[.S9]+[.T9]" office:value-type="float" office:value="65927" calcext:value-type="float">
            <text:p>65,927 </text:p>
          </table:table-cell>
          <table:table-cell table:style-name="ce14" office:value-type="float" office:value="31806" calcext:value-type="float">
            <text:p>31,806 </text:p>
          </table:table-cell>
          <table:table-cell table:style-name="ce14" office:value-type="float" office:value="34121" calcext:value-type="float">
            <text:p>34,121 </text:p>
          </table:table-cell>
          <table:table-cell table:style-name="ce14" table:formula="of:=[.V9]+[.W9]" office:value-type="float" office:value="45372" calcext:value-type="float">
            <text:p>45,372 </text:p>
          </table:table-cell>
          <table:table-cell table:style-name="ce14" office:value-type="float" office:value="21606" calcext:value-type="float">
            <text:p>21,606 </text:p>
          </table:table-cell>
          <table:table-cell table:style-name="ce14" office:value-type="float" office:value="23766" calcext:value-type="float">
            <text:p>23,766 </text:p>
          </table:table-cell>
          <table:table-cell table:style-name="ce14" table:formula="of:=[.Y9]+[.Z9]" office:value-type="float" office:value="18479" calcext:value-type="float">
            <text:p>18,479 </text:p>
          </table:table-cell>
          <table:table-cell table:style-name="ce14" office:value-type="float" office:value="8603" calcext:value-type="float">
            <text:p>8,603 </text:p>
          </table:table-cell>
          <table:table-cell table:style-name="ce14" office:value-type="float" office:value="9876" calcext:value-type="float">
            <text:p>9,876 </text:p>
          </table:table-cell>
          <table:table-cell table:style-name="ce14" table:formula="of:=[.AB9]+[.AC9]" office:value-type="float" office:value="17145" calcext:value-type="float">
            <text:p>17,145 </text:p>
          </table:table-cell>
          <table:table-cell table:style-name="ce14" office:value-type="float" office:value="8346" calcext:value-type="float">
            <text:p>8,346 </text:p>
          </table:table-cell>
          <table:table-cell table:style-name="ce14" office:value-type="float" office:value="8799" calcext:value-type="float">
            <text:p>8,799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馬來西亞 Malaysia</text:p>
          </table:table-cell>
          <table:table-cell table:style-name="ce14" table:formula="of:=[.D10]+[.E10]" office:value-type="float" office:value="296370" calcext:value-type="float">
            <text:p>296,370 </text:p>
          </table:table-cell>
          <table:table-cell table:style-name="ce14" table:formula="of:=[.G10]+[.J10]+[.M10]+[.P10]+[.S10]+[.V10]+[.Y10]+[.AB10]" office:value-type="float" office:value="141521" calcext:value-type="float">
            <text:p>141,521 </text:p>
          </table:table-cell>
          <table:table-cell table:style-name="ce14" table:formula="of:=[.H10]+[.K10]+[.N10]+[.Q10]+[.T10]+[.W10]+[.Z10]+[.AC10]" office:value-type="float" office:value="154849" calcext:value-type="float">
            <text:p>154,849 </text:p>
          </table:table-cell>
          <table:table-cell table:style-name="ce14" table:formula="of:=[.G10]+[.H10]" office:value-type="float" office:value="18529" calcext:value-type="float">
            <text:p>18,529 </text:p>
          </table:table-cell>
          <table:table-cell table:style-name="ce14" office:value-type="float" office:value="9816" calcext:value-type="float">
            <text:p>9,816 </text:p>
          </table:table-cell>
          <table:table-cell table:style-name="ce14" office:value-type="float" office:value="8713" calcext:value-type="float">
            <text:p>8,713 </text:p>
          </table:table-cell>
          <table:table-cell table:style-name="ce14" table:formula="of:=[.J10]+[.K10]" office:value-type="float" office:value="12760" calcext:value-type="float">
            <text:p>12,760 </text:p>
          </table:table-cell>
          <table:table-cell table:style-name="ce14" office:value-type="float" office:value="6415" calcext:value-type="float">
            <text:p>6,415 </text:p>
          </table:table-cell>
          <table:table-cell table:style-name="ce14" office:value-type="float" office:value="6345" calcext:value-type="float">
            <text:p>6,345 </text:p>
          </table:table-cell>
          <table:table-cell table:style-name="ce14" table:formula="of:=[.M10]+[.N10]" office:value-type="float" office:value="49856" calcext:value-type="float">
            <text:p>49,856 </text:p>
          </table:table-cell>
          <table:table-cell table:style-name="ce14" office:value-type="float" office:value="21757" calcext:value-type="float">
            <text:p>21,757 </text:p>
          </table:table-cell>
          <table:table-cell table:style-name="ce14" office:value-type="float" office:value="28099" calcext:value-type="float">
            <text:p>28,099 </text:p>
          </table:table-cell>
          <table:table-cell table:style-name="ce14" table:formula="of:=[.P10]+[.Q10]" office:value-type="float" office:value="62730" calcext:value-type="float">
            <text:p>62,730 </text:p>
          </table:table-cell>
          <table:table-cell table:style-name="ce14" office:value-type="float" office:value="30084" calcext:value-type="float">
            <text:p>30,084 </text:p>
          </table:table-cell>
          <table:table-cell table:style-name="ce14" office:value-type="float" office:value="32646" calcext:value-type="float">
            <text:p>32,646 </text:p>
          </table:table-cell>
          <table:table-cell table:style-name="ce14" table:formula="of:=[.S10]+[.T10]" office:value-type="float" office:value="60783" calcext:value-type="float">
            <text:p>60,783 </text:p>
          </table:table-cell>
          <table:table-cell table:style-name="ce14" office:value-type="float" office:value="28759" calcext:value-type="float">
            <text:p>28,759 </text:p>
          </table:table-cell>
          <table:table-cell table:style-name="ce14" office:value-type="float" office:value="32024" calcext:value-type="float">
            <text:p>32,024 </text:p>
          </table:table-cell>
          <table:table-cell table:style-name="ce14" table:formula="of:=[.V10]+[.W10]" office:value-type="float" office:value="51083" calcext:value-type="float">
            <text:p>51,083 </text:p>
          </table:table-cell>
          <table:table-cell table:style-name="ce14" office:value-type="float" office:value="24102" calcext:value-type="float">
            <text:p>24,102 </text:p>
          </table:table-cell>
          <table:table-cell table:style-name="ce14" office:value-type="float" office:value="26981" calcext:value-type="float">
            <text:p>26,981 </text:p>
          </table:table-cell>
          <table:table-cell table:style-name="ce14" table:formula="of:=[.Y10]+[.Z10]" office:value-type="float" office:value="21837" calcext:value-type="float">
            <text:p>21,837 </text:p>
          </table:table-cell>
          <table:table-cell table:style-name="ce14" office:value-type="float" office:value="10823" calcext:value-type="float">
            <text:p>10,823 </text:p>
          </table:table-cell>
          <table:table-cell table:style-name="ce14" office:value-type="float" office:value="11014" calcext:value-type="float">
            <text:p>11,014 </text:p>
          </table:table-cell>
          <table:table-cell table:style-name="ce14" table:formula="of:=[.AB10]+[.AC10]" office:value-type="float" office:value="18792" calcext:value-type="float">
            <text:p>18,792 </text:p>
          </table:table-cell>
          <table:table-cell table:style-name="ce14" office:value-type="float" office:value="9765" calcext:value-type="float">
            <text:p>9,765 </text:p>
          </table:table-cell>
          <table:table-cell table:style-name="ce14" office:value-type="float" office:value="9027" calcext:value-type="float">
            <text:p>9,027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泰國 Thailand</text:p>
          </table:table-cell>
          <table:table-cell table:style-name="ce14" table:formula="of:=[.D11]+[.E11]" office:value-type="float" office:value="553804" calcext:value-type="float">
            <text:p>553,804 </text:p>
          </table:table-cell>
          <table:table-cell table:style-name="ce14" table:formula="of:=[.G11]+[.J11]+[.M11]+[.P11]+[.S11]+[.V11]+[.Y11]+[.AB11]" office:value-type="float" office:value="268830" calcext:value-type="float">
            <text:p>268,830 </text:p>
          </table:table-cell>
          <table:table-cell table:style-name="ce14" table:formula="of:=[.H11]+[.K11]+[.N11]+[.Q11]+[.T11]+[.W11]+[.Z11]+[.AC11]" office:value-type="float" office:value="284974" calcext:value-type="float">
            <text:p>284,974 </text:p>
          </table:table-cell>
          <table:table-cell table:style-name="ce14" table:formula="of:=[.G11]+[.H11]" office:value-type="float" office:value="28861" calcext:value-type="float">
            <text:p>28,861 </text:p>
          </table:table-cell>
          <table:table-cell table:style-name="ce14" office:value-type="float" office:value="14679" calcext:value-type="float">
            <text:p>14,679 </text:p>
          </table:table-cell>
          <table:table-cell table:style-name="ce14" office:value-type="float" office:value="14182" calcext:value-type="float">
            <text:p>14,182 </text:p>
          </table:table-cell>
          <table:table-cell table:style-name="ce14" table:formula="of:=[.J11]+[.K11]" office:value-type="float" office:value="20491" calcext:value-type="float">
            <text:p>20,491 </text:p>
          </table:table-cell>
          <table:table-cell table:style-name="ce14" office:value-type="float" office:value="9621" calcext:value-type="float">
            <text:p>9,621 </text:p>
          </table:table-cell>
          <table:table-cell table:style-name="ce14" office:value-type="float" office:value="10870" calcext:value-type="float">
            <text:p>10,870 </text:p>
          </table:table-cell>
          <table:table-cell table:style-name="ce14" table:formula="of:=[.M11]+[.N11]" office:value-type="float" office:value="119105" calcext:value-type="float">
            <text:p>119,105 </text:p>
          </table:table-cell>
          <table:table-cell table:style-name="ce14" office:value-type="float" office:value="52474" calcext:value-type="float">
            <text:p>52,474 </text:p>
          </table:table-cell>
          <table:table-cell table:style-name="ce14" office:value-type="float" office:value="66631" calcext:value-type="float">
            <text:p>66,631 </text:p>
          </table:table-cell>
          <table:table-cell table:style-name="ce14" table:formula="of:=[.P11]+[.Q11]" office:value-type="float" office:value="136620" calcext:value-type="float">
            <text:p>136,620 </text:p>
          </table:table-cell>
          <table:table-cell table:style-name="ce14" office:value-type="float" office:value="66117" calcext:value-type="float">
            <text:p>66,117 </text:p>
          </table:table-cell>
          <table:table-cell table:style-name="ce14" office:value-type="float" office:value="70503" calcext:value-type="float">
            <text:p>70,503 </text:p>
          </table:table-cell>
          <table:table-cell table:style-name="ce14" table:formula="of:=[.S11]+[.T11]" office:value-type="float" office:value="107709" calcext:value-type="float">
            <text:p>107,709 </text:p>
          </table:table-cell>
          <table:table-cell table:style-name="ce14" office:value-type="float" office:value="53646" calcext:value-type="float">
            <text:p>53,646 </text:p>
          </table:table-cell>
          <table:table-cell table:style-name="ce14" office:value-type="float" office:value="54063" calcext:value-type="float">
            <text:p>54,063 </text:p>
          </table:table-cell>
          <table:table-cell table:style-name="ce14" table:formula="of:=[.V11]+[.W11]" office:value-type="float" office:value="80872" calcext:value-type="float">
            <text:p>80,872 </text:p>
          </table:table-cell>
          <table:table-cell table:style-name="ce14" office:value-type="float" office:value="40900" calcext:value-type="float">
            <text:p>40,900 </text:p>
          </table:table-cell>
          <table:table-cell table:style-name="ce14" office:value-type="float" office:value="39972" calcext:value-type="float">
            <text:p>39,972 </text:p>
          </table:table-cell>
          <table:table-cell table:style-name="ce14" table:formula="of:=[.Y11]+[.Z11]" office:value-type="float" office:value="33155" calcext:value-type="float">
            <text:p>33,155 </text:p>
          </table:table-cell>
          <table:table-cell table:style-name="ce14" office:value-type="float" office:value="17105" calcext:value-type="float">
            <text:p>17,105 </text:p>
          </table:table-cell>
          <table:table-cell table:style-name="ce14" office:value-type="float" office:value="16050" calcext:value-type="float">
            <text:p>16,050 </text:p>
          </table:table-cell>
          <table:table-cell table:style-name="ce14" table:formula="of:=[.AB11]+[.AC11]" office:value-type="float" office:value="26991" calcext:value-type="float">
            <text:p>26,991 </text:p>
          </table:table-cell>
          <table:table-cell table:style-name="ce14" office:value-type="float" office:value="14288" calcext:value-type="float">
            <text:p>14,288 </text:p>
          </table:table-cell>
          <table:table-cell table:style-name="ce14" office:value-type="float" office:value="12703" calcext:value-type="float">
            <text:p>12,703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菲律賓 Philippines</text:p>
          </table:table-cell>
          <table:table-cell table:style-name="ce14" table:formula="of:=[.D12]+[.E12]" office:value-type="float" office:value="236597" calcext:value-type="float">
            <text:p>236,597 </text:p>
          </table:table-cell>
          <table:table-cell table:style-name="ce14" table:formula="of:=[.G12]+[.J12]+[.M12]+[.P12]+[.S12]+[.V12]+[.Y12]+[.AB12]" office:value-type="float" office:value="124244" calcext:value-type="float">
            <text:p>124,244 </text:p>
          </table:table-cell>
          <table:table-cell table:style-name="ce14" table:formula="of:=[.H12]+[.K12]+[.N12]+[.Q12]+[.T12]+[.W12]+[.Z12]+[.AC12]" office:value-type="float" office:value="112353" calcext:value-type="float">
            <text:p>112,353 </text:p>
          </table:table-cell>
          <table:table-cell table:style-name="ce14" table:formula="of:=[.G12]+[.H12]" office:value-type="float" office:value="11396" calcext:value-type="float">
            <text:p>11,396 </text:p>
          </table:table-cell>
          <table:table-cell table:style-name="ce14" office:value-type="float" office:value="5962" calcext:value-type="float">
            <text:p>5,962 </text:p>
          </table:table-cell>
          <table:table-cell table:style-name="ce14" office:value-type="float" office:value="5434" calcext:value-type="float">
            <text:p>5,434 </text:p>
          </table:table-cell>
          <table:table-cell table:style-name="ce14" table:formula="of:=[.J12]+[.K12]" office:value-type="float" office:value="8805" calcext:value-type="float">
            <text:p>8,805 </text:p>
          </table:table-cell>
          <table:table-cell table:style-name="ce14" office:value-type="float" office:value="4337" calcext:value-type="float">
            <text:p>4,337 </text:p>
          </table:table-cell>
          <table:table-cell table:style-name="ce14" office:value-type="float" office:value="4468" calcext:value-type="float">
            <text:p>4,468 </text:p>
          </table:table-cell>
          <table:table-cell table:style-name="ce14" table:formula="of:=[.M12]+[.N12]" office:value-type="float" office:value="61666" calcext:value-type="float">
            <text:p>61,666 </text:p>
          </table:table-cell>
          <table:table-cell table:style-name="ce14" office:value-type="float" office:value="26627" calcext:value-type="float">
            <text:p>26,627 </text:p>
          </table:table-cell>
          <table:table-cell table:style-name="ce14" office:value-type="float" office:value="35039" calcext:value-type="float">
            <text:p>35,039 </text:p>
          </table:table-cell>
          <table:table-cell table:style-name="ce14" table:formula="of:=[.P12]+[.Q12]" office:value-type="float" office:value="61389" calcext:value-type="float">
            <text:p>61,389 </text:p>
          </table:table-cell>
          <table:table-cell table:style-name="ce14" office:value-type="float" office:value="32644" calcext:value-type="float">
            <text:p>32,644 </text:p>
          </table:table-cell>
          <table:table-cell table:style-name="ce14" office:value-type="float" office:value="28745" calcext:value-type="float">
            <text:p>28,745 </text:p>
          </table:table-cell>
          <table:table-cell table:style-name="ce14" table:formula="of:=[.S12]+[.T12]" office:value-type="float" office:value="43293" calcext:value-type="float">
            <text:p>43,293 </text:p>
          </table:table-cell>
          <table:table-cell table:style-name="ce14" office:value-type="float" office:value="24587" calcext:value-type="float">
            <text:p>24,587 </text:p>
          </table:table-cell>
          <table:table-cell table:style-name="ce14" office:value-type="float" office:value="18706" calcext:value-type="float">
            <text:p>18,706 </text:p>
          </table:table-cell>
          <table:table-cell table:style-name="ce14" table:formula="of:=[.V12]+[.W12]" office:value-type="float" office:value="29912" calcext:value-type="float">
            <text:p>29,912 </text:p>
          </table:table-cell>
          <table:table-cell table:style-name="ce14" office:value-type="float" office:value="17649" calcext:value-type="float">
            <text:p>17,649 </text:p>
          </table:table-cell>
          <table:table-cell table:style-name="ce14" office:value-type="float" office:value="12263" calcext:value-type="float">
            <text:p>12,263 </text:p>
          </table:table-cell>
          <table:table-cell table:style-name="ce14" table:formula="of:=[.Y12]+[.Z12]" office:value-type="float" office:value="11171" calcext:value-type="float">
            <text:p>11,171 </text:p>
          </table:table-cell>
          <table:table-cell table:style-name="ce14" office:value-type="float" office:value="6930" calcext:value-type="float">
            <text:p>6,930 </text:p>
          </table:table-cell>
          <table:table-cell table:style-name="ce14" office:value-type="float" office:value="4241" calcext:value-type="float">
            <text:p>4,241 </text:p>
          </table:table-cell>
          <table:table-cell table:style-name="ce14" table:formula="of:=[.AB12]+[.AC12]" office:value-type="float" office:value="8965" calcext:value-type="float">
            <text:p>8,965 </text:p>
          </table:table-cell>
          <table:table-cell table:style-name="ce14" office:value-type="float" office:value="5508" calcext:value-type="float">
            <text:p>5,508 </text:p>
          </table:table-cell>
          <table:table-cell table:style-name="ce14" office:value-type="float" office:value="3457" calcext:value-type="float">
            <text:p>3,457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印尼 Indonesia</text:p>
          </table:table-cell>
          <table:table-cell table:style-name="ce14" table:formula="of:=[.D13]+[.E13]" office:value-type="float" office:value="177960" calcext:value-type="float">
            <text:p>177,960 </text:p>
          </table:table-cell>
          <table:table-cell table:style-name="ce14" table:formula="of:=[.G13]+[.J13]+[.M13]+[.P13]+[.S13]+[.V13]+[.Y13]+[.AB13]" office:value-type="float" office:value="90015" calcext:value-type="float">
            <text:p>90,015 </text:p>
          </table:table-cell>
          <table:table-cell table:style-name="ce14" table:formula="of:=[.H13]+[.K13]+[.N13]+[.Q13]+[.T13]+[.W13]+[.Z13]+[.AC13]" office:value-type="float" office:value="87945" calcext:value-type="float">
            <text:p>87,945 </text:p>
          </table:table-cell>
          <table:table-cell table:style-name="ce14" table:formula="of:=[.G13]+[.H13]" office:value-type="float" office:value="11826" calcext:value-type="float">
            <text:p>11,826 </text:p>
          </table:table-cell>
          <table:table-cell table:style-name="ce14" office:value-type="float" office:value="6126" calcext:value-type="float">
            <text:p>6,126 </text:p>
          </table:table-cell>
          <table:table-cell table:style-name="ce14" office:value-type="float" office:value="5700" calcext:value-type="float">
            <text:p>5,700 </text:p>
          </table:table-cell>
          <table:table-cell table:style-name="ce14" table:formula="of:=[.J13]+[.K13]" office:value-type="float" office:value="6899" calcext:value-type="float">
            <text:p>6,899 </text:p>
          </table:table-cell>
          <table:table-cell table:style-name="ce14" office:value-type="float" office:value="3258" calcext:value-type="float">
            <text:p>3,258 </text:p>
          </table:table-cell>
          <table:table-cell table:style-name="ce14" office:value-type="float" office:value="3641" calcext:value-type="float">
            <text:p>3,641 </text:p>
          </table:table-cell>
          <table:table-cell table:style-name="ce14" table:formula="of:=[.M13]+[.N13]" office:value-type="float" office:value="30372" calcext:value-type="float">
            <text:p>30,372 </text:p>
          </table:table-cell>
          <table:table-cell table:style-name="ce14" office:value-type="float" office:value="12932" calcext:value-type="float">
            <text:p>12,932 </text:p>
          </table:table-cell>
          <table:table-cell table:style-name="ce14" office:value-type="float" office:value="17440" calcext:value-type="float">
            <text:p>17,440 </text:p>
          </table:table-cell>
          <table:table-cell table:style-name="ce14" table:formula="of:=[.P13]+[.Q13]" office:value-type="float" office:value="43185" calcext:value-type="float">
            <text:p>43,185 </text:p>
          </table:table-cell>
          <table:table-cell table:style-name="ce14" office:value-type="float" office:value="21320" calcext:value-type="float">
            <text:p>21,320 </text:p>
          </table:table-cell>
          <table:table-cell table:style-name="ce14" office:value-type="float" office:value="21865" calcext:value-type="float">
            <text:p>21,865 </text:p>
          </table:table-cell>
          <table:table-cell table:style-name="ce14" table:formula="of:=[.S13]+[.T13]" office:value-type="float" office:value="36935" calcext:value-type="float">
            <text:p>36,935 </text:p>
          </table:table-cell>
          <table:table-cell table:style-name="ce14" office:value-type="float" office:value="18760" calcext:value-type="float">
            <text:p>18,760 </text:p>
          </table:table-cell>
          <table:table-cell table:style-name="ce14" office:value-type="float" office:value="18175" calcext:value-type="float">
            <text:p>18,175 </text:p>
          </table:table-cell>
          <table:table-cell table:style-name="ce14" table:formula="of:=[.V13]+[.W13]" office:value-type="float" office:value="28219" calcext:value-type="float">
            <text:p>28,219 </text:p>
          </table:table-cell>
          <table:table-cell table:style-name="ce14" office:value-type="float" office:value="15947" calcext:value-type="float">
            <text:p>15,947 </text:p>
          </table:table-cell>
          <table:table-cell table:style-name="ce14" office:value-type="float" office:value="12272" calcext:value-type="float">
            <text:p>12,272 </text:p>
          </table:table-cell>
          <table:table-cell table:style-name="ce14" table:formula="of:=[.Y13]+[.Z13]" office:value-type="float" office:value="11575" calcext:value-type="float">
            <text:p>11,575 </text:p>
          </table:table-cell>
          <table:table-cell table:style-name="ce14" office:value-type="float" office:value="6695" calcext:value-type="float">
            <text:p>6,695 </text:p>
          </table:table-cell>
          <table:table-cell table:style-name="ce14" office:value-type="float" office:value="4880" calcext:value-type="float">
            <text:p>4,880 </text:p>
          </table:table-cell>
          <table:table-cell table:style-name="ce14" table:formula="of:=[.AB13]+[.AC13]" office:value-type="float" office:value="8949" calcext:value-type="float">
            <text:p>8,949 </text:p>
          </table:table-cell>
          <table:table-cell table:style-name="ce14" office:value-type="float" office:value="4977" calcext:value-type="float">
            <text:p>4,977 </text:p>
          </table:table-cell>
          <table:table-cell table:style-name="ce14" office:value-type="float" office:value="3972" calcext:value-type="float">
            <text:p>3,972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汶淶 Brunei</text:p>
          </table:table-cell>
          <table:table-cell table:style-name="ce14" table:formula="of:=[.D14]+[.E14]" office:value-type="float" office:value="801" calcext:value-type="float">
            <text:p>801 </text:p>
          </table:table-cell>
          <table:table-cell table:style-name="ce14" table:formula="of:=[.G14]+[.J14]+[.M14]+[.P14]+[.S14]+[.V14]+[.Y14]+[.AB14]" office:value-type="float" office:value="411" calcext:value-type="float">
            <text:p>411 </text:p>
          </table:table-cell>
          <table:table-cell table:style-name="ce14" table:formula="of:=[.H14]+[.K14]+[.N14]+[.Q14]+[.T14]+[.W14]+[.Z14]+[.AC14]" office:value-type="float" office:value="390" calcext:value-type="float">
            <text:p>390 </text:p>
          </table:table-cell>
          <table:table-cell table:style-name="ce14" table:formula="of:=[.G14]+[.H14]" office:value-type="float" office:value="11" calcext:value-type="float">
            <text:p>11 </text:p>
          </table:table-cell>
          <table:table-cell table:style-name="ce14" office:value-type="float" office:value="7" calcext:value-type="float">
            <text:p>7 </text:p>
          </table:table-cell>
          <table:table-cell table:style-name="ce14" office:value-type="float" office:value="4" calcext:value-type="float">
            <text:p>4 </text:p>
          </table:table-cell>
          <table:table-cell table:style-name="ce14" table:formula="of:=[.J14]+[.K14]" office:value-type="float" office:value="17" calcext:value-type="float">
            <text:p>17 </text:p>
          </table:table-cell>
          <table:table-cell table:style-name="ce14" office:value-type="float" office:value="7" calcext:value-type="float">
            <text:p>7 </text:p>
          </table:table-cell>
          <table:table-cell table:style-name="ce14" office:value-type="float" office:value="10" calcext:value-type="float">
            <text:p>10 </text:p>
          </table:table-cell>
          <table:table-cell table:style-name="ce14" table:formula="of:=[.M14]+[.N14]" office:value-type="float" office:value="82" calcext:value-type="float">
            <text:p>82 </text:p>
          </table:table-cell>
          <table:table-cell table:style-name="ce14" office:value-type="float" office:value="28" calcext:value-type="float">
            <text:p>28 </text:p>
          </table:table-cell>
          <table:table-cell table:style-name="ce14" office:value-type="float" office:value="54" calcext:value-type="float">
            <text:p>54 </text:p>
          </table:table-cell>
          <table:table-cell table:style-name="ce14" table:formula="of:=[.P14]+[.Q14]" office:value-type="float" office:value="116" calcext:value-type="float">
            <text:p>116 </text:p>
          </table:table-cell>
          <table:table-cell table:style-name="ce14" office:value-type="float" office:value="71" calcext:value-type="float">
            <text:p>71 </text:p>
          </table:table-cell>
          <table:table-cell table:style-name="ce14" office:value-type="float" office:value="45" calcext:value-type="float">
            <text:p>45 </text:p>
          </table:table-cell>
          <table:table-cell table:style-name="ce14" table:formula="of:=[.S14]+[.T14]" office:value-type="float" office:value="150" calcext:value-type="float">
            <text:p>150 </text:p>
          </table:table-cell>
          <table:table-cell table:style-name="ce14" office:value-type="float" office:value="89" calcext:value-type="float">
            <text:p>89 </text:p>
          </table:table-cell>
          <table:table-cell table:style-name="ce14" office:value-type="float" office:value="61" calcext:value-type="float">
            <text:p>61 </text:p>
          </table:table-cell>
          <table:table-cell table:style-name="ce14" table:formula="of:=[.V14]+[.W14]" office:value-type="float" office:value="198" calcext:value-type="float">
            <text:p>198 </text:p>
          </table:table-cell>
          <table:table-cell table:style-name="ce14" office:value-type="float" office:value="83" calcext:value-type="float">
            <text:p>83 </text:p>
          </table:table-cell>
          <table:table-cell table:style-name="ce14" office:value-type="float" office:value="115" calcext:value-type="float">
            <text:p>115 </text:p>
          </table:table-cell>
          <table:table-cell table:style-name="ce14" table:formula="of:=[.Y14]+[.Z14]" office:value-type="float" office:value="137" calcext:value-type="float">
            <text:p>137 </text:p>
          </table:table-cell>
          <table:table-cell table:style-name="ce14" office:value-type="float" office:value="73" calcext:value-type="float">
            <text:p>73 </text:p>
          </table:table-cell>
          <table:table-cell table:style-name="ce14" office:value-type="float" office:value="64" calcext:value-type="float">
            <text:p>64 </text:p>
          </table:table-cell>
          <table:table-cell table:style-name="ce14" table:formula="of:=[.AB14]+[.AC14]" office:value-type="float" office:value="90" calcext:value-type="float">
            <text:p>90 </text:p>
          </table:table-cell>
          <table:table-cell table:style-name="ce14" office:value-type="float" office:value="53" calcext:value-type="float">
            <text:p>53 </text:p>
          </table:table-cell>
          <table:table-cell table:style-name="ce14" office:value-type="float" office:value="37" calcext:value-type="float">
            <text:p>37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越南 Vietnam</text:p>
          </table:table-cell>
          <table:table-cell table:style-name="ce14" table:formula="of:=[.D15]+[.E15]" office:value-type="float" office:value="564002" calcext:value-type="float">
            <text:p>564,002 </text:p>
          </table:table-cell>
          <table:table-cell table:style-name="ce14" table:formula="of:=[.G15]+[.J15]+[.M15]+[.P15]+[.S15]+[.V15]+[.Y15]+[.AB15]" office:value-type="float" office:value="318897" calcext:value-type="float">
            <text:p>318,897 </text:p>
          </table:table-cell>
          <table:table-cell table:style-name="ce14" table:formula="of:=[.H15]+[.K15]+[.N15]+[.Q15]+[.T15]+[.W15]+[.Z15]+[.AC15]" office:value-type="float" office:value="245105" calcext:value-type="float">
            <text:p>245,105 </text:p>
          </table:table-cell>
          <table:table-cell table:style-name="ce14" table:formula="of:=[.G15]+[.H15]" office:value-type="float" office:value="37564" calcext:value-type="float">
            <text:p>37,564 </text:p>
          </table:table-cell>
          <table:table-cell table:style-name="ce14" office:value-type="float" office:value="19223" calcext:value-type="float">
            <text:p>19,223 </text:p>
          </table:table-cell>
          <table:table-cell table:style-name="ce14" office:value-type="float" office:value="18341" calcext:value-type="float">
            <text:p>18,341 </text:p>
          </table:table-cell>
          <table:table-cell table:style-name="ce14" table:formula="of:=[.J15]+[.K15]" office:value-type="float" office:value="19121" calcext:value-type="float">
            <text:p>19,121 </text:p>
          </table:table-cell>
          <table:table-cell table:style-name="ce14" office:value-type="float" office:value="9126" calcext:value-type="float">
            <text:p>9,126 </text:p>
          </table:table-cell>
          <table:table-cell table:style-name="ce14" office:value-type="float" office:value="9995" calcext:value-type="float">
            <text:p>9,995 </text:p>
          </table:table-cell>
          <table:table-cell table:style-name="ce14" table:formula="of:=[.M15]+[.N15]" office:value-type="float" office:value="46613" calcext:value-type="float">
            <text:p>46,613 </text:p>
          </table:table-cell>
          <table:table-cell table:style-name="ce14" office:value-type="float" office:value="23138" calcext:value-type="float">
            <text:p>23,138 </text:p>
          </table:table-cell>
          <table:table-cell table:style-name="ce14" office:value-type="float" office:value="23475" calcext:value-type="float">
            <text:p>23,475 </text:p>
          </table:table-cell>
          <table:table-cell table:style-name="ce14" table:formula="of:=[.P15]+[.Q15]" office:value-type="float" office:value="136512" calcext:value-type="float">
            <text:p>136,512 </text:p>
          </table:table-cell>
          <table:table-cell table:style-name="ce14" office:value-type="float" office:value="62892" calcext:value-type="float">
            <text:p>62,892 </text:p>
          </table:table-cell>
          <table:table-cell table:style-name="ce14" office:value-type="float" office:value="73620" calcext:value-type="float">
            <text:p>73,620 </text:p>
          </table:table-cell>
          <table:table-cell table:style-name="ce14" table:formula="of:=[.S15]+[.T15]" office:value-type="float" office:value="120448" calcext:value-type="float">
            <text:p>120,448 </text:p>
          </table:table-cell>
          <table:table-cell table:style-name="ce14" office:value-type="float" office:value="73074" calcext:value-type="float">
            <text:p>73,074 </text:p>
          </table:table-cell>
          <table:table-cell table:style-name="ce14" office:value-type="float" office:value="47374" calcext:value-type="float">
            <text:p>47,374 </text:p>
          </table:table-cell>
          <table:table-cell table:style-name="ce14" table:formula="of:=[.V15]+[.W15]" office:value-type="float" office:value="115020" calcext:value-type="float">
            <text:p>115,020 </text:p>
          </table:table-cell>
          <table:table-cell table:style-name="ce14" office:value-type="float" office:value="74822" calcext:value-type="float">
            <text:p>74,822 </text:p>
          </table:table-cell>
          <table:table-cell table:style-name="ce14" office:value-type="float" office:value="40198" calcext:value-type="float">
            <text:p>40,198 </text:p>
          </table:table-cell>
          <table:table-cell table:style-name="ce14" table:formula="of:=[.Y15]+[.Z15]" office:value-type="float" office:value="50568" calcext:value-type="float">
            <text:p>50,568 </text:p>
          </table:table-cell>
          <table:table-cell table:style-name="ce14" office:value-type="float" office:value="33107" calcext:value-type="float">
            <text:p>33,107 </text:p>
          </table:table-cell>
          <table:table-cell table:style-name="ce14" office:value-type="float" office:value="17461" calcext:value-type="float">
            <text:p>17,461 </text:p>
          </table:table-cell>
          <table:table-cell table:style-name="ce14" table:formula="of:=[.AB15]+[.AC15]" office:value-type="float" office:value="38156" calcext:value-type="float">
            <text:p>38,156 </text:p>
          </table:table-cell>
          <table:table-cell table:style-name="ce14" office:value-type="float" office:value="23515" calcext:value-type="float">
            <text:p>23,515 </text:p>
          </table:table-cell>
          <table:table-cell table:style-name="ce14" office:value-type="float" office:value="14641" calcext:value-type="float">
            <text:p>14,641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緬甸 Myanmar</text:p>
          </table:table-cell>
          <table:table-cell table:style-name="ce14" table:formula="of:=[.D16]+[.E16]" office:value-type="float" office:value="26200" calcext:value-type="float">
            <text:p>26,200 </text:p>
          </table:table-cell>
          <table:table-cell table:style-name="ce14" table:formula="of:=[.G16]+[.J16]+[.M16]+[.P16]+[.S16]+[.V16]+[.Y16]+[.AB16]" office:value-type="float" office:value="15644" calcext:value-type="float">
            <text:p>15,644 </text:p>
          </table:table-cell>
          <table:table-cell table:style-name="ce14" table:formula="of:=[.H16]+[.K16]+[.N16]+[.Q16]+[.T16]+[.W16]+[.Z16]+[.AC16]" office:value-type="float" office:value="10556" calcext:value-type="float">
            <text:p>10,556 </text:p>
          </table:table-cell>
          <table:table-cell table:style-name="ce14" table:formula="of:=[.G16]+[.H16]" office:value-type="float" office:value="1010" calcext:value-type="float">
            <text:p>1,010 </text:p>
          </table:table-cell>
          <table:table-cell table:style-name="ce14" office:value-type="float" office:value="507" calcext:value-type="float">
            <text:p>507 </text:p>
          </table:table-cell>
          <table:table-cell table:style-name="ce14" office:value-type="float" office:value="503" calcext:value-type="float">
            <text:p>503 </text:p>
          </table:table-cell>
          <table:table-cell table:style-name="ce14" table:formula="of:=[.J16]+[.K16]" office:value-type="float" office:value="665" calcext:value-type="float">
            <text:p>665 </text:p>
          </table:table-cell>
          <table:table-cell table:style-name="ce14" office:value-type="float" office:value="357" calcext:value-type="float">
            <text:p>357 </text:p>
          </table:table-cell>
          <table:table-cell table:style-name="ce14" office:value-type="float" office:value="308" calcext:value-type="float">
            <text:p>308 </text:p>
          </table:table-cell>
          <table:table-cell table:style-name="ce14" table:formula="of:=[.M16]+[.N16]" office:value-type="float" office:value="2236" calcext:value-type="float">
            <text:p>2,236 </text:p>
          </table:table-cell>
          <table:table-cell table:style-name="ce14" office:value-type="float" office:value="1281" calcext:value-type="float">
            <text:p>1,281 </text:p>
          </table:table-cell>
          <table:table-cell table:style-name="ce14" office:value-type="float" office:value="955" calcext:value-type="float">
            <text:p>955 </text:p>
          </table:table-cell>
          <table:table-cell table:style-name="ce14" table:formula="of:=[.P16]+[.Q16]" office:value-type="float" office:value="4425" calcext:value-type="float">
            <text:p>4,425 </text:p>
          </table:table-cell>
          <table:table-cell table:style-name="ce14" office:value-type="float" office:value="2723" calcext:value-type="float">
            <text:p>2,723 </text:p>
          </table:table-cell>
          <table:table-cell table:style-name="ce14" office:value-type="float" office:value="1702" calcext:value-type="float">
            <text:p>1,702 </text:p>
          </table:table-cell>
          <table:table-cell table:style-name="ce14" table:formula="of:=[.S16]+[.T16]" office:value-type="float" office:value="5979" calcext:value-type="float">
            <text:p>5,979 </text:p>
          </table:table-cell>
          <table:table-cell table:style-name="ce14" office:value-type="float" office:value="3549" calcext:value-type="float">
            <text:p>3,549 </text:p>
          </table:table-cell>
          <table:table-cell table:style-name="ce14" office:value-type="float" office:value="2430" calcext:value-type="float">
            <text:p>2,430 </text:p>
          </table:table-cell>
          <table:table-cell table:style-name="ce14" table:formula="of:=[.V16]+[.W16]" office:value-type="float" office:value="6641" calcext:value-type="float">
            <text:p>6,641 </text:p>
          </table:table-cell>
          <table:table-cell table:style-name="ce14" office:value-type="float" office:value="4024" calcext:value-type="float">
            <text:p>4,024 </text:p>
          </table:table-cell>
          <table:table-cell table:style-name="ce14" office:value-type="float" office:value="2617" calcext:value-type="float">
            <text:p>2,617 </text:p>
          </table:table-cell>
          <table:table-cell table:style-name="ce14" table:formula="of:=[.Y16]+[.Z16]" office:value-type="float" office:value="2955" calcext:value-type="float">
            <text:p>2,955 </text:p>
          </table:table-cell>
          <table:table-cell table:style-name="ce14" office:value-type="float" office:value="1855" calcext:value-type="float">
            <text:p>1,855 </text:p>
          </table:table-cell>
          <table:table-cell table:style-name="ce14" office:value-type="float" office:value="1100" calcext:value-type="float">
            <text:p>1,100 </text:p>
          </table:table-cell>
          <table:table-cell table:style-name="ce14" table:formula="of:=[.AB16]+[.AC16]" office:value-type="float" office:value="2289" calcext:value-type="float">
            <text:p>2,289 </text:p>
          </table:table-cell>
          <table:table-cell table:style-name="ce14" office:value-type="float" office:value="1348" calcext:value-type="float">
            <text:p>1,348 </text:p>
          </table:table-cell>
          <table:table-cell table:style-name="ce14" office:value-type="float" office:value="941" calcext:value-type="float">
            <text:p>941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柬埔寨 Cambodia</text:p>
          </table:table-cell>
          <table:table-cell table:style-name="ce14" table:formula="of:=[.D17]+[.E17]" office:value-type="float" office:value="82888" calcext:value-type="float">
            <text:p>82,888 </text:p>
          </table:table-cell>
          <table:table-cell table:style-name="ce14" table:formula="of:=[.G17]+[.J17]+[.M17]+[.P17]+[.S17]+[.V17]+[.Y17]+[.AB17]" office:value-type="float" office:value="45575" calcext:value-type="float">
            <text:p>45,575 </text:p>
          </table:table-cell>
          <table:table-cell table:style-name="ce14" table:formula="of:=[.H17]+[.K17]+[.N17]+[.Q17]+[.T17]+[.W17]+[.Z17]+[.AC17]" office:value-type="float" office:value="37313" calcext:value-type="float">
            <text:p>37,313 </text:p>
          </table:table-cell>
          <table:table-cell table:style-name="ce14" table:formula="of:=[.G17]+[.H17]" office:value-type="float" office:value="1921" calcext:value-type="float">
            <text:p>1,921 </text:p>
          </table:table-cell>
          <table:table-cell table:style-name="ce14" office:value-type="float" office:value="995" calcext:value-type="float">
            <text:p>995 </text:p>
          </table:table-cell>
          <table:table-cell table:style-name="ce14" office:value-type="float" office:value="926" calcext:value-type="float">
            <text:p>926 </text:p>
          </table:table-cell>
          <table:table-cell table:style-name="ce14" table:formula="of:=[.J17]+[.K17]" office:value-type="float" office:value="1922" calcext:value-type="float">
            <text:p>1,922 </text:p>
          </table:table-cell>
          <table:table-cell table:style-name="ce14" office:value-type="float" office:value="936" calcext:value-type="float">
            <text:p>936 </text:p>
          </table:table-cell>
          <table:table-cell table:style-name="ce14" office:value-type="float" office:value="986" calcext:value-type="float">
            <text:p>986 </text:p>
          </table:table-cell>
          <table:table-cell table:style-name="ce14" table:formula="of:=[.M17]+[.N17]" office:value-type="float" office:value="10141" calcext:value-type="float">
            <text:p>10,141 </text:p>
          </table:table-cell>
          <table:table-cell table:style-name="ce14" office:value-type="float" office:value="4804" calcext:value-type="float">
            <text:p>4,804 </text:p>
          </table:table-cell>
          <table:table-cell table:style-name="ce14" office:value-type="float" office:value="5337" calcext:value-type="float">
            <text:p>5,337 </text:p>
          </table:table-cell>
          <table:table-cell table:style-name="ce14" table:formula="of:=[.P17]+[.Q17]" office:value-type="float" office:value="16586" calcext:value-type="float">
            <text:p>16,586 </text:p>
          </table:table-cell>
          <table:table-cell table:style-name="ce14" office:value-type="float" office:value="8688" calcext:value-type="float">
            <text:p>8,688 </text:p>
          </table:table-cell>
          <table:table-cell table:style-name="ce14" office:value-type="float" office:value="7898" calcext:value-type="float">
            <text:p>7,898 </text:p>
          </table:table-cell>
          <table:table-cell table:style-name="ce14" table:formula="of:=[.S17]+[.T17]" office:value-type="float" office:value="17259" calcext:value-type="float">
            <text:p>17,259 </text:p>
          </table:table-cell>
          <table:table-cell table:style-name="ce14" office:value-type="float" office:value="9731" calcext:value-type="float">
            <text:p>9,731 </text:p>
          </table:table-cell>
          <table:table-cell table:style-name="ce14" office:value-type="float" office:value="7528" calcext:value-type="float">
            <text:p>7,528 </text:p>
          </table:table-cell>
          <table:table-cell table:style-name="ce14" table:formula="of:=[.V17]+[.W17]" office:value-type="float" office:value="19749" calcext:value-type="float">
            <text:p>19,749 </text:p>
          </table:table-cell>
          <table:table-cell table:style-name="ce14" office:value-type="float" office:value="11012" calcext:value-type="float">
            <text:p>11,012 </text:p>
          </table:table-cell>
          <table:table-cell table:style-name="ce14" office:value-type="float" office:value="8737" calcext:value-type="float">
            <text:p>8,737 </text:p>
          </table:table-cell>
          <table:table-cell table:style-name="ce14" table:formula="of:=[.Y17]+[.Z17]" office:value-type="float" office:value="8872" calcext:value-type="float">
            <text:p>8,872 </text:p>
          </table:table-cell>
          <table:table-cell table:style-name="ce14" office:value-type="float" office:value="5382" calcext:value-type="float">
            <text:p>5,382 </text:p>
          </table:table-cell>
          <table:table-cell table:style-name="ce14" office:value-type="float" office:value="3490" calcext:value-type="float">
            <text:p>3,490 </text:p>
          </table:table-cell>
          <table:table-cell table:style-name="ce14" table:formula="of:=[.AB17]+[.AC17]" office:value-type="float" office:value="6438" calcext:value-type="float">
            <text:p>6,438 </text:p>
          </table:table-cell>
          <table:table-cell table:style-name="ce14" office:value-type="float" office:value="4027" calcext:value-type="float">
            <text:p>4,027 </text:p>
          </table:table-cell>
          <table:table-cell table:style-name="ce14" office:value-type="float" office:value="2411" calcext:value-type="float">
            <text:p>2,411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阿拉伯聯合大公國 United Arab Emirates</text:p>
          </table:table-cell>
          <table:table-cell table:style-name="ce14" table:formula="of:=[.D18]+[.E18]" office:value-type="float" office:value="68210" calcext:value-type="float">
            <text:p>68,210 </text:p>
          </table:table-cell>
          <table:table-cell table:style-name="ce14" table:formula="of:=[.G18]+[.J18]+[.M18]+[.P18]+[.S18]+[.V18]+[.Y18]+[.AB18]" office:value-type="float" office:value="27432" calcext:value-type="float">
            <text:p>27,432 </text:p>
          </table:table-cell>
          <table:table-cell table:style-name="ce14" table:formula="of:=[.H18]+[.K18]+[.N18]+[.Q18]+[.T18]+[.W18]+[.Z18]+[.AC18]" office:value-type="float" office:value="40778" calcext:value-type="float">
            <text:p>40,778 </text:p>
          </table:table-cell>
          <table:table-cell table:style-name="ce14" table:formula="of:=[.G18]+[.H18]" office:value-type="float" office:value="2878" calcext:value-type="float">
            <text:p>2,878 </text:p>
          </table:table-cell>
          <table:table-cell table:style-name="ce14" office:value-type="float" office:value="1493" calcext:value-type="float">
            <text:p>1,493 </text:p>
          </table:table-cell>
          <table:table-cell table:style-name="ce14" office:value-type="float" office:value="1385" calcext:value-type="float">
            <text:p>1,385 </text:p>
          </table:table-cell>
          <table:table-cell table:style-name="ce14" table:formula="of:=[.J18]+[.K18]" office:value-type="float" office:value="2983" calcext:value-type="float">
            <text:p>2,983 </text:p>
          </table:table-cell>
          <table:table-cell table:style-name="ce14" office:value-type="float" office:value="1454" calcext:value-type="float">
            <text:p>1,454 </text:p>
          </table:table-cell>
          <table:table-cell table:style-name="ce14" office:value-type="float" office:value="1529" calcext:value-type="float">
            <text:p>1,529 </text:p>
          </table:table-cell>
          <table:table-cell table:style-name="ce14" table:formula="of:=[.M18]+[.N18]" office:value-type="float" office:value="11583" calcext:value-type="float">
            <text:p>11,583 </text:p>
          </table:table-cell>
          <table:table-cell table:style-name="ce14" office:value-type="float" office:value="4440" calcext:value-type="float">
            <text:p>4,440 </text:p>
          </table:table-cell>
          <table:table-cell table:style-name="ce14" office:value-type="float" office:value="7143" calcext:value-type="float">
            <text:p>7,143 </text:p>
          </table:table-cell>
          <table:table-cell table:style-name="ce14" table:formula="of:=[.P18]+[.Q18]" office:value-type="float" office:value="14313" calcext:value-type="float">
            <text:p>14,313 </text:p>
          </table:table-cell>
          <table:table-cell table:style-name="ce14" office:value-type="float" office:value="5956" calcext:value-type="float">
            <text:p>5,956 </text:p>
          </table:table-cell>
          <table:table-cell table:style-name="ce14" office:value-type="float" office:value="8357" calcext:value-type="float">
            <text:p>8,357 </text:p>
          </table:table-cell>
          <table:table-cell table:style-name="ce14" table:formula="of:=[.S18]+[.T18]" office:value-type="float" office:value="10576" calcext:value-type="float">
            <text:p>10,576 </text:p>
          </table:table-cell>
          <table:table-cell table:style-name="ce14" office:value-type="float" office:value="3916" calcext:value-type="float">
            <text:p>3,916 </text:p>
          </table:table-cell>
          <table:table-cell table:style-name="ce14" office:value-type="float" office:value="6660" calcext:value-type="float">
            <text:p>6,660 </text:p>
          </table:table-cell>
          <table:table-cell table:style-name="ce14" table:formula="of:=[.V18]+[.W18]" office:value-type="float" office:value="11950" calcext:value-type="float">
            <text:p>11,950 </text:p>
          </table:table-cell>
          <table:table-cell table:style-name="ce14" office:value-type="float" office:value="4225" calcext:value-type="float">
            <text:p>4,225 </text:p>
          </table:table-cell>
          <table:table-cell table:style-name="ce14" office:value-type="float" office:value="7725" calcext:value-type="float">
            <text:p>7,725 </text:p>
          </table:table-cell>
          <table:table-cell table:style-name="ce14" table:formula="of:=[.Y18]+[.Z18]" office:value-type="float" office:value="7041" calcext:value-type="float">
            <text:p>7,041 </text:p>
          </table:table-cell>
          <table:table-cell table:style-name="ce14" office:value-type="float" office:value="2780" calcext:value-type="float">
            <text:p>2,780 </text:p>
          </table:table-cell>
          <table:table-cell table:style-name="ce14" office:value-type="float" office:value="4261" calcext:value-type="float">
            <text:p>4,261 </text:p>
          </table:table-cell>
          <table:table-cell table:style-name="ce14" table:formula="of:=[.AB18]+[.AC18]" office:value-type="float" office:value="6886" calcext:value-type="float">
            <text:p>6,886 </text:p>
          </table:table-cell>
          <table:table-cell table:style-name="ce14" office:value-type="float" office:value="3168" calcext:value-type="float">
            <text:p>3,168 </text:p>
          </table:table-cell>
          <table:table-cell table:style-name="ce14" office:value-type="float" office:value="3718" calcext:value-type="float">
            <text:p>3,718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土耳其 Turkey</text:p>
          </table:table-cell>
          <table:table-cell table:style-name="ce14" table:formula="of:=[.D19]+[.E19]" office:value-type="float" office:value="63795" calcext:value-type="float">
            <text:p>63,795 </text:p>
          </table:table-cell>
          <table:table-cell table:style-name="ce14" table:formula="of:=[.G19]+[.J19]+[.M19]+[.P19]+[.S19]+[.V19]+[.Y19]+[.AB19]" office:value-type="float" office:value="23069" calcext:value-type="float">
            <text:p>23,069 </text:p>
          </table:table-cell>
          <table:table-cell table:style-name="ce14" table:formula="of:=[.H19]+[.K19]+[.N19]+[.Q19]+[.T19]+[.W19]+[.Z19]+[.AC19]" office:value-type="float" office:value="40726" calcext:value-type="float">
            <text:p>40,726 </text:p>
          </table:table-cell>
          <table:table-cell table:style-name="ce14" table:formula="of:=[.G19]+[.H19]" office:value-type="float" office:value="1331" calcext:value-type="float">
            <text:p>1,331 </text:p>
          </table:table-cell>
          <table:table-cell table:style-name="ce14" office:value-type="float" office:value="657" calcext:value-type="float">
            <text:p>657 </text:p>
          </table:table-cell>
          <table:table-cell table:style-name="ce14" office:value-type="float" office:value="674" calcext:value-type="float">
            <text:p>674 </text:p>
          </table:table-cell>
          <table:table-cell table:style-name="ce14" table:formula="of:=[.J19]+[.K19]" office:value-type="float" office:value="1719" calcext:value-type="float">
            <text:p>1,719 </text:p>
          </table:table-cell>
          <table:table-cell table:style-name="ce14" office:value-type="float" office:value="834" calcext:value-type="float">
            <text:p>834 </text:p>
          </table:table-cell>
          <table:table-cell table:style-name="ce14" office:value-type="float" office:value="885" calcext:value-type="float">
            <text:p>885 </text:p>
          </table:table-cell>
          <table:table-cell table:style-name="ce14" table:formula="of:=[.M19]+[.N19]" office:value-type="float" office:value="5940" calcext:value-type="float">
            <text:p>5,940 </text:p>
          </table:table-cell>
          <table:table-cell table:style-name="ce14" office:value-type="float" office:value="2257" calcext:value-type="float">
            <text:p>2,257 </text:p>
          </table:table-cell>
          <table:table-cell table:style-name="ce14" office:value-type="float" office:value="3683" calcext:value-type="float">
            <text:p>3,683 </text:p>
          </table:table-cell>
          <table:table-cell table:style-name="ce14" table:formula="of:=[.P19]+[.Q19]" office:value-type="float" office:value="9886" calcext:value-type="float">
            <text:p>9,886 </text:p>
          </table:table-cell>
          <table:table-cell table:style-name="ce14" office:value-type="float" office:value="3712" calcext:value-type="float">
            <text:p>3,712 </text:p>
          </table:table-cell>
          <table:table-cell table:style-name="ce14" office:value-type="float" office:value="6174" calcext:value-type="float">
            <text:p>6,174 </text:p>
          </table:table-cell>
          <table:table-cell table:style-name="ce14" table:formula="of:=[.S19]+[.T19]" office:value-type="float" office:value="11859" calcext:value-type="float">
            <text:p>11,859 </text:p>
          </table:table-cell>
          <table:table-cell table:style-name="ce14" office:value-type="float" office:value="3579" calcext:value-type="float">
            <text:p>3,579 </text:p>
          </table:table-cell>
          <table:table-cell table:style-name="ce14" office:value-type="float" office:value="8280" calcext:value-type="float">
            <text:p>8,280 </text:p>
          </table:table-cell>
          <table:table-cell table:style-name="ce14" table:formula="of:=[.V19]+[.W19]" office:value-type="float" office:value="16421" calcext:value-type="float">
            <text:p>16,421 </text:p>
          </table:table-cell>
          <table:table-cell table:style-name="ce14" office:value-type="float" office:value="5117" calcext:value-type="float">
            <text:p>5,117 </text:p>
          </table:table-cell>
          <table:table-cell table:style-name="ce14" office:value-type="float" office:value="11304" calcext:value-type="float">
            <text:p>11,304 </text:p>
          </table:table-cell>
          <table:table-cell table:style-name="ce14" table:formula="of:=[.Y19]+[.Z19]" office:value-type="float" office:value="9117" calcext:value-type="float">
            <text:p>9,117 </text:p>
          </table:table-cell>
          <table:table-cell table:style-name="ce14" office:value-type="float" office:value="3481" calcext:value-type="float">
            <text:p>3,481 </text:p>
          </table:table-cell>
          <table:table-cell table:style-name="ce14" office:value-type="float" office:value="5636" calcext:value-type="float">
            <text:p>5,636 </text:p>
          </table:table-cell>
          <table:table-cell table:style-name="ce14" table:formula="of:=[.AB19]+[.AC19]" office:value-type="float" office:value="7522" calcext:value-type="float">
            <text:p>7,522 </text:p>
          </table:table-cell>
          <table:table-cell table:style-name="ce14" office:value-type="float" office:value="3432" calcext:value-type="float">
            <text:p>3,432 </text:p>
          </table:table-cell>
          <table:table-cell table:style-name="ce14" office:value-type="float" office:value="4090" calcext:value-type="float">
            <text:p>4,090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亞洲其他地區 Others</text:p>
          </table:table-cell>
          <table:table-cell table:style-name="ce14" table:formula="of:=[.C21]-[.C4]-[.C5]-[.C6]-[.C7]-[.C8]-[.C9]-[.C10]-[.C11]-[.C12]-[.C13]-[.C14]-[.C15]-[.C16]-[.C17]-[.C18]-[.C19]" office:value-type="float" office:value="61351" calcext:value-type="float">
            <text:p>61,351 </text:p>
          </table:table-cell>
          <table:table-cell table:style-name="ce14" table:formula="of:=[.G20]+[.J20]+[.M20]+[.P20]+[.S20]+[.V20]+[.Y20]+[.AB20]" office:value-type="float" office:value="33186" calcext:value-type="float">
            <text:p>33,186 </text:p>
          </table:table-cell>
          <table:table-cell table:style-name="ce14" table:formula="of:=[.H20]+[.K20]+[.N20]+[.Q20]+[.T20]+[.W20]+[.Z20]+[.AC20]" office:value-type="float" office:value="28165" calcext:value-type="float">
            <text:p>28,165 </text:p>
          </table:table-cell>
          <table:table-cell table:style-name="ce14" table:formula="of:=[.F21]-[.F4]-[.F5]-[.F6]-[.F7]-[.F8]-[.F9]-[.F10]-[.F11]-[.F12]-[.F13]-[.F14]-[.F15]-[.F16]-[.F17]-[.F18]-[.F19]" office:value-type="float" office:value="322" calcext:value-type="float">
            <text:p>322 </text:p>
          </table:table-cell>
          <table:table-cell table:style-name="ce14" table:formula="of:=[.G21]-[.G4]-[.G5]-[.G6]-[.G7]-[.G8]-[.G9]-[.G10]-[.G11]-[.G12]-[.G13]-[.G14]-[.G15]-[.G16]-[.G17]-[.G18]-[.G19]" office:value-type="float" office:value="171" calcext:value-type="float">
            <text:p>171 </text:p>
          </table:table-cell>
          <table:table-cell table:style-name="ce14" table:formula="of:=[.H21]-[.H4]-[.H5]-[.H6]-[.H7]-[.H8]-[.H9]-[.H10]-[.H11]-[.H12]-[.H13]-[.H14]-[.H15]-[.H16]-[.H17]-[.H18]-[.H19]" office:value-type="float" office:value="151" calcext:value-type="float">
            <text:p>151 </text:p>
          </table:table-cell>
          <table:table-cell table:style-name="ce14" table:formula="of:=[.I21]-[.I4]-[.I5]-[.I6]-[.I7]-[.I8]-[.I9]-[.I10]-[.I11]-[.I12]-[.I13]-[.I14]-[.I15]-[.I16]-[.I17]-[.I18]-[.I19]" office:value-type="float" office:value="770" calcext:value-type="float">
            <text:p>770 </text:p>
          </table:table-cell>
          <table:table-cell table:style-name="ce14" table:formula="of:=[.J21]-[.J4]-[.J5]-[.J6]-[.J7]-[.J8]-[.J9]-[.J10]-[.J11]-[.J12]-[.J13]-[.J14]-[.J15]-[.J16]-[.J17]-[.J18]-[.J19]" office:value-type="float" office:value="375" calcext:value-type="float">
            <text:p>375 </text:p>
          </table:table-cell>
          <table:table-cell table:style-name="ce14" table:formula="of:=[.K21]-[.K4]-[.K5]-[.K6]-[.K7]-[.K8]-[.K9]-[.K10]-[.K11]-[.K12]-[.K13]-[.K14]-[.K15]-[.K16]-[.K17]-[.K18]-[.K19]" office:value-type="float" office:value="395" calcext:value-type="float">
            <text:p>395 </text:p>
          </table:table-cell>
          <table:table-cell table:style-name="ce14" table:formula="of:=[.L21]-[.L4]-[.L5]-[.L6]-[.L7]-[.L8]-[.L9]-[.L10]-[.L11]-[.L12]-[.L13]-[.L14]-[.L15]-[.L16]-[.L17]-[.L18]-[.L19]" office:value-type="float" office:value="6835" calcext:value-type="float">
            <text:p>6,835 </text:p>
          </table:table-cell>
          <table:table-cell table:style-name="ce14" table:formula="of:=[.M21]-[.M4]-[.M5]-[.M6]-[.M7]-[.M8]-[.M9]-[.M10]-[.M11]-[.M12]-[.M13]-[.M14]-[.M15]-[.M16]-[.M17]-[.M18]-[.M19]" office:value-type="float" office:value="3117" calcext:value-type="float">
            <text:p>3,117 </text:p>
          </table:table-cell>
          <table:table-cell table:style-name="ce14" table:formula="of:=[.N21]-[.N4]-[.N5]-[.N6]-[.N7]-[.N8]-[.N9]-[.N10]-[.N11]-[.N12]-[.N13]-[.N14]-[.N15]-[.N16]-[.N17]-[.N18]-[.N19]" office:value-type="float" office:value="3718" calcext:value-type="float">
            <text:p>3,718 </text:p>
          </table:table-cell>
          <table:table-cell table:style-name="ce14" table:formula="of:=[.O21]-[.O4]-[.O5]-[.O6]-[.O7]-[.O8]-[.O9]-[.O10]-[.O11]-[.O12]-[.O13]-[.O14]-[.O15]-[.O16]-[.O17]-[.O18]-[.O19]" office:value-type="float" office:value="14053" calcext:value-type="float">
            <text:p>14,053 </text:p>
          </table:table-cell>
          <table:table-cell table:style-name="ce14" table:formula="of:=[.P21]-[.P4]-[.P5]-[.P6]-[.P7]-[.P8]-[.P9]-[.P10]-[.P11]-[.P12]-[.P13]-[.P14]-[.P15]-[.P16]-[.P17]-[.P18]-[.P19]" office:value-type="float" office:value="8122" calcext:value-type="float">
            <text:p>8,122 </text:p>
          </table:table-cell>
          <table:table-cell table:style-name="ce14" table:formula="of:=[.Q21]-[.Q4]-[.Q5]-[.Q6]-[.Q7]-[.Q8]-[.Q9]-[.Q10]-[.Q11]-[.Q12]-[.Q13]-[.Q14]-[.Q15]-[.Q16]-[.Q17]-[.Q18]-[.Q19]" office:value-type="float" office:value="5931" calcext:value-type="float">
            <text:p>5,931 </text:p>
          </table:table-cell>
          <table:table-cell table:style-name="ce14" table:formula="of:=[.R21]-[.R4]-[.R5]-[.R6]-[.R7]-[.R8]-[.R9]-[.R10]-[.R11]-[.R12]-[.R13]-[.R14]-[.R15]-[.R16]-[.R17]-[.R18]-[.R19]" office:value-type="float" office:value="14261" calcext:value-type="float">
            <text:p>14,261 </text:p>
          </table:table-cell>
          <table:table-cell table:style-name="ce14" table:formula="of:=[.S21]-[.S4]-[.S5]-[.S6]-[.S7]-[.S8]-[.S9]-[.S10]-[.S11]-[.S12]-[.S13]-[.S14]-[.S15]-[.S16]-[.S17]-[.S18]-[.S19]" office:value-type="float" office:value="8134" calcext:value-type="float">
            <text:p>8,134 </text:p>
          </table:table-cell>
          <table:table-cell table:style-name="ce14" table:formula="of:=[.T21]-[.T4]-[.T5]-[.T6]-[.T7]-[.T8]-[.T9]-[.T10]-[.T11]-[.T12]-[.T13]-[.T14]-[.T15]-[.T16]-[.T17]-[.T18]-[.T19]" office:value-type="float" office:value="6127" calcext:value-type="float">
            <text:p>6,127 </text:p>
          </table:table-cell>
          <table:table-cell table:style-name="ce14" table:formula="of:=[.U21]-[.U4]-[.U5]-[.U6]-[.U7]-[.U8]-[.U9]-[.U10]-[.U11]-[.U12]-[.U13]-[.U14]-[.U15]-[.U16]-[.U17]-[.U18]-[.U19]" office:value-type="float" office:value="13897" calcext:value-type="float">
            <text:p>13,897 </text:p>
          </table:table-cell>
          <table:table-cell table:style-name="ce14" table:formula="of:=[.V21]-[.V4]-[.V5]-[.V6]-[.V7]-[.V8]-[.V9]-[.V10]-[.V11]-[.V12]-[.V13]-[.V14]-[.V15]-[.V16]-[.V17]-[.V18]-[.V19]" office:value-type="float" office:value="7299" calcext:value-type="float">
            <text:p>7,299 </text:p>
          </table:table-cell>
          <table:table-cell table:style-name="ce14" table:formula="of:=[.W21]-[.W4]-[.W5]-[.W6]-[.W7]-[.W8]-[.W9]-[.W10]-[.W11]-[.W12]-[.W13]-[.W14]-[.W15]-[.W16]-[.W17]-[.W18]-[.W19]" office:value-type="float" office:value="6598" calcext:value-type="float">
            <text:p>6,598 </text:p>
          </table:table-cell>
          <table:table-cell table:style-name="ce14" table:formula="of:=[.X21]-[.X4]-[.X5]-[.X6]-[.X7]-[.X8]-[.X9]-[.X10]-[.X11]-[.X12]-[.X13]-[.X14]-[.X15]-[.X16]-[.X17]-[.X18]-[.X19]" office:value-type="float" office:value="6360" calcext:value-type="float">
            <text:p>6,360 </text:p>
          </table:table-cell>
          <table:table-cell table:style-name="ce14" table:formula="of:=[.Y21]-[.Y4]-[.Y5]-[.Y6]-[.Y7]-[.Y8]-[.Y9]-[.Y10]-[.Y11]-[.Y12]-[.Y13]-[.Y14]-[.Y15]-[.Y16]-[.Y17]-[.Y18]-[.Y19]" office:value-type="float" office:value="3287" calcext:value-type="float">
            <text:p>3,287 </text:p>
          </table:table-cell>
          <table:table-cell table:style-name="ce14" table:formula="of:=[.Z21]-[.Z4]-[.Z5]-[.Z6]-[.Z7]-[.Z8]-[.Z9]-[.Z10]-[.Z11]-[.Z12]-[.Z13]-[.Z14]-[.Z15]-[.Z16]-[.Z17]-[.Z18]-[.Z19]" office:value-type="float" office:value="3073" calcext:value-type="float">
            <text:p>3,073 </text:p>
          </table:table-cell>
          <table:table-cell table:style-name="ce14" table:formula="of:=[.AA21]-[.AA4]-[.AA5]-[.AA6]-[.AA7]-[.AA8]-[.AA9]-[.AA10]-[.AA11]-[.AA12]-[.AA13]-[.AA14]-[.AA15]-[.AA16]-[.AA17]-[.AA18]-[.AA19]" office:value-type="float" office:value="4853" calcext:value-type="float">
            <text:p>4,853 </text:p>
          </table:table-cell>
          <table:table-cell table:style-name="ce14" table:formula="of:=[.AB21]-[.AB4]-[.AB5]-[.AB6]-[.AB7]-[.AB8]-[.AB9]-[.AB10]-[.AB11]-[.AB12]-[.AB13]-[.AB14]-[.AB15]-[.AB16]-[.AB17]-[.AB18]-[.AB19]" office:value-type="float" office:value="2681" calcext:value-type="float">
            <text:p>2,681 </text:p>
          </table:table-cell>
          <table:table-cell table:style-name="ce14" table:formula="of:=[.AC21]-[.AC4]-[.AC5]-[.AC6]-[.AC7]-[.AC8]-[.AC9]-[.AC10]-[.AC11]-[.AC12]-[.AC13]-[.AC14]-[.AC15]-[.AC16]-[.AC17]-[.AC18]-[.AC19]" office:value-type="float" office:value="2172" calcext:value-type="float">
            <text:p>2,172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5"/>
          <table:table-cell table:style-name="ce11" office:value-type="string" calcext:value-type="string">
            <text:p>亞洲合計 Total</text:p>
          </table:table-cell>
          <table:table-cell table:style-name="ce14" table:formula="of:=[.D21]+[.E21]" office:value-type="float" office:value="14253762" calcext:value-type="float">
            <text:p>14,253,762 </text:p>
          </table:table-cell>
          <table:table-cell table:style-name="ce14" table:formula="of:=[.G21]+[.J21]+[.M21]+[.P21]+[.S21]+[.V21]+[.Y21]+[.AB21]" office:value-type="float" office:value="7164227" calcext:value-type="float">
            <text:p>7,164,227 </text:p>
          </table:table-cell>
          <table:table-cell table:style-name="ce14" table:formula="of:=[.H21]+[.K21]+[.N21]+[.Q21]+[.T21]+[.W21]+[.Z21]+[.AC21]" office:value-type="float" office:value="7089535" calcext:value-type="float">
            <text:p>7,089,535 </text:p>
          </table:table-cell>
          <table:table-cell table:style-name="ce14" table:formula="of:=[.G21]+[.H21]" office:value-type="float" office:value="945734" calcext:value-type="float">
            <text:p>945,734 </text:p>
          </table:table-cell>
          <table:table-cell table:style-name="ce14" office:value-type="float" office:value="480916" calcext:value-type="float">
            <text:p>480,916 </text:p>
          </table:table-cell>
          <table:table-cell table:style-name="ce14" office:value-type="float" office:value="464818" calcext:value-type="float">
            <text:p>464,818 </text:p>
          </table:table-cell>
          <table:table-cell table:style-name="ce14" table:formula="of:=[.J21]+[.K21]" office:value-type="float" office:value="515917" calcext:value-type="float">
            <text:p>515,917 </text:p>
          </table:table-cell>
          <table:table-cell table:style-name="ce14" office:value-type="float" office:value="239548" calcext:value-type="float">
            <text:p>239,548 </text:p>
          </table:table-cell>
          <table:table-cell table:style-name="ce14" office:value-type="float" office:value="276369" calcext:value-type="float">
            <text:p>276,369 </text:p>
          </table:table-cell>
          <table:table-cell table:style-name="ce14" table:formula="of:=[.M21]+[.N21]" office:value-type="float" office:value="2021676" calcext:value-type="float">
            <text:p>2,021,676 </text:p>
          </table:table-cell>
          <table:table-cell table:style-name="ce14" office:value-type="float" office:value="822815" calcext:value-type="float">
            <text:p>822,815 </text:p>
          </table:table-cell>
          <table:table-cell table:style-name="ce14" office:value-type="float" office:value="1198861" calcext:value-type="float">
            <text:p>1,198,861 </text:p>
          </table:table-cell>
          <table:table-cell table:style-name="ce14" table:formula="of:=[.P21]+[.Q21]" office:value-type="float" office:value="3089958" calcext:value-type="float">
            <text:p>3,089,958 </text:p>
          </table:table-cell>
          <table:table-cell table:style-name="ce14" office:value-type="float" office:value="1509760" calcext:value-type="float">
            <text:p>1,509,760 </text:p>
          </table:table-cell>
          <table:table-cell table:style-name="ce14" office:value-type="float" office:value="1580198" calcext:value-type="float">
            <text:p>1,580,198 </text:p>
          </table:table-cell>
          <table:table-cell table:style-name="ce14" table:formula="of:=[.S21]+[.T21]" office:value-type="float" office:value="2982953" calcext:value-type="float">
            <text:p>2,982,953 </text:p>
          </table:table-cell>
          <table:table-cell table:style-name="ce14" office:value-type="float" office:value="1594835" calcext:value-type="float">
            <text:p>1,594,835 </text:p>
          </table:table-cell>
          <table:table-cell table:style-name="ce14" office:value-type="float" office:value="1388118" calcext:value-type="float">
            <text:p>1,388,118 </text:p>
          </table:table-cell>
          <table:table-cell table:style-name="ce14" table:formula="of:=[.V21]+[.W21]" office:value-type="float" office:value="2568100" calcext:value-type="float">
            <text:p>2,568,100 </text:p>
          </table:table-cell>
          <table:table-cell table:style-name="ce14" office:value-type="float" office:value="1366865" calcext:value-type="float">
            <text:p>1,366,865 </text:p>
          </table:table-cell>
          <table:table-cell table:style-name="ce14" office:value-type="float" office:value="1201235" calcext:value-type="float">
            <text:p>1,201,235 </text:p>
          </table:table-cell>
          <table:table-cell table:style-name="ce14" table:formula="of:=[.Y21]+[.Z21]" office:value-type="float" office:value="1145560" calcext:value-type="float">
            <text:p>1,145,560 </text:p>
          </table:table-cell>
          <table:table-cell table:style-name="ce14" office:value-type="float" office:value="616061" calcext:value-type="float">
            <text:p>616,061 </text:p>
          </table:table-cell>
          <table:table-cell table:style-name="ce14" office:value-type="float" office:value="529499" calcext:value-type="float">
            <text:p>529,499 </text:p>
          </table:table-cell>
          <table:table-cell table:style-name="ce14" table:formula="of:=[.AB21]+[.AC21]" office:value-type="float" office:value="983864" calcext:value-type="float">
            <text:p>983,864 </text:p>
          </table:table-cell>
          <table:table-cell table:style-name="ce14" office:value-type="float" office:value="533427" calcext:value-type="float">
            <text:p>533,427 </text:p>
          </table:table-cell>
          <table:table-cell table:style-name="ce14" office:value-type="float" office:value="450437" calcext:value-type="float">
            <text:p>450,437 </text:p>
          </table:table-cell>
          <table:table-cell table:style-name="ce23"/>
          <table:table-cell table:number-columns-repeated="994"/>
        </table:table-row>
        <table:table-row table:style-name="ro4">
          <table:table-cell table:style-name="ce3" office:value-type="string" calcext:value-type="string" table:number-columns-spanned="1" table:number-rows-spanned="4">
            <text:p>美洲地區</text:p>
          </table:table-cell>
          <table:table-cell table:style-name="ce11" office:value-type="string" calcext:value-type="string">
            <text:p>美國 United States of America</text:p>
          </table:table-cell>
          <table:table-cell table:style-name="ce14" table:formula="of:=[.D22]+[.E22]" office:value-type="float" office:value="574512" calcext:value-type="float">
            <text:p>574,512 </text:p>
          </table:table-cell>
          <table:table-cell table:style-name="ce14" table:formula="of:=[.G22]+[.J22]+[.M22]+[.P22]+[.S22]+[.V22]+[.Y22]+[.AB22]" office:value-type="float" office:value="269899" calcext:value-type="float">
            <text:p>269,899 </text:p>
          </table:table-cell>
          <table:table-cell table:style-name="ce14" table:formula="of:=[.H22]+[.K22]+[.N22]+[.Q22]+[.T22]+[.W22]+[.Z22]+[.AC22]" office:value-type="float" office:value="304613" calcext:value-type="float">
            <text:p>304,613 </text:p>
          </table:table-cell>
          <table:table-cell table:style-name="ce14" table:formula="of:=[.G22]+[.H22]" office:value-type="float" office:value="26123" calcext:value-type="float">
            <text:p>26,123 </text:p>
          </table:table-cell>
          <table:table-cell table:style-name="ce14" office:value-type="float" office:value="13336" calcext:value-type="float">
            <text:p>13,336 </text:p>
          </table:table-cell>
          <table:table-cell table:style-name="ce14" office:value-type="float" office:value="12787" calcext:value-type="float">
            <text:p>12,787 </text:p>
          </table:table-cell>
          <table:table-cell table:style-name="ce14" table:formula="of:=[.J22]+[.K22]" office:value-type="float" office:value="23442" calcext:value-type="float">
            <text:p>23,442 </text:p>
          </table:table-cell>
          <table:table-cell table:style-name="ce14" office:value-type="float" office:value="11648" calcext:value-type="float">
            <text:p>11,648 </text:p>
          </table:table-cell>
          <table:table-cell table:style-name="ce14" office:value-type="float" office:value="11794" calcext:value-type="float">
            <text:p>11,794 </text:p>
          </table:table-cell>
          <table:table-cell table:style-name="ce14" table:formula="of:=[.M22]+[.N22]" office:value-type="float" office:value="78239" calcext:value-type="float">
            <text:p>78,239 </text:p>
          </table:table-cell>
          <table:table-cell table:style-name="ce14" office:value-type="float" office:value="32030" calcext:value-type="float">
            <text:p>32,030 </text:p>
          </table:table-cell>
          <table:table-cell table:style-name="ce14" office:value-type="float" office:value="46209" calcext:value-type="float">
            <text:p>46,209 </text:p>
          </table:table-cell>
          <table:table-cell table:style-name="ce14" table:formula="of:=[.P22]+[.Q22]" office:value-type="float" office:value="105474" calcext:value-type="float">
            <text:p>105,474 </text:p>
          </table:table-cell>
          <table:table-cell table:style-name="ce14" office:value-type="float" office:value="50087" calcext:value-type="float">
            <text:p>50,087 </text:p>
          </table:table-cell>
          <table:table-cell table:style-name="ce14" office:value-type="float" office:value="55387" calcext:value-type="float">
            <text:p>55,387 </text:p>
          </table:table-cell>
          <table:table-cell table:style-name="ce14" table:formula="of:=[.S22]+[.T22]" office:value-type="float" office:value="101083" calcext:value-type="float">
            <text:p>101,083 </text:p>
          </table:table-cell>
          <table:table-cell table:style-name="ce14" office:value-type="float" office:value="51671" calcext:value-type="float">
            <text:p>51,671 </text:p>
          </table:table-cell>
          <table:table-cell table:style-name="ce14" office:value-type="float" office:value="49412" calcext:value-type="float">
            <text:p>49,412 </text:p>
          </table:table-cell>
          <table:table-cell table:style-name="ce14" table:formula="of:=[.V22]+[.W22]" office:value-type="float" office:value="102746" calcext:value-type="float">
            <text:p>102,746 </text:p>
          </table:table-cell>
          <table:table-cell table:style-name="ce14" office:value-type="float" office:value="46156" calcext:value-type="float">
            <text:p>46,156 </text:p>
          </table:table-cell>
          <table:table-cell table:style-name="ce14" office:value-type="float" office:value="56590" calcext:value-type="float">
            <text:p>56,590 </text:p>
          </table:table-cell>
          <table:table-cell table:style-name="ce14" table:formula="of:=[.Y22]+[.Z22]" office:value-type="float" office:value="64504" calcext:value-type="float">
            <text:p>64,504 </text:p>
          </table:table-cell>
          <table:table-cell table:style-name="ce14" office:value-type="float" office:value="29270" calcext:value-type="float">
            <text:p>29,270 </text:p>
          </table:table-cell>
          <table:table-cell table:style-name="ce14" office:value-type="float" office:value="35234" calcext:value-type="float">
            <text:p>35,234 </text:p>
          </table:table-cell>
          <table:table-cell table:style-name="ce14" table:formula="of:=[.AB22]+[.AC22]" office:value-type="float" office:value="72901" calcext:value-type="float">
            <text:p>72,901 </text:p>
          </table:table-cell>
          <table:table-cell table:style-name="ce14" office:value-type="float" office:value="35701" calcext:value-type="float">
            <text:p>35,701 </text:p>
          </table:table-cell>
          <table:table-cell table:style-name="ce14" office:value-type="float" office:value="37200" calcext:value-type="float">
            <text:p>37,200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加拿大 Canada</text:p>
          </table:table-cell>
          <table:table-cell table:style-name="ce14" table:formula="of:=[.D23]+[.E23]" office:value-type="float" office:value="114828" calcext:value-type="float">
            <text:p>114,828 </text:p>
          </table:table-cell>
          <table:table-cell table:style-name="ce14" table:formula="of:=[.G23]+[.J23]+[.M23]+[.P23]+[.S23]+[.V23]+[.Y23]+[.AB23]" office:value-type="float" office:value="47321" calcext:value-type="float">
            <text:p>47,321 </text:p>
          </table:table-cell>
          <table:table-cell table:style-name="ce14" table:formula="of:=[.H23]+[.K23]+[.N23]+[.Q23]+[.T23]+[.W23]+[.Z23]+[.AC23]" office:value-type="float" office:value="67507" calcext:value-type="float">
            <text:p>67,507 </text:p>
          </table:table-cell>
          <table:table-cell table:style-name="ce14" table:formula="of:=[.G23]+[.H23]" office:value-type="float" office:value="5655" calcext:value-type="float">
            <text:p>5,655 </text:p>
          </table:table-cell>
          <table:table-cell table:style-name="ce14" office:value-type="float" office:value="2910" calcext:value-type="float">
            <text:p>2,910 </text:p>
          </table:table-cell>
          <table:table-cell table:style-name="ce14" office:value-type="float" office:value="2745" calcext:value-type="float">
            <text:p>2,745 </text:p>
          </table:table-cell>
          <table:table-cell table:style-name="ce14" table:formula="of:=[.J23]+[.K23]" office:value-type="float" office:value="6042" calcext:value-type="float">
            <text:p>6,042 </text:p>
          </table:table-cell>
          <table:table-cell table:style-name="ce14" office:value-type="float" office:value="2981" calcext:value-type="float">
            <text:p>2,981 </text:p>
          </table:table-cell>
          <table:table-cell table:style-name="ce14" office:value-type="float" office:value="3061" calcext:value-type="float">
            <text:p>3,061 </text:p>
          </table:table-cell>
          <table:table-cell table:style-name="ce14" table:formula="of:=[.M23]+[.N23]" office:value-type="float" office:value="14644" calcext:value-type="float">
            <text:p>14,644 </text:p>
          </table:table-cell>
          <table:table-cell table:style-name="ce14" office:value-type="float" office:value="5718" calcext:value-type="float">
            <text:p>5,718 </text:p>
          </table:table-cell>
          <table:table-cell table:style-name="ce14" office:value-type="float" office:value="8926" calcext:value-type="float">
            <text:p>8,926 </text:p>
          </table:table-cell>
          <table:table-cell table:style-name="ce14" table:formula="of:=[.P23]+[.Q23]" office:value-type="float" office:value="15809" calcext:value-type="float">
            <text:p>15,809 </text:p>
          </table:table-cell>
          <table:table-cell table:style-name="ce14" office:value-type="float" office:value="6287" calcext:value-type="float">
            <text:p>6,287 </text:p>
          </table:table-cell>
          <table:table-cell table:style-name="ce14" office:value-type="float" office:value="9522" calcext:value-type="float">
            <text:p>9,522 </text:p>
          </table:table-cell>
          <table:table-cell table:style-name="ce14" table:formula="of:=[.S23]+[.T23]" office:value-type="float" office:value="16617" calcext:value-type="float">
            <text:p>16,617 </text:p>
          </table:table-cell>
          <table:table-cell table:style-name="ce14" office:value-type="float" office:value="6137" calcext:value-type="float">
            <text:p>6,137 </text:p>
          </table:table-cell>
          <table:table-cell table:style-name="ce14" office:value-type="float" office:value="10480" calcext:value-type="float">
            <text:p>10,480 </text:p>
          </table:table-cell>
          <table:table-cell table:style-name="ce14" table:formula="of:=[.V23]+[.W23]" office:value-type="float" office:value="26077" calcext:value-type="float">
            <text:p>26,077 </text:p>
          </table:table-cell>
          <table:table-cell table:style-name="ce14" office:value-type="float" office:value="9626" calcext:value-type="float">
            <text:p>9,626 </text:p>
          </table:table-cell>
          <table:table-cell table:style-name="ce14" office:value-type="float" office:value="16451" calcext:value-type="float">
            <text:p>16,451 </text:p>
          </table:table-cell>
          <table:table-cell table:style-name="ce14" table:formula="of:=[.Y23]+[.Z23]" office:value-type="float" office:value="15238" calcext:value-type="float">
            <text:p>15,238 </text:p>
          </table:table-cell>
          <table:table-cell table:style-name="ce14" office:value-type="float" office:value="6395" calcext:value-type="float">
            <text:p>6,395 </text:p>
          </table:table-cell>
          <table:table-cell table:style-name="ce14" office:value-type="float" office:value="8843" calcext:value-type="float">
            <text:p>8,843 </text:p>
          </table:table-cell>
          <table:table-cell table:style-name="ce14" table:formula="of:=[.AB23]+[.AC23]" office:value-type="float" office:value="14746" calcext:value-type="float">
            <text:p>14,746 </text:p>
          </table:table-cell>
          <table:table-cell table:style-name="ce14" office:value-type="float" office:value="7267" calcext:value-type="float">
            <text:p>7,267 </text:p>
          </table:table-cell>
          <table:table-cell table:style-name="ce14" office:value-type="float" office:value="7479" calcext:value-type="float">
            <text:p>7,479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美洲其他地區 Others</text:p>
          </table:table-cell>
          <table:table-cell table:style-name="ce14" table:formula="of:=[.C25]-[.C22]-[.C23]" office:value-type="float" office:value="8021" calcext:value-type="float">
            <text:p>8,021 </text:p>
          </table:table-cell>
          <table:table-cell table:style-name="ce14" table:formula="of:=[.G24]+[.J24]+[.M24]+[.P24]+[.S24]+[.V24]+[.Y24]+[.AB24]" office:value-type="float" office:value="4781" calcext:value-type="float">
            <text:p>4,781 </text:p>
          </table:table-cell>
          <table:table-cell table:style-name="ce14" table:formula="of:=[.H24]+[.K24]+[.N24]+[.Q24]+[.T24]+[.W24]+[.Z24]+[.AC24]" office:value-type="float" office:value="3240" calcext:value-type="float">
            <text:p>3,240 </text:p>
          </table:table-cell>
          <table:table-cell table:style-name="ce14" table:formula="of:=[.F25]-[.F22]-[.F23]" office:value-type="float" office:value="0" calcext:value-type="float">
            <text:p>0 </text:p>
          </table:table-cell>
          <table:table-cell table:style-name="ce14" table:formula="of:=[.G25]-[.G22]-[.G23]" office:value-type="float" office:value="0" calcext:value-type="float">
            <text:p>0 </text:p>
          </table:table-cell>
          <table:table-cell table:style-name="ce14" table:formula="of:=[.H25]-[.H22]-[.H23]" office:value-type="float" office:value="0" calcext:value-type="float">
            <text:p>0 </text:p>
          </table:table-cell>
          <table:table-cell table:style-name="ce14" table:formula="of:=[.I25]-[.I22]-[.I23]" office:value-type="float" office:value="107" calcext:value-type="float">
            <text:p>107 </text:p>
          </table:table-cell>
          <table:table-cell table:style-name="ce14" table:formula="of:=[.J25]-[.J22]-[.J23]" office:value-type="float" office:value="58" calcext:value-type="float">
            <text:p>58 </text:p>
          </table:table-cell>
          <table:table-cell table:style-name="ce14" table:formula="of:=[.K25]-[.K22]-[.K23]" office:value-type="float" office:value="49" calcext:value-type="float">
            <text:p>49 </text:p>
          </table:table-cell>
          <table:table-cell table:style-name="ce14" table:formula="of:=[.L25]-[.L22]-[.L23]" office:value-type="float" office:value="934" calcext:value-type="float">
            <text:p>934 </text:p>
          </table:table-cell>
          <table:table-cell table:style-name="ce14" table:formula="of:=[.M25]-[.M22]-[.M23]" office:value-type="float" office:value="485" calcext:value-type="float">
            <text:p>485 </text:p>
          </table:table-cell>
          <table:table-cell table:style-name="ce14" table:formula="of:=[.N25]-[.N22]-[.N23]" office:value-type="float" office:value="449" calcext:value-type="float">
            <text:p>449 </text:p>
          </table:table-cell>
          <table:table-cell table:style-name="ce14" table:formula="of:=[.O25]-[.O22]-[.O23]" office:value-type="float" office:value="2070" calcext:value-type="float">
            <text:p>2,070 </text:p>
          </table:table-cell>
          <table:table-cell table:style-name="ce14" table:formula="of:=[.P25]-[.P22]-[.P23]" office:value-type="float" office:value="1299" calcext:value-type="float">
            <text:p>1,299 </text:p>
          </table:table-cell>
          <table:table-cell table:style-name="ce14" table:formula="of:=[.Q25]-[.Q22]-[.Q23]" office:value-type="float" office:value="771" calcext:value-type="float">
            <text:p>771 </text:p>
          </table:table-cell>
          <table:table-cell table:style-name="ce14" table:formula="of:=[.R25]-[.R22]-[.R23]" office:value-type="float" office:value="1920" calcext:value-type="float">
            <text:p>1,920 </text:p>
          </table:table-cell>
          <table:table-cell table:style-name="ce14" table:formula="of:=[.S25]-[.S22]-[.S23]" office:value-type="float" office:value="1193" calcext:value-type="float">
            <text:p>1,193 </text:p>
          </table:table-cell>
          <table:table-cell table:style-name="ce14" table:formula="of:=[.T25]-[.T22]-[.T23]" office:value-type="float" office:value="727" calcext:value-type="float">
            <text:p>727 </text:p>
          </table:table-cell>
          <table:table-cell table:style-name="ce14" table:formula="of:=[.U25]-[.U22]-[.U23]" office:value-type="float" office:value="1669" calcext:value-type="float">
            <text:p>1,669 </text:p>
          </table:table-cell>
          <table:table-cell table:style-name="ce14" table:formula="of:=[.V25]-[.V22]-[.V23]" office:value-type="float" office:value="926" calcext:value-type="float">
            <text:p>926 </text:p>
          </table:table-cell>
          <table:table-cell table:style-name="ce14" table:formula="of:=[.W25]-[.W22]-[.W23]" office:value-type="float" office:value="743" calcext:value-type="float">
            <text:p>743 </text:p>
          </table:table-cell>
          <table:table-cell table:style-name="ce14" table:formula="of:=[.X25]-[.X22]-[.X23]" office:value-type="float" office:value="821" calcext:value-type="float">
            <text:p>821 </text:p>
          </table:table-cell>
          <table:table-cell table:style-name="ce14" table:formula="of:=[.Y25]-[.Y22]-[.Y23]" office:value-type="float" office:value="484" calcext:value-type="float">
            <text:p>484 </text:p>
          </table:table-cell>
          <table:table-cell table:style-name="ce14" table:formula="of:=[.Z25]-[.Z22]-[.Z23]" office:value-type="float" office:value="337" calcext:value-type="float">
            <text:p>337 </text:p>
          </table:table-cell>
          <table:table-cell table:style-name="ce14" table:formula="of:=[.AA25]-[.AA22]-[.AA23]" office:value-type="float" office:value="500" calcext:value-type="float">
            <text:p>500 </text:p>
          </table:table-cell>
          <table:table-cell table:style-name="ce14" table:formula="of:=[.AB25]-[.AB22]-[.AB23]" office:value-type="float" office:value="336" calcext:value-type="float">
            <text:p>336 </text:p>
          </table:table-cell>
          <table:table-cell table:style-name="ce14" table:formula="of:=[.AC25]-[.AC22]-[.AC23]" office:value-type="float" office:value="164" calcext:value-type="float">
            <text:p>164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5"/>
          <table:table-cell table:style-name="ce11" office:value-type="string" calcext:value-type="string">
            <text:p>美洲合計 Total</text:p>
          </table:table-cell>
          <table:table-cell table:style-name="ce14" table:formula="of:=[.D25]+[.E25]" office:value-type="float" office:value="697361" calcext:value-type="float">
            <text:p>697,361 </text:p>
          </table:table-cell>
          <table:table-cell table:style-name="ce14" table:formula="of:=[.G25]+[.J25]+[.M25]+[.P25]+[.S25]+[.V25]+[.Y25]+[.AB25]" office:value-type="float" office:value="322001" calcext:value-type="float">
            <text:p>322,001 </text:p>
          </table:table-cell>
          <table:table-cell table:style-name="ce14" table:formula="of:=[.H25]+[.K25]+[.N25]+[.Q25]+[.T25]+[.W25]+[.Z25]+[.AC25]" office:value-type="float" office:value="375360" calcext:value-type="float">
            <text:p>375,360 </text:p>
          </table:table-cell>
          <table:table-cell table:style-name="ce14" table:formula="of:=[.G25]+[.H25]" office:value-type="float" office:value="31778" calcext:value-type="float">
            <text:p>31,778 </text:p>
          </table:table-cell>
          <table:table-cell table:style-name="ce14" office:value-type="float" office:value="16246" calcext:value-type="float">
            <text:p>16,246 </text:p>
          </table:table-cell>
          <table:table-cell table:style-name="ce14" office:value-type="float" office:value="15532" calcext:value-type="float">
            <text:p>15,532 </text:p>
          </table:table-cell>
          <table:table-cell table:style-name="ce14" table:formula="of:=[.J25]+[.K25]" office:value-type="float" office:value="29591" calcext:value-type="float">
            <text:p>29,591 </text:p>
          </table:table-cell>
          <table:table-cell table:style-name="ce14" office:value-type="float" office:value="14687" calcext:value-type="float">
            <text:p>14,687 </text:p>
          </table:table-cell>
          <table:table-cell table:style-name="ce14" office:value-type="float" office:value="14904" calcext:value-type="float">
            <text:p>14,904 </text:p>
          </table:table-cell>
          <table:table-cell table:style-name="ce14" table:formula="of:=[.M25]+[.N25]" office:value-type="float" office:value="93817" calcext:value-type="float">
            <text:p>93,817 </text:p>
          </table:table-cell>
          <table:table-cell table:style-name="ce14" office:value-type="float" office:value="38233" calcext:value-type="float">
            <text:p>38,233 </text:p>
          </table:table-cell>
          <table:table-cell table:style-name="ce14" office:value-type="float" office:value="55584" calcext:value-type="float">
            <text:p>55,584 </text:p>
          </table:table-cell>
          <table:table-cell table:style-name="ce14" table:formula="of:=[.P25]+[.Q25]" office:value-type="float" office:value="123353" calcext:value-type="float">
            <text:p>123,353 </text:p>
          </table:table-cell>
          <table:table-cell table:style-name="ce14" office:value-type="float" office:value="57673" calcext:value-type="float">
            <text:p>57,673 </text:p>
          </table:table-cell>
          <table:table-cell table:style-name="ce14" office:value-type="float" office:value="65680" calcext:value-type="float">
            <text:p>65,680 </text:p>
          </table:table-cell>
          <table:table-cell table:style-name="ce14" table:formula="of:=[.S25]+[.T25]" office:value-type="float" office:value="119620" calcext:value-type="float">
            <text:p>119,620 </text:p>
          </table:table-cell>
          <table:table-cell table:style-name="ce14" office:value-type="float" office:value="59001" calcext:value-type="float">
            <text:p>59,001 </text:p>
          </table:table-cell>
          <table:table-cell table:style-name="ce14" office:value-type="float" office:value="60619" calcext:value-type="float">
            <text:p>60,619 </text:p>
          </table:table-cell>
          <table:table-cell table:style-name="ce14" table:formula="of:=[.V25]+[.W25]" office:value-type="float" office:value="130492" calcext:value-type="float">
            <text:p>130,492 </text:p>
          </table:table-cell>
          <table:table-cell table:style-name="ce14" office:value-type="float" office:value="56708" calcext:value-type="float">
            <text:p>56,708 </text:p>
          </table:table-cell>
          <table:table-cell table:style-name="ce14" office:value-type="float" office:value="73784" calcext:value-type="float">
            <text:p>73,784 </text:p>
          </table:table-cell>
          <table:table-cell table:style-name="ce14" table:formula="of:=[.Y25]+[.Z25]" office:value-type="float" office:value="80563" calcext:value-type="float">
            <text:p>80,563 </text:p>
          </table:table-cell>
          <table:table-cell table:style-name="ce14" office:value-type="float" office:value="36149" calcext:value-type="float">
            <text:p>36,149 </text:p>
          </table:table-cell>
          <table:table-cell table:style-name="ce14" office:value-type="float" office:value="44414" calcext:value-type="float">
            <text:p>44,414 </text:p>
          </table:table-cell>
          <table:table-cell table:style-name="ce14" table:formula="of:=[.AB25]+[.AC25]" office:value-type="float" office:value="88147" calcext:value-type="float">
            <text:p>88,147 </text:p>
          </table:table-cell>
          <table:table-cell table:style-name="ce14" office:value-type="float" office:value="43304" calcext:value-type="float">
            <text:p>43,304 </text:p>
          </table:table-cell>
          <table:table-cell table:style-name="ce14" office:value-type="float" office:value="44843" calcext:value-type="float">
            <text:p>44,843 </text:p>
          </table:table-cell>
          <table:table-cell table:style-name="ce23"/>
          <table:table-cell table:number-columns-repeated="994"/>
        </table:table-row>
        <table:table-row table:style-name="ro4">
          <table:table-cell table:style-name="ce3" office:value-type="string" calcext:value-type="string" table:number-columns-spanned="1" table:number-rows-spanned="9">
            <text:p>歐洲地區</text:p>
          </table:table-cell>
          <table:table-cell table:style-name="ce11" office:value-type="string" calcext:value-type="string">
            <text:p>法國 France</text:p>
          </table:table-cell>
          <table:table-cell table:style-name="ce14" table:formula="of:=[.D26]+[.E26]" office:value-type="float" office:value="66720" calcext:value-type="float">
            <text:p>66,720 </text:p>
          </table:table-cell>
          <table:table-cell table:style-name="ce14" table:formula="of:=[.G26]+[.J26]+[.M26]+[.P26]+[.S26]+[.V26]+[.Y26]+[.AB26]" office:value-type="float" office:value="25873" calcext:value-type="float">
            <text:p>25,873 </text:p>
          </table:table-cell>
          <table:table-cell table:style-name="ce14" table:formula="of:=[.H26]+[.K26]+[.N26]+[.Q26]+[.T26]+[.W26]+[.Z26]+[.AC26]" office:value-type="float" office:value="40847" calcext:value-type="float">
            <text:p>40,847 </text:p>
          </table:table-cell>
          <table:table-cell table:style-name="ce14" table:formula="of:=[.G26]+[.H26]" office:value-type="float" office:value="1991" calcext:value-type="float">
            <text:p>1,991 </text:p>
          </table:table-cell>
          <table:table-cell table:style-name="ce14" office:value-type="float" office:value="985" calcext:value-type="float">
            <text:p>985 </text:p>
          </table:table-cell>
          <table:table-cell table:style-name="ce14" office:value-type="float" office:value="1006" calcext:value-type="float">
            <text:p>1,006 </text:p>
          </table:table-cell>
          <table:table-cell table:style-name="ce14" table:formula="of:=[.J26]+[.K26]" office:value-type="float" office:value="1947" calcext:value-type="float">
            <text:p>1,947 </text:p>
          </table:table-cell>
          <table:table-cell table:style-name="ce14" office:value-type="float" office:value="841" calcext:value-type="float">
            <text:p>841 </text:p>
          </table:table-cell>
          <table:table-cell table:style-name="ce14" office:value-type="float" office:value="1106" calcext:value-type="float">
            <text:p>1,106 </text:p>
          </table:table-cell>
          <table:table-cell table:style-name="ce14" table:formula="of:=[.M26]+[.N26]" office:value-type="float" office:value="10970" calcext:value-type="float">
            <text:p>10,970 </text:p>
          </table:table-cell>
          <table:table-cell table:style-name="ce14" office:value-type="float" office:value="3603" calcext:value-type="float">
            <text:p>3,603 </text:p>
          </table:table-cell>
          <table:table-cell table:style-name="ce14" office:value-type="float" office:value="7367" calcext:value-type="float">
            <text:p>7,367 </text:p>
          </table:table-cell>
          <table:table-cell table:style-name="ce14" table:formula="of:=[.P26]+[.Q26]" office:value-type="float" office:value="17530" calcext:value-type="float">
            <text:p>17,530 </text:p>
          </table:table-cell>
          <table:table-cell table:style-name="ce14" office:value-type="float" office:value="6752" calcext:value-type="float">
            <text:p>6,752 </text:p>
          </table:table-cell>
          <table:table-cell table:style-name="ce14" office:value-type="float" office:value="10778" calcext:value-type="float">
            <text:p>10,778 </text:p>
          </table:table-cell>
          <table:table-cell table:style-name="ce14" table:formula="of:=[.S26]+[.T26]" office:value-type="float" office:value="14040" calcext:value-type="float">
            <text:p>14,040 </text:p>
          </table:table-cell>
          <table:table-cell table:style-name="ce14" office:value-type="float" office:value="5437" calcext:value-type="float">
            <text:p>5,437 </text:p>
          </table:table-cell>
          <table:table-cell table:style-name="ce14" office:value-type="float" office:value="8603" calcext:value-type="float">
            <text:p>8,603 </text:p>
          </table:table-cell>
          <table:table-cell table:style-name="ce14" table:formula="of:=[.V26]+[.W26]" office:value-type="float" office:value="12262" calcext:value-type="float">
            <text:p>12,262 </text:p>
          </table:table-cell>
          <table:table-cell table:style-name="ce14" office:value-type="float" office:value="4756" calcext:value-type="float">
            <text:p>4,756 </text:p>
          </table:table-cell>
          <table:table-cell table:style-name="ce14" office:value-type="float" office:value="7506" calcext:value-type="float">
            <text:p>7,506 </text:p>
          </table:table-cell>
          <table:table-cell table:style-name="ce14" table:formula="of:=[.Y26]+[.Z26]" office:value-type="float" office:value="4748" calcext:value-type="float">
            <text:p>4,748 </text:p>
          </table:table-cell>
          <table:table-cell table:style-name="ce14" office:value-type="float" office:value="1988" calcext:value-type="float">
            <text:p>1,988 </text:p>
          </table:table-cell>
          <table:table-cell table:style-name="ce14" office:value-type="float" office:value="2760" calcext:value-type="float">
            <text:p>2,760 </text:p>
          </table:table-cell>
          <table:table-cell table:style-name="ce14" table:formula="of:=[.AB26]+[.AC26]" office:value-type="float" office:value="3232" calcext:value-type="float">
            <text:p>3,232 </text:p>
          </table:table-cell>
          <table:table-cell table:style-name="ce14" office:value-type="float" office:value="1511" calcext:value-type="float">
            <text:p>1,511 </text:p>
          </table:table-cell>
          <table:table-cell table:style-name="ce14" office:value-type="float" office:value="1721" calcext:value-type="float">
            <text:p>1,721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德國 Germany</text:p>
          </table:table-cell>
          <table:table-cell table:style-name="ce14" table:formula="of:=[.D27]+[.E27]" office:value-type="float" office:value="95850" calcext:value-type="float">
            <text:p>95,850 </text:p>
          </table:table-cell>
          <table:table-cell table:style-name="ce14" table:formula="of:=[.G27]+[.J27]+[.M27]+[.P27]+[.S27]+[.V27]+[.Y27]+[.AB27]" office:value-type="float" office:value="44036" calcext:value-type="float">
            <text:p>44,036 </text:p>
          </table:table-cell>
          <table:table-cell table:style-name="ce14" table:formula="of:=[.H27]+[.K27]+[.N27]+[.Q27]+[.T27]+[.W27]+[.Z27]+[.AC27]" office:value-type="float" office:value="51814" calcext:value-type="float">
            <text:p>51,814 </text:p>
          </table:table-cell>
          <table:table-cell table:style-name="ce14" table:formula="of:=[.G27]+[.H27]" office:value-type="float" office:value="2014" calcext:value-type="float">
            <text:p>2,014 </text:p>
          </table:table-cell>
          <table:table-cell table:style-name="ce14" office:value-type="float" office:value="1015" calcext:value-type="float">
            <text:p>1,015 </text:p>
          </table:table-cell>
          <table:table-cell table:style-name="ce14" office:value-type="float" office:value="999" calcext:value-type="float">
            <text:p>999 </text:p>
          </table:table-cell>
          <table:table-cell table:style-name="ce14" table:formula="of:=[.J27]+[.K27]" office:value-type="float" office:value="3027" calcext:value-type="float">
            <text:p>3,027 </text:p>
          </table:table-cell>
          <table:table-cell table:style-name="ce14" office:value-type="float" office:value="1406" calcext:value-type="float">
            <text:p>1,406 </text:p>
          </table:table-cell>
          <table:table-cell table:style-name="ce14" office:value-type="float" office:value="1621" calcext:value-type="float">
            <text:p>1,621 </text:p>
          </table:table-cell>
          <table:table-cell table:style-name="ce14" table:formula="of:=[.M27]+[.N27]" office:value-type="float" office:value="12236" calcext:value-type="float">
            <text:p>12,236 </text:p>
          </table:table-cell>
          <table:table-cell table:style-name="ce14" office:value-type="float" office:value="4562" calcext:value-type="float">
            <text:p>4,562 </text:p>
          </table:table-cell>
          <table:table-cell table:style-name="ce14" office:value-type="float" office:value="7674" calcext:value-type="float">
            <text:p>7,674 </text:p>
          </table:table-cell>
          <table:table-cell table:style-name="ce14" table:formula="of:=[.P27]+[.Q27]" office:value-type="float" office:value="22200" calcext:value-type="float">
            <text:p>22,200 </text:p>
          </table:table-cell>
          <table:table-cell table:style-name="ce14" office:value-type="float" office:value="10807" calcext:value-type="float">
            <text:p>10,807 </text:p>
          </table:table-cell>
          <table:table-cell table:style-name="ce14" office:value-type="float" office:value="11393" calcext:value-type="float">
            <text:p>11,393 </text:p>
          </table:table-cell>
          <table:table-cell table:style-name="ce14" table:formula="of:=[.S27]+[.T27]" office:value-type="float" office:value="20656" calcext:value-type="float">
            <text:p>20,656 </text:p>
          </table:table-cell>
          <table:table-cell table:style-name="ce14" office:value-type="float" office:value="9976" calcext:value-type="float">
            <text:p>9,976 </text:p>
          </table:table-cell>
          <table:table-cell table:style-name="ce14" office:value-type="float" office:value="10680" calcext:value-type="float">
            <text:p>10,680 </text:p>
          </table:table-cell>
          <table:table-cell table:style-name="ce14" table:formula="of:=[.V27]+[.W27]" office:value-type="float" office:value="20441" calcext:value-type="float">
            <text:p>20,441 </text:p>
          </table:table-cell>
          <table:table-cell table:style-name="ce14" office:value-type="float" office:value="8973" calcext:value-type="float">
            <text:p>8,973 </text:p>
          </table:table-cell>
          <table:table-cell table:style-name="ce14" office:value-type="float" office:value="11468" calcext:value-type="float">
            <text:p>11,468 </text:p>
          </table:table-cell>
          <table:table-cell table:style-name="ce14" table:formula="of:=[.Y27]+[.Z27]" office:value-type="float" office:value="9024" calcext:value-type="float">
            <text:p>9,024 </text:p>
          </table:table-cell>
          <table:table-cell table:style-name="ce14" office:value-type="float" office:value="4170" calcext:value-type="float">
            <text:p>4,170 </text:p>
          </table:table-cell>
          <table:table-cell table:style-name="ce14" office:value-type="float" office:value="4854" calcext:value-type="float">
            <text:p>4,854 </text:p>
          </table:table-cell>
          <table:table-cell table:style-name="ce14" table:formula="of:=[.AB27]+[.AC27]" office:value-type="float" office:value="6252" calcext:value-type="float">
            <text:p>6,252 </text:p>
          </table:table-cell>
          <table:table-cell table:style-name="ce14" office:value-type="float" office:value="3127" calcext:value-type="float">
            <text:p>3,127 </text:p>
          </table:table-cell>
          <table:table-cell table:style-name="ce14" office:value-type="float" office:value="3125" calcext:value-type="float">
            <text:p>3,125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義大利 Italy</text:p>
          </table:table-cell>
          <table:table-cell table:style-name="ce14" table:formula="of:=[.D28]+[.E28]" office:value-type="float" office:value="47346" calcext:value-type="float">
            <text:p>47,346 </text:p>
          </table:table-cell>
          <table:table-cell table:style-name="ce14" table:formula="of:=[.G28]+[.J28]+[.M28]+[.P28]+[.S28]+[.V28]+[.Y28]+[.AB28]" office:value-type="float" office:value="19791" calcext:value-type="float">
            <text:p>19,791 </text:p>
          </table:table-cell>
          <table:table-cell table:style-name="ce14" table:formula="of:=[.H28]+[.K28]+[.N28]+[.Q28]+[.T28]+[.W28]+[.Z28]+[.AC28]" office:value-type="float" office:value="27555" calcext:value-type="float">
            <text:p>27,555 </text:p>
          </table:table-cell>
          <table:table-cell table:style-name="ce14" table:formula="of:=[.G28]+[.H28]" office:value-type="float" office:value="444" calcext:value-type="float">
            <text:p>444 </text:p>
          </table:table-cell>
          <table:table-cell table:style-name="ce14" office:value-type="float" office:value="237" calcext:value-type="float">
            <text:p>237 </text:p>
          </table:table-cell>
          <table:table-cell table:style-name="ce14" office:value-type="float" office:value="207" calcext:value-type="float">
            <text:p>207 </text:p>
          </table:table-cell>
          <table:table-cell table:style-name="ce14" table:formula="of:=[.J28]+[.K28]" office:value-type="float" office:value="981" calcext:value-type="float">
            <text:p>981 </text:p>
          </table:table-cell>
          <table:table-cell table:style-name="ce14" office:value-type="float" office:value="433" calcext:value-type="float">
            <text:p>433 </text:p>
          </table:table-cell>
          <table:table-cell table:style-name="ce14" office:value-type="float" office:value="548" calcext:value-type="float">
            <text:p>548 </text:p>
          </table:table-cell>
          <table:table-cell table:style-name="ce14" table:formula="of:=[.M28]+[.N28]" office:value-type="float" office:value="5970" calcext:value-type="float">
            <text:p>5,970 </text:p>
          </table:table-cell>
          <table:table-cell table:style-name="ce14" office:value-type="float" office:value="1986" calcext:value-type="float">
            <text:p>1,986 </text:p>
          </table:table-cell>
          <table:table-cell table:style-name="ce14" office:value-type="float" office:value="3984" calcext:value-type="float">
            <text:p>3,984 </text:p>
          </table:table-cell>
          <table:table-cell table:style-name="ce14" table:formula="of:=[.P28]+[.Q28]" office:value-type="float" office:value="13899" calcext:value-type="float">
            <text:p>13,899 </text:p>
          </table:table-cell>
          <table:table-cell table:style-name="ce14" office:value-type="float" office:value="6267" calcext:value-type="float">
            <text:p>6,267 </text:p>
          </table:table-cell>
          <table:table-cell table:style-name="ce14" office:value-type="float" office:value="7632" calcext:value-type="float">
            <text:p>7,632 </text:p>
          </table:table-cell>
          <table:table-cell table:style-name="ce14" table:formula="of:=[.S28]+[.T28]" office:value-type="float" office:value="9291" calcext:value-type="float">
            <text:p>9,291 </text:p>
          </table:table-cell>
          <table:table-cell table:style-name="ce14" office:value-type="float" office:value="3722" calcext:value-type="float">
            <text:p>3,722 </text:p>
          </table:table-cell>
          <table:table-cell table:style-name="ce14" office:value-type="float" office:value="5569" calcext:value-type="float">
            <text:p>5,569 </text:p>
          </table:table-cell>
          <table:table-cell table:style-name="ce14" table:formula="of:=[.V28]+[.W28]" office:value-type="float" office:value="9648" calcext:value-type="float">
            <text:p>9,648 </text:p>
          </table:table-cell>
          <table:table-cell table:style-name="ce14" office:value-type="float" office:value="3851" calcext:value-type="float">
            <text:p>3,851 </text:p>
          </table:table-cell>
          <table:table-cell table:style-name="ce14" office:value-type="float" office:value="5797" calcext:value-type="float">
            <text:p>5,797 </text:p>
          </table:table-cell>
          <table:table-cell table:style-name="ce14" table:formula="of:=[.Y28]+[.Z28]" office:value-type="float" office:value="4188" calcext:value-type="float">
            <text:p>4,188 </text:p>
          </table:table-cell>
          <table:table-cell table:style-name="ce14" office:value-type="float" office:value="1828" calcext:value-type="float">
            <text:p>1,828 </text:p>
          </table:table-cell>
          <table:table-cell table:style-name="ce14" office:value-type="float" office:value="2360" calcext:value-type="float">
            <text:p>2,360 </text:p>
          </table:table-cell>
          <table:table-cell table:style-name="ce14" table:formula="of:=[.AB28]+[.AC28]" office:value-type="float" office:value="2925" calcext:value-type="float">
            <text:p>2,925 </text:p>
          </table:table-cell>
          <table:table-cell table:style-name="ce14" office:value-type="float" office:value="1467" calcext:value-type="float">
            <text:p>1,467 </text:p>
          </table:table-cell>
          <table:table-cell table:style-name="ce14" office:value-type="float" office:value="1458" calcext:value-type="float">
            <text:p>1,458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荷蘭 Netherlands</text:p>
          </table:table-cell>
          <table:table-cell table:style-name="ce14" table:formula="of:=[.D29]+[.E29]" office:value-type="float" office:value="66332" calcext:value-type="float">
            <text:p>66,332 </text:p>
          </table:table-cell>
          <table:table-cell table:style-name="ce14" table:formula="of:=[.G29]+[.J29]+[.M29]+[.P29]+[.S29]+[.V29]+[.Y29]+[.AB29]" office:value-type="float" office:value="27713" calcext:value-type="float">
            <text:p>27,713 </text:p>
          </table:table-cell>
          <table:table-cell table:style-name="ce14" table:formula="of:=[.H29]+[.K29]+[.N29]+[.Q29]+[.T29]+[.W29]+[.Z29]+[.AC29]" office:value-type="float" office:value="38619" calcext:value-type="float">
            <text:p>38,619 </text:p>
          </table:table-cell>
          <table:table-cell table:style-name="ce14" table:formula="of:=[.G29]+[.H29]" office:value-type="float" office:value="2641" calcext:value-type="float">
            <text:p>2,641 </text:p>
          </table:table-cell>
          <table:table-cell table:style-name="ce14" office:value-type="float" office:value="1308" calcext:value-type="float">
            <text:p>1,308 </text:p>
          </table:table-cell>
          <table:table-cell table:style-name="ce14" office:value-type="float" office:value="1333" calcext:value-type="float">
            <text:p>1,333 </text:p>
          </table:table-cell>
          <table:table-cell table:style-name="ce14" table:formula="of:=[.J29]+[.K29]" office:value-type="float" office:value="2497" calcext:value-type="float">
            <text:p>2,497 </text:p>
          </table:table-cell>
          <table:table-cell table:style-name="ce14" office:value-type="float" office:value="1106" calcext:value-type="float">
            <text:p>1,106 </text:p>
          </table:table-cell>
          <table:table-cell table:style-name="ce14" office:value-type="float" office:value="1391" calcext:value-type="float">
            <text:p>1,391 </text:p>
          </table:table-cell>
          <table:table-cell table:style-name="ce14" table:formula="of:=[.M29]+[.N29]" office:value-type="float" office:value="10190" calcext:value-type="float">
            <text:p>10,190 </text:p>
          </table:table-cell>
          <table:table-cell table:style-name="ce14" office:value-type="float" office:value="3788" calcext:value-type="float">
            <text:p>3,788 </text:p>
          </table:table-cell>
          <table:table-cell table:style-name="ce14" office:value-type="float" office:value="6402" calcext:value-type="float">
            <text:p>6,402 </text:p>
          </table:table-cell>
          <table:table-cell table:style-name="ce14" table:formula="of:=[.P29]+[.Q29]" office:value-type="float" office:value="16550" calcext:value-type="float">
            <text:p>16,550 </text:p>
          </table:table-cell>
          <table:table-cell table:style-name="ce14" office:value-type="float" office:value="7071" calcext:value-type="float">
            <text:p>7,071 </text:p>
          </table:table-cell>
          <table:table-cell table:style-name="ce14" office:value-type="float" office:value="9479" calcext:value-type="float">
            <text:p>9,479 </text:p>
          </table:table-cell>
          <table:table-cell table:style-name="ce14" table:formula="of:=[.S29]+[.T29]" office:value-type="float" office:value="13776" calcext:value-type="float">
            <text:p>13,776 </text:p>
          </table:table-cell>
          <table:table-cell table:style-name="ce14" office:value-type="float" office:value="5769" calcext:value-type="float">
            <text:p>5,769 </text:p>
          </table:table-cell>
          <table:table-cell table:style-name="ce14" office:value-type="float" office:value="8007" calcext:value-type="float">
            <text:p>8,007 </text:p>
          </table:table-cell>
          <table:table-cell table:style-name="ce14" table:formula="of:=[.V29]+[.W29]" office:value-type="float" office:value="12021" calcext:value-type="float">
            <text:p>12,021 </text:p>
          </table:table-cell>
          <table:table-cell table:style-name="ce14" office:value-type="float" office:value="4790" calcext:value-type="float">
            <text:p>4,790 </text:p>
          </table:table-cell>
          <table:table-cell table:style-name="ce14" office:value-type="float" office:value="7231" calcext:value-type="float">
            <text:p>7,231 </text:p>
          </table:table-cell>
          <table:table-cell table:style-name="ce14" table:formula="of:=[.Y29]+[.Z29]" office:value-type="float" office:value="4994" calcext:value-type="float">
            <text:p>4,994 </text:p>
          </table:table-cell>
          <table:table-cell table:style-name="ce14" office:value-type="float" office:value="2119" calcext:value-type="float">
            <text:p>2,119 </text:p>
          </table:table-cell>
          <table:table-cell table:style-name="ce14" office:value-type="float" office:value="2875" calcext:value-type="float">
            <text:p>2,875 </text:p>
          </table:table-cell>
          <table:table-cell table:style-name="ce14" table:formula="of:=[.AB29]+[.AC29]" office:value-type="float" office:value="3663" calcext:value-type="float">
            <text:p>3,663 </text:p>
          </table:table-cell>
          <table:table-cell table:style-name="ce14" office:value-type="float" office:value="1762" calcext:value-type="float">
            <text:p>1,762 </text:p>
          </table:table-cell>
          <table:table-cell table:style-name="ce14" office:value-type="float" office:value="1901" calcext:value-type="float">
            <text:p>1,901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瑞士 Switzerland</text:p>
          </table:table-cell>
          <table:table-cell table:style-name="ce14" table:formula="of:=[.D30]+[.E30]" office:value-type="float" office:value="15463" calcext:value-type="float">
            <text:p>15,463 </text:p>
          </table:table-cell>
          <table:table-cell table:style-name="ce14" table:formula="of:=[.G30]+[.J30]+[.M30]+[.P30]+[.S30]+[.V30]+[.Y30]+[.AB30]" office:value-type="float" office:value="6457" calcext:value-type="float">
            <text:p>6,457 </text:p>
          </table:table-cell>
          <table:table-cell table:style-name="ce14" table:formula="of:=[.H30]+[.K30]+[.N30]+[.Q30]+[.T30]+[.W30]+[.Z30]+[.AC30]" office:value-type="float" office:value="9006" calcext:value-type="float">
            <text:p>9,006 </text:p>
          </table:table-cell>
          <table:table-cell table:style-name="ce14" table:formula="of:=[.G30]+[.H30]" office:value-type="float" office:value="0" calcext:value-type="float">
            <text:p>0 </text:p>
          </table:table-cell>
          <table:table-cell table:number-columns-repeated="2" table:style-name="ce14" office:value-type="float" office:value="0" calcext:value-type="float">
            <text:p>0 </text:p>
          </table:table-cell>
          <table:table-cell table:style-name="ce14" table:formula="of:=[.J30]+[.K30]" office:value-type="float" office:value="300" calcext:value-type="float">
            <text:p>300 </text:p>
          </table:table-cell>
          <table:table-cell table:style-name="ce14" office:value-type="float" office:value="131" calcext:value-type="float">
            <text:p>131 </text:p>
          </table:table-cell>
          <table:table-cell table:style-name="ce14" office:value-type="float" office:value="169" calcext:value-type="float">
            <text:p>169 </text:p>
          </table:table-cell>
          <table:table-cell table:style-name="ce14" table:formula="of:=[.M30]+[.N30]" office:value-type="float" office:value="1461" calcext:value-type="float">
            <text:p>1,461 </text:p>
          </table:table-cell>
          <table:table-cell table:style-name="ce14" office:value-type="float" office:value="491" calcext:value-type="float">
            <text:p>491 </text:p>
          </table:table-cell>
          <table:table-cell table:style-name="ce14" office:value-type="float" office:value="970" calcext:value-type="float">
            <text:p>970 </text:p>
          </table:table-cell>
          <table:table-cell table:style-name="ce14" table:formula="of:=[.P30]+[.Q30]" office:value-type="float" office:value="2811" calcext:value-type="float">
            <text:p>2,811 </text:p>
          </table:table-cell>
          <table:table-cell table:style-name="ce14" office:value-type="float" office:value="1241" calcext:value-type="float">
            <text:p>1,241 </text:p>
          </table:table-cell>
          <table:table-cell table:style-name="ce14" office:value-type="float" office:value="1570" calcext:value-type="float">
            <text:p>1,570 </text:p>
          </table:table-cell>
          <table:table-cell table:style-name="ce14" table:formula="of:=[.S30]+[.T30]" office:value-type="float" office:value="2853" calcext:value-type="float">
            <text:p>2,853 </text:p>
          </table:table-cell>
          <table:table-cell table:style-name="ce14" office:value-type="float" office:value="1205" calcext:value-type="float">
            <text:p>1,205 </text:p>
          </table:table-cell>
          <table:table-cell table:style-name="ce14" office:value-type="float" office:value="1648" calcext:value-type="float">
            <text:p>1,648 </text:p>
          </table:table-cell>
          <table:table-cell table:style-name="ce14" table:formula="of:=[.V30]+[.W30]" office:value-type="float" office:value="4370" calcext:value-type="float">
            <text:p>4,370 </text:p>
          </table:table-cell>
          <table:table-cell table:style-name="ce14" office:value-type="float" office:value="1700" calcext:value-type="float">
            <text:p>1,700 </text:p>
          </table:table-cell>
          <table:table-cell table:style-name="ce14" office:value-type="float" office:value="2670" calcext:value-type="float">
            <text:p>2,670 </text:p>
          </table:table-cell>
          <table:table-cell table:style-name="ce14" table:formula="of:=[.Y30]+[.Z30]" office:value-type="float" office:value="2221" calcext:value-type="float">
            <text:p>2,221 </text:p>
          </table:table-cell>
          <table:table-cell table:style-name="ce14" office:value-type="float" office:value="973" calcext:value-type="float">
            <text:p>973 </text:p>
          </table:table-cell>
          <table:table-cell table:style-name="ce14" office:value-type="float" office:value="1248" calcext:value-type="float">
            <text:p>1,248 </text:p>
          </table:table-cell>
          <table:table-cell table:style-name="ce14" table:formula="of:=[.AB30]+[.AC30]" office:value-type="float" office:value="1447" calcext:value-type="float">
            <text:p>1,447 </text:p>
          </table:table-cell>
          <table:table-cell table:style-name="ce14" office:value-type="float" office:value="716" calcext:value-type="float">
            <text:p>716 </text:p>
          </table:table-cell>
          <table:table-cell table:style-name="ce14" office:value-type="float" office:value="731" calcext:value-type="float">
            <text:p>731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英國 United Kingdom</text:p>
          </table:table-cell>
          <table:table-cell table:style-name="ce14" table:formula="of:=[.D31]+[.E31]" office:value-type="float" office:value="47797" calcext:value-type="float">
            <text:p>47,797 </text:p>
          </table:table-cell>
          <table:table-cell table:style-name="ce14" table:formula="of:=[.G31]+[.J31]+[.M31]+[.P31]+[.S31]+[.V31]+[.Y31]+[.AB31]" office:value-type="float" office:value="17752" calcext:value-type="float">
            <text:p>17,752 </text:p>
          </table:table-cell>
          <table:table-cell table:style-name="ce14" table:formula="of:=[.H31]+[.K31]+[.N31]+[.Q31]+[.T31]+[.W31]+[.Z31]+[.AC31]" office:value-type="float" office:value="30045" calcext:value-type="float">
            <text:p>30,045 </text:p>
          </table:table-cell>
          <table:table-cell table:style-name="ce14" table:formula="of:=[.G31]+[.H31]" office:value-type="float" office:value="82" calcext:value-type="float">
            <text:p>82 </text:p>
          </table:table-cell>
          <table:table-cell table:style-name="ce14" office:value-type="float" office:value="40" calcext:value-type="float">
            <text:p>40 </text:p>
          </table:table-cell>
          <table:table-cell table:style-name="ce14" office:value-type="float" office:value="42" calcext:value-type="float">
            <text:p>42 </text:p>
          </table:table-cell>
          <table:table-cell table:style-name="ce14" table:formula="of:=[.J31]+[.K31]" office:value-type="float" office:value="1785" calcext:value-type="float">
            <text:p>1,785 </text:p>
          </table:table-cell>
          <table:table-cell table:style-name="ce14" office:value-type="float" office:value="715" calcext:value-type="float">
            <text:p>715 </text:p>
          </table:table-cell>
          <table:table-cell table:style-name="ce14" office:value-type="float" office:value="1070" calcext:value-type="float">
            <text:p>1,070 </text:p>
          </table:table-cell>
          <table:table-cell table:style-name="ce14" table:formula="of:=[.M31]+[.N31]" office:value-type="float" office:value="10566" calcext:value-type="float">
            <text:p>10,566 </text:p>
          </table:table-cell>
          <table:table-cell table:style-name="ce14" office:value-type="float" office:value="3084" calcext:value-type="float">
            <text:p>3,084 </text:p>
          </table:table-cell>
          <table:table-cell table:style-name="ce14" office:value-type="float" office:value="7482" calcext:value-type="float">
            <text:p>7,482 </text:p>
          </table:table-cell>
          <table:table-cell table:style-name="ce14" table:formula="of:=[.P31]+[.Q31]" office:value-type="float" office:value="12101" calcext:value-type="float">
            <text:p>12,101 </text:p>
          </table:table-cell>
          <table:table-cell table:style-name="ce14" office:value-type="float" office:value="4469" calcext:value-type="float">
            <text:p>4,469 </text:p>
          </table:table-cell>
          <table:table-cell table:style-name="ce14" office:value-type="float" office:value="7632" calcext:value-type="float">
            <text:p>7,632 </text:p>
          </table:table-cell>
          <table:table-cell table:style-name="ce14" table:formula="of:=[.S31]+[.T31]" office:value-type="float" office:value="8897" calcext:value-type="float">
            <text:p>8,897 </text:p>
          </table:table-cell>
          <table:table-cell table:style-name="ce14" office:value-type="float" office:value="3483" calcext:value-type="float">
            <text:p>3,483 </text:p>
          </table:table-cell>
          <table:table-cell table:style-name="ce14" office:value-type="float" office:value="5414" calcext:value-type="float">
            <text:p>5,414 </text:p>
          </table:table-cell>
          <table:table-cell table:style-name="ce14" table:formula="of:=[.V31]+[.W31]" office:value-type="float" office:value="8961" calcext:value-type="float">
            <text:p>8,961 </text:p>
          </table:table-cell>
          <table:table-cell table:style-name="ce14" office:value-type="float" office:value="3452" calcext:value-type="float">
            <text:p>3,452 </text:p>
          </table:table-cell>
          <table:table-cell table:style-name="ce14" office:value-type="float" office:value="5509" calcext:value-type="float">
            <text:p>5,509 </text:p>
          </table:table-cell>
          <table:table-cell table:style-name="ce14" table:formula="of:=[.Y31]+[.Z31]" office:value-type="float" office:value="3320" calcext:value-type="float">
            <text:p>3,320 </text:p>
          </table:table-cell>
          <table:table-cell table:style-name="ce14" office:value-type="float" office:value="1480" calcext:value-type="float">
            <text:p>1,480 </text:p>
          </table:table-cell>
          <table:table-cell table:style-name="ce14" office:value-type="float" office:value="1840" calcext:value-type="float">
            <text:p>1,840 </text:p>
          </table:table-cell>
          <table:table-cell table:style-name="ce14" table:formula="of:=[.AB31]+[.AC31]" office:value-type="float" office:value="2085" calcext:value-type="float">
            <text:p>2,085 </text:p>
          </table:table-cell>
          <table:table-cell table:style-name="ce14" office:value-type="float" office:value="1029" calcext:value-type="float">
            <text:p>1,029 </text:p>
          </table:table-cell>
          <table:table-cell table:style-name="ce14" office:value-type="float" office:value="1056" calcext:value-type="float">
            <text:p>1,056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奧地利 Austria</text:p>
          </table:table-cell>
          <table:table-cell table:style-name="ce14" table:formula="of:=[.D32]+[.E32]" office:value-type="float" office:value="59479" calcext:value-type="float">
            <text:p>59,479 </text:p>
          </table:table-cell>
          <table:table-cell table:style-name="ce14" table:formula="of:=[.G32]+[.J32]+[.M32]+[.P32]+[.S32]+[.V32]+[.Y32]+[.AB32]" office:value-type="float" office:value="22529" calcext:value-type="float">
            <text:p>22,529 </text:p>
          </table:table-cell>
          <table:table-cell table:style-name="ce14" table:formula="of:=[.H32]+[.K32]+[.N32]+[.Q32]+[.T32]+[.W32]+[.Z32]+[.AC32]" office:value-type="float" office:value="36950" calcext:value-type="float">
            <text:p>36,950 </text:p>
          </table:table-cell>
          <table:table-cell table:style-name="ce14" table:formula="of:=[.G32]+[.H32]" office:value-type="float" office:value="820" calcext:value-type="float">
            <text:p>820 </text:p>
          </table:table-cell>
          <table:table-cell table:style-name="ce14" office:value-type="float" office:value="372" calcext:value-type="float">
            <text:p>372 </text:p>
          </table:table-cell>
          <table:table-cell table:style-name="ce14" office:value-type="float" office:value="448" calcext:value-type="float">
            <text:p>448 </text:p>
          </table:table-cell>
          <table:table-cell table:style-name="ce14" table:formula="of:=[.J32]+[.K32]" office:value-type="float" office:value="1539" calcext:value-type="float">
            <text:p>1,539 </text:p>
          </table:table-cell>
          <table:table-cell table:style-name="ce14" office:value-type="float" office:value="664" calcext:value-type="float">
            <text:p>664 </text:p>
          </table:table-cell>
          <table:table-cell table:style-name="ce14" office:value-type="float" office:value="875" calcext:value-type="float">
            <text:p>875 </text:p>
          </table:table-cell>
          <table:table-cell table:style-name="ce14" table:formula="of:=[.M32]+[.N32]" office:value-type="float" office:value="6421" calcext:value-type="float">
            <text:p>6,421 </text:p>
          </table:table-cell>
          <table:table-cell table:style-name="ce14" office:value-type="float" office:value="2301" calcext:value-type="float">
            <text:p>2,301 </text:p>
          </table:table-cell>
          <table:table-cell table:style-name="ce14" office:value-type="float" office:value="4120" calcext:value-type="float">
            <text:p>4,120 </text:p>
          </table:table-cell>
          <table:table-cell table:style-name="ce14" table:formula="of:=[.P32]+[.Q32]" office:value-type="float" office:value="11352" calcext:value-type="float">
            <text:p>11,352 </text:p>
          </table:table-cell>
          <table:table-cell table:style-name="ce14" office:value-type="float" office:value="4804" calcext:value-type="float">
            <text:p>4,804 </text:p>
          </table:table-cell>
          <table:table-cell table:style-name="ce14" office:value-type="float" office:value="6548" calcext:value-type="float">
            <text:p>6,548 </text:p>
          </table:table-cell>
          <table:table-cell table:style-name="ce14" table:formula="of:=[.S32]+[.T32]" office:value-type="float" office:value="10791" calcext:value-type="float">
            <text:p>10,791 </text:p>
          </table:table-cell>
          <table:table-cell table:style-name="ce14" office:value-type="float" office:value="3642" calcext:value-type="float">
            <text:p>3,642 </text:p>
          </table:table-cell>
          <table:table-cell table:style-name="ce14" office:value-type="float" office:value="7149" calcext:value-type="float">
            <text:p>7,149 </text:p>
          </table:table-cell>
          <table:table-cell table:style-name="ce14" table:formula="of:=[.V32]+[.W32]" office:value-type="float" office:value="15431" calcext:value-type="float">
            <text:p>15,431 </text:p>
          </table:table-cell>
          <table:table-cell table:style-name="ce14" office:value-type="float" office:value="5166" calcext:value-type="float">
            <text:p>5,166 </text:p>
          </table:table-cell>
          <table:table-cell table:style-name="ce14" office:value-type="float" office:value="10265" calcext:value-type="float">
            <text:p>10,265 </text:p>
          </table:table-cell>
          <table:table-cell table:style-name="ce14" table:formula="of:=[.Y32]+[.Z32]" office:value-type="float" office:value="7704" calcext:value-type="float">
            <text:p>7,704 </text:p>
          </table:table-cell>
          <table:table-cell table:style-name="ce14" office:value-type="float" office:value="3031" calcext:value-type="float">
            <text:p>3,031 </text:p>
          </table:table-cell>
          <table:table-cell table:style-name="ce14" office:value-type="float" office:value="4673" calcext:value-type="float">
            <text:p>4,673 </text:p>
          </table:table-cell>
          <table:table-cell table:style-name="ce14" table:formula="of:=[.AB32]+[.AC32]" office:value-type="float" office:value="5421" calcext:value-type="float">
            <text:p>5,421 </text:p>
          </table:table-cell>
          <table:table-cell table:style-name="ce14" office:value-type="float" office:value="2549" calcext:value-type="float">
            <text:p>2,549 </text:p>
          </table:table-cell>
          <table:table-cell table:style-name="ce14" office:value-type="float" office:value="2872" calcext:value-type="float">
            <text:p>2,872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歐洲其他地區 Others</text:p>
          </table:table-cell>
          <table:table-cell table:style-name="ce14" table:formula="of:=[.C34]-[.C26]-[.C27]-[.C28]-[.C29]-[.C30]-[.C31]-[.C32]" office:value-type="float" office:value="97542" calcext:value-type="float">
            <text:p>97,542 </text:p>
          </table:table-cell>
          <table:table-cell table:style-name="ce14" table:formula="of:=[.G33]+[.J33]+[.M33]+[.P33]+[.S33]+[.V33]+[.Y33]+[.AB33]" office:value-type="float" office:value="39051" calcext:value-type="float">
            <text:p>39,051 </text:p>
          </table:table-cell>
          <table:table-cell table:style-name="ce14" table:formula="of:=[.H33]+[.K33]+[.N33]+[.Q33]+[.T33]+[.W33]+[.Z33]+[.AC33]" office:value-type="float" office:value="58491" calcext:value-type="float">
            <text:p>58,491 </text:p>
          </table:table-cell>
          <table:table-cell table:style-name="ce14" table:formula="of:=[.F34]-[.F26]-[.F27]-[.F28]-[.F29]-[.F30]-[.F31]-[.F32]" office:value-type="float" office:value="61" calcext:value-type="float">
            <text:p>61 </text:p>
          </table:table-cell>
          <table:table-cell table:style-name="ce14" table:formula="of:=[.G34]-[.G26]-[.G27]-[.G28]-[.G29]-[.G30]-[.G31]-[.G32]" office:value-type="float" office:value="41" calcext:value-type="float">
            <text:p>41 </text:p>
          </table:table-cell>
          <table:table-cell table:style-name="ce14" table:formula="of:=[.H34]-[.H26]-[.H27]-[.H28]-[.H29]-[.H30]-[.H31]-[.H32]" office:value-type="float" office:value="20" calcext:value-type="float">
            <text:p>20 </text:p>
          </table:table-cell>
          <table:table-cell table:style-name="ce14" table:formula="of:=[.I34]-[.I26]-[.I27]-[.I28]-[.I29]-[.I30]-[.I31]-[.I32]" office:value-type="float" office:value="1356" calcext:value-type="float">
            <text:p>1,356 </text:p>
          </table:table-cell>
          <table:table-cell table:style-name="ce14" table:formula="of:=[.J34]-[.J26]-[.J27]-[.J28]-[.J29]-[.J30]-[.J31]-[.J32]" office:value-type="float" office:value="611" calcext:value-type="float">
            <text:p>611 </text:p>
          </table:table-cell>
          <table:table-cell table:style-name="ce14" table:formula="of:=[.K34]-[.K26]-[.K27]-[.K28]-[.K29]-[.K30]-[.K31]-[.K32]" office:value-type="float" office:value="745" calcext:value-type="float">
            <text:p>745 </text:p>
          </table:table-cell>
          <table:table-cell table:style-name="ce14" table:formula="of:=[.L34]-[.L26]-[.L27]-[.L28]-[.L29]-[.L30]-[.L31]-[.L32]" office:value-type="float" office:value="10150" calcext:value-type="float">
            <text:p>10,150 </text:p>
          </table:table-cell>
          <table:table-cell table:style-name="ce14" table:formula="of:=[.M34]-[.M26]-[.M27]-[.M28]-[.M29]-[.M30]-[.M31]-[.M32]" office:value-type="float" office:value="3691" calcext:value-type="float">
            <text:p>3,691 </text:p>
          </table:table-cell>
          <table:table-cell table:style-name="ce14" table:formula="of:=[.N34]-[.N26]-[.N27]-[.N28]-[.N29]-[.N30]-[.N31]-[.N32]" office:value-type="float" office:value="6459" calcext:value-type="float">
            <text:p>6,459 </text:p>
          </table:table-cell>
          <table:table-cell table:style-name="ce14" table:formula="of:=[.O34]-[.O26]-[.O27]-[.O28]-[.O29]-[.O30]-[.O31]-[.O32]" office:value-type="float" office:value="18680" calcext:value-type="float">
            <text:p>18,680 </text:p>
          </table:table-cell>
          <table:table-cell table:style-name="ce14" table:formula="of:=[.P34]-[.P26]-[.P27]-[.P28]-[.P29]-[.P30]-[.P31]-[.P32]" office:value-type="float" office:value="8018" calcext:value-type="float">
            <text:p>8,018 </text:p>
          </table:table-cell>
          <table:table-cell table:style-name="ce14" table:formula="of:=[.Q34]-[.Q26]-[.Q27]-[.Q28]-[.Q29]-[.Q30]-[.Q31]-[.Q32]" office:value-type="float" office:value="10662" calcext:value-type="float">
            <text:p>10,662 </text:p>
          </table:table-cell>
          <table:table-cell table:style-name="ce14" table:formula="of:=[.R34]-[.R26]-[.R27]-[.R28]-[.R29]-[.R30]-[.R31]-[.R32]" office:value-type="float" office:value="18086" calcext:value-type="float">
            <text:p>18,086 </text:p>
          </table:table-cell>
          <table:table-cell table:style-name="ce14" table:formula="of:=[.S34]-[.S26]-[.S27]-[.S28]-[.S29]-[.S30]-[.S31]-[.S32]" office:value-type="float" office:value="6737" calcext:value-type="float">
            <text:p>6,737 </text:p>
          </table:table-cell>
          <table:table-cell table:style-name="ce14" table:formula="of:=[.T34]-[.T26]-[.T27]-[.T28]-[.T29]-[.T30]-[.T31]-[.T32]" office:value-type="float" office:value="11349" calcext:value-type="float">
            <text:p>11,349 </text:p>
          </table:table-cell>
          <table:table-cell table:style-name="ce14" table:formula="of:=[.U34]-[.U26]-[.U27]-[.U28]-[.U29]-[.U30]-[.U31]-[.U32]" office:value-type="float" office:value="25220" calcext:value-type="float">
            <text:p>25,220 </text:p>
          </table:table-cell>
          <table:table-cell table:style-name="ce14" table:formula="of:=[.V34]-[.V26]-[.V27]-[.V28]-[.V29]-[.V30]-[.V31]-[.V32]" office:value-type="float" office:value="9124" calcext:value-type="float">
            <text:p>9,124 </text:p>
          </table:table-cell>
          <table:table-cell table:style-name="ce14" table:formula="of:=[.W34]-[.W26]-[.W27]-[.W28]-[.W29]-[.W30]-[.W31]-[.W32]" office:value-type="float" office:value="16096" calcext:value-type="float">
            <text:p>16,096 </text:p>
          </table:table-cell>
          <table:table-cell table:style-name="ce14" table:formula="of:=[.X34]-[.X26]-[.X27]-[.X28]-[.X29]-[.X30]-[.X31]-[.X32]" office:value-type="float" office:value="14004" calcext:value-type="float">
            <text:p>14,004 </text:p>
          </table:table-cell>
          <table:table-cell table:style-name="ce14" table:formula="of:=[.Y34]-[.Y26]-[.Y27]-[.Y28]-[.Y29]-[.Y30]-[.Y31]-[.Y32]" office:value-type="float" office:value="5766" calcext:value-type="float">
            <text:p>5,766 </text:p>
          </table:table-cell>
          <table:table-cell table:style-name="ce14" table:formula="of:=[.Z34]-[.Z26]-[.Z27]-[.Z28]-[.Z29]-[.Z30]-[.Z31]-[.Z32]" office:value-type="float" office:value="8238" calcext:value-type="float">
            <text:p>8,238 </text:p>
          </table:table-cell>
          <table:table-cell table:style-name="ce14" table:formula="of:=[.AA34]-[.AA26]-[.AA27]-[.AA28]-[.AA29]-[.AA30]-[.AA31]-[.AA32]" office:value-type="float" office:value="9985" calcext:value-type="float">
            <text:p>9,985 </text:p>
          </table:table-cell>
          <table:table-cell table:style-name="ce14" table:formula="of:=[.AB34]-[.AB26]-[.AB27]-[.AB28]-[.AB29]-[.AB30]-[.AB31]-[.AB32]" office:value-type="float" office:value="5063" calcext:value-type="float">
            <text:p>5,063 </text:p>
          </table:table-cell>
          <table:table-cell table:style-name="ce14" table:formula="of:=[.AC34]-[.AC26]-[.AC27]-[.AC28]-[.AC29]-[.AC30]-[.AC31]-[.AC32]" office:value-type="float" office:value="4922" calcext:value-type="float">
            <text:p>4,922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5"/>
          <table:table-cell table:style-name="ce11" office:value-type="string" calcext:value-type="string">
            <text:p>歐洲合計 Total</text:p>
          </table:table-cell>
          <table:table-cell table:style-name="ce14" table:formula="of:=[.D34]+[.E34]" office:value-type="float" office:value="496529" calcext:value-type="float">
            <text:p>496,529 </text:p>
          </table:table-cell>
          <table:table-cell table:style-name="ce14" table:formula="of:=[.G34]+[.J34]+[.M34]+[.P34]+[.S34]+[.V34]+[.Y34]+[.AB34]" office:value-type="float" office:value="203202" calcext:value-type="float">
            <text:p>203,202 </text:p>
          </table:table-cell>
          <table:table-cell table:style-name="ce14" table:formula="of:=[.H34]+[.K34]+[.N34]+[.Q34]+[.T34]+[.W34]+[.Z34]+[.AC34]" office:value-type="float" office:value="293327" calcext:value-type="float">
            <text:p>293,327 </text:p>
          </table:table-cell>
          <table:table-cell table:style-name="ce14" table:formula="of:=[.G34]+[.H34]" office:value-type="float" office:value="8053" calcext:value-type="float">
            <text:p>8,053 </text:p>
          </table:table-cell>
          <table:table-cell table:style-name="ce14" office:value-type="float" office:value="3998" calcext:value-type="float">
            <text:p>3,998 </text:p>
          </table:table-cell>
          <table:table-cell table:style-name="ce14" office:value-type="float" office:value="4055" calcext:value-type="float">
            <text:p>4,055 </text:p>
          </table:table-cell>
          <table:table-cell table:style-name="ce14" table:formula="of:=[.J34]+[.K34]" office:value-type="float" office:value="13432" calcext:value-type="float">
            <text:p>13,432 </text:p>
          </table:table-cell>
          <table:table-cell table:style-name="ce14" office:value-type="float" office:value="5907" calcext:value-type="float">
            <text:p>5,907 </text:p>
          </table:table-cell>
          <table:table-cell table:style-name="ce14" office:value-type="float" office:value="7525" calcext:value-type="float">
            <text:p>7,525 </text:p>
          </table:table-cell>
          <table:table-cell table:style-name="ce14" table:formula="of:=[.M34]+[.N34]" office:value-type="float" office:value="67964" calcext:value-type="float">
            <text:p>67,964 </text:p>
          </table:table-cell>
          <table:table-cell table:style-name="ce14" office:value-type="float" office:value="23506" calcext:value-type="float">
            <text:p>23,506 </text:p>
          </table:table-cell>
          <table:table-cell table:style-name="ce14" office:value-type="float" office:value="44458" calcext:value-type="float">
            <text:p>44,458 </text:p>
          </table:table-cell>
          <table:table-cell table:style-name="ce14" table:formula="of:=[.P34]+[.Q34]" office:value-type="float" office:value="115123" calcext:value-type="float">
            <text:p>115,123 </text:p>
          </table:table-cell>
          <table:table-cell table:style-name="ce14" office:value-type="float" office:value="49429" calcext:value-type="float">
            <text:p>49,429 </text:p>
          </table:table-cell>
          <table:table-cell table:style-name="ce14" office:value-type="float" office:value="65694" calcext:value-type="float">
            <text:p>65,694 </text:p>
          </table:table-cell>
          <table:table-cell table:style-name="ce14" table:formula="of:=[.S34]+[.T34]" office:value-type="float" office:value="98390" calcext:value-type="float">
            <text:p>98,390 </text:p>
          </table:table-cell>
          <table:table-cell table:style-name="ce14" office:value-type="float" office:value="39971" calcext:value-type="float">
            <text:p>39,971 </text:p>
          </table:table-cell>
          <table:table-cell table:style-name="ce14" office:value-type="float" office:value="58419" calcext:value-type="float">
            <text:p>58,419 </text:p>
          </table:table-cell>
          <table:table-cell table:style-name="ce14" table:formula="of:=[.V34]+[.W34]" office:value-type="float" office:value="108354" calcext:value-type="float">
            <text:p>108,354 </text:p>
          </table:table-cell>
          <table:table-cell table:style-name="ce14" office:value-type="float" office:value="41812" calcext:value-type="float">
            <text:p>41,812 </text:p>
          </table:table-cell>
          <table:table-cell table:style-name="ce14" office:value-type="float" office:value="66542" calcext:value-type="float">
            <text:p>66,542 </text:p>
          </table:table-cell>
          <table:table-cell table:style-name="ce14" table:formula="of:=[.Y34]+[.Z34]" office:value-type="float" office:value="50203" calcext:value-type="float">
            <text:p>50,203 </text:p>
          </table:table-cell>
          <table:table-cell table:style-name="ce14" office:value-type="float" office:value="21355" calcext:value-type="float">
            <text:p>21,355 </text:p>
          </table:table-cell>
          <table:table-cell table:style-name="ce14" office:value-type="float" office:value="28848" calcext:value-type="float">
            <text:p>28,848 </text:p>
          </table:table-cell>
          <table:table-cell table:style-name="ce14" table:formula="of:=[.AB34]+[.AC34]" office:value-type="float" office:value="35010" calcext:value-type="float">
            <text:p>35,010 </text:p>
          </table:table-cell>
          <table:table-cell table:style-name="ce14" office:value-type="float" office:value="17224" calcext:value-type="float">
            <text:p>17,224 </text:p>
          </table:table-cell>
          <table:table-cell table:style-name="ce14" office:value-type="float" office:value="17786" calcext:value-type="float">
            <text:p>17,786 </text:p>
          </table:table-cell>
          <table:table-cell table:style-name="ce23"/>
          <table:table-cell table:number-columns-repeated="994"/>
        </table:table-row>
        <table:table-row table:style-name="ro4">
          <table:table-cell table:style-name="ce3" office:value-type="string" calcext:value-type="string" table:number-columns-spanned="1" table:number-rows-spanned="5">
            <text:p>大洋洲</text:p>
          </table:table-cell>
          <table:table-cell table:style-name="ce11" office:value-type="string" calcext:value-type="string">
            <text:p>澳大利亞 Australia</text:p>
          </table:table-cell>
          <table:table-cell table:style-name="ce14" table:formula="of:=[.D35]+[.E35]" office:value-type="float" office:value="165938" calcext:value-type="float">
            <text:p>165,938 </text:p>
          </table:table-cell>
          <table:table-cell table:style-name="ce14" table:formula="of:=[.G35]+[.J35]+[.M35]+[.P35]+[.S35]+[.V35]+[.Y35]+[.AB35]" office:value-type="float" office:value="66695" calcext:value-type="float">
            <text:p>66,695 </text:p>
          </table:table-cell>
          <table:table-cell table:style-name="ce14" table:formula="of:=[.H35]+[.K35]+[.N35]+[.Q35]+[.T35]+[.W35]+[.Z35]+[.AC35]" office:value-type="float" office:value="99243" calcext:value-type="float">
            <text:p>99,243 </text:p>
          </table:table-cell>
          <table:table-cell table:style-name="ce14" table:formula="of:=[.G35]+[.H35]" office:value-type="float" office:value="10144" calcext:value-type="float">
            <text:p>10,144 </text:p>
          </table:table-cell>
          <table:table-cell table:style-name="ce14" office:value-type="float" office:value="5234" calcext:value-type="float">
            <text:p>5,234 </text:p>
          </table:table-cell>
          <table:table-cell table:style-name="ce14" office:value-type="float" office:value="4910" calcext:value-type="float">
            <text:p>4,910 </text:p>
          </table:table-cell>
          <table:table-cell table:style-name="ce14" table:formula="of:=[.J35]+[.K35]" office:value-type="float" office:value="8455" calcext:value-type="float">
            <text:p>8,455 </text:p>
          </table:table-cell>
          <table:table-cell table:style-name="ce14" office:value-type="float" office:value="3996" calcext:value-type="float">
            <text:p>3,996 </text:p>
          </table:table-cell>
          <table:table-cell table:style-name="ce14" office:value-type="float" office:value="4459" calcext:value-type="float">
            <text:p>4,459 </text:p>
          </table:table-cell>
          <table:table-cell table:style-name="ce14" table:formula="of:=[.M35]+[.N35]" office:value-type="float" office:value="32853" calcext:value-type="float">
            <text:p>32,853 </text:p>
          </table:table-cell>
          <table:table-cell table:style-name="ce14" office:value-type="float" office:value="12161" calcext:value-type="float">
            <text:p>12,161 </text:p>
          </table:table-cell>
          <table:table-cell table:style-name="ce14" office:value-type="float" office:value="20692" calcext:value-type="float">
            <text:p>20,692 </text:p>
          </table:table-cell>
          <table:table-cell table:style-name="ce14" table:formula="of:=[.P35]+[.Q35]" office:value-type="float" office:value="32211" calcext:value-type="float">
            <text:p>32,211 </text:p>
          </table:table-cell>
          <table:table-cell table:style-name="ce14" office:value-type="float" office:value="12372" calcext:value-type="float">
            <text:p>12,372 </text:p>
          </table:table-cell>
          <table:table-cell table:style-name="ce14" office:value-type="float" office:value="19839" calcext:value-type="float">
            <text:p>19,839 </text:p>
          </table:table-cell>
          <table:table-cell table:style-name="ce14" table:formula="of:=[.S35]+[.T35]" office:value-type="float" office:value="25739" calcext:value-type="float">
            <text:p>25,739 </text:p>
          </table:table-cell>
          <table:table-cell table:style-name="ce14" office:value-type="float" office:value="9791" calcext:value-type="float">
            <text:p>9,791 </text:p>
          </table:table-cell>
          <table:table-cell table:style-name="ce14" office:value-type="float" office:value="15948" calcext:value-type="float">
            <text:p>15,948 </text:p>
          </table:table-cell>
          <table:table-cell table:style-name="ce14" table:formula="of:=[.V35]+[.W35]" office:value-type="float" office:value="26685" calcext:value-type="float">
            <text:p>26,685 </text:p>
          </table:table-cell>
          <table:table-cell table:style-name="ce14" office:value-type="float" office:value="9820" calcext:value-type="float">
            <text:p>9,820 </text:p>
          </table:table-cell>
          <table:table-cell table:style-name="ce14" office:value-type="float" office:value="16865" calcext:value-type="float">
            <text:p>16,865 </text:p>
          </table:table-cell>
          <table:table-cell table:style-name="ce14" table:formula="of:=[.Y35]+[.Z35]" office:value-type="float" office:value="15166" calcext:value-type="float">
            <text:p>15,166 </text:p>
          </table:table-cell>
          <table:table-cell table:style-name="ce14" office:value-type="float" office:value="6208" calcext:value-type="float">
            <text:p>6,208 </text:p>
          </table:table-cell>
          <table:table-cell table:style-name="ce14" office:value-type="float" office:value="8958" calcext:value-type="float">
            <text:p>8,958 </text:p>
          </table:table-cell>
          <table:table-cell table:style-name="ce14" table:formula="of:=[.AB35]+[.AC35]" office:value-type="float" office:value="14685" calcext:value-type="float">
            <text:p>14,685 </text:p>
          </table:table-cell>
          <table:table-cell table:style-name="ce14" office:value-type="float" office:value="7113" calcext:value-type="float">
            <text:p>7,113 </text:p>
          </table:table-cell>
          <table:table-cell table:style-name="ce14" office:value-type="float" office:value="7572" calcext:value-type="float">
            <text:p>7,572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紐西蘭 New Zealand</text:p>
          </table:table-cell>
          <table:table-cell table:style-name="ce14" table:formula="of:=[.D36]+[.E36]" office:value-type="float" office:value="6846" calcext:value-type="float">
            <text:p>6,846 </text:p>
          </table:table-cell>
          <table:table-cell table:style-name="ce14" table:formula="of:=[.G36]+[.J36]+[.M36]+[.P36]+[.S36]+[.V36]+[.Y36]+[.AB36]" office:value-type="float" office:value="2968" calcext:value-type="float">
            <text:p>2,968 </text:p>
          </table:table-cell>
          <table:table-cell table:style-name="ce14" table:formula="of:=[.H36]+[.K36]+[.N36]+[.Q36]+[.T36]+[.W36]+[.Z36]+[.AC36]" office:value-type="float" office:value="3878" calcext:value-type="float">
            <text:p>3,878 </text:p>
          </table:table-cell>
          <table:table-cell table:style-name="ce14" table:formula="of:=[.G36]+[.H36]" office:value-type="float" office:value="0" calcext:value-type="float">
            <text:p>0 </text:p>
          </table:table-cell>
          <table:table-cell table:number-columns-repeated="2" table:style-name="ce14" office:value-type="float" office:value="0" calcext:value-type="float">
            <text:p>0 </text:p>
          </table:table-cell>
          <table:table-cell table:style-name="ce14" table:formula="of:=[.J36]+[.K36]" office:value-type="float" office:value="109" calcext:value-type="float">
            <text:p>109 </text:p>
          </table:table-cell>
          <table:table-cell table:style-name="ce14" office:value-type="float" office:value="50" calcext:value-type="float">
            <text:p>50 </text:p>
          </table:table-cell>
          <table:table-cell table:style-name="ce14" office:value-type="float" office:value="59" calcext:value-type="float">
            <text:p>59 </text:p>
          </table:table-cell>
          <table:table-cell table:style-name="ce14" table:formula="of:=[.M36]+[.N36]" office:value-type="float" office:value="816" calcext:value-type="float">
            <text:p>816 </text:p>
          </table:table-cell>
          <table:table-cell table:style-name="ce14" office:value-type="float" office:value="295" calcext:value-type="float">
            <text:p>295 </text:p>
          </table:table-cell>
          <table:table-cell table:style-name="ce14" office:value-type="float" office:value="521" calcext:value-type="float">
            <text:p>521 </text:p>
          </table:table-cell>
          <table:table-cell table:style-name="ce14" table:formula="of:=[.P36]+[.Q36]" office:value-type="float" office:value="1354" calcext:value-type="float">
            <text:p>1,354 </text:p>
          </table:table-cell>
          <table:table-cell table:style-name="ce14" office:value-type="float" office:value="598" calcext:value-type="float">
            <text:p>598 </text:p>
          </table:table-cell>
          <table:table-cell table:style-name="ce14" office:value-type="float" office:value="756" calcext:value-type="float">
            <text:p>756 </text:p>
          </table:table-cell>
          <table:table-cell table:style-name="ce14" table:formula="of:=[.S36]+[.T36]" office:value-type="float" office:value="904" calcext:value-type="float">
            <text:p>904 </text:p>
          </table:table-cell>
          <table:table-cell table:style-name="ce14" office:value-type="float" office:value="377" calcext:value-type="float">
            <text:p>377 </text:p>
          </table:table-cell>
          <table:table-cell table:style-name="ce14" office:value-type="float" office:value="527" calcext:value-type="float">
            <text:p>527 </text:p>
          </table:table-cell>
          <table:table-cell table:style-name="ce14" table:formula="of:=[.V36]+[.W36]" office:value-type="float" office:value="1694" calcext:value-type="float">
            <text:p>1,694 </text:p>
          </table:table-cell>
          <table:table-cell table:style-name="ce14" office:value-type="float" office:value="673" calcext:value-type="float">
            <text:p>673 </text:p>
          </table:table-cell>
          <table:table-cell table:style-name="ce14" office:value-type="float" office:value="1021" calcext:value-type="float">
            <text:p>1,021 </text:p>
          </table:table-cell>
          <table:table-cell table:style-name="ce14" table:formula="of:=[.Y36]+[.Z36]" office:value-type="float" office:value="1113" calcext:value-type="float">
            <text:p>1,113 </text:p>
          </table:table-cell>
          <table:table-cell table:style-name="ce14" office:value-type="float" office:value="513" calcext:value-type="float">
            <text:p>513 </text:p>
          </table:table-cell>
          <table:table-cell table:style-name="ce14" office:value-type="float" office:value="600" calcext:value-type="float">
            <text:p>600 </text:p>
          </table:table-cell>
          <table:table-cell table:style-name="ce14" table:formula="of:=[.AB36]+[.AC36]" office:value-type="float" office:value="856" calcext:value-type="float">
            <text:p>856 </text:p>
          </table:table-cell>
          <table:table-cell table:style-name="ce14" office:value-type="float" office:value="462" calcext:value-type="float">
            <text:p>462 </text:p>
          </table:table-cell>
          <table:table-cell table:style-name="ce14" office:value-type="float" office:value="394" calcext:value-type="float">
            <text:p>394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帛琉 Palau</text:p>
          </table:table-cell>
          <table:table-cell table:style-name="ce14" table:formula="of:=[.D37]+[.E37]" office:value-type="float" office:value="9884" calcext:value-type="float">
            <text:p>9,884 </text:p>
          </table:table-cell>
          <table:table-cell table:style-name="ce14" table:formula="of:=[.G37]+[.J37]+[.M37]+[.P37]+[.S37]+[.V37]+[.Y37]+[.AB37]" office:value-type="float" office:value="4953" calcext:value-type="float">
            <text:p>4,953 </text:p>
          </table:table-cell>
          <table:table-cell table:style-name="ce14" table:formula="of:=[.H37]+[.K37]+[.N37]+[.Q37]+[.T37]+[.W37]+[.Z37]+[.AC37]" office:value-type="float" office:value="4931" calcext:value-type="float">
            <text:p>4,931 </text:p>
          </table:table-cell>
          <table:table-cell table:style-name="ce14" table:formula="of:=[.G37]+[.H37]" office:value-type="float" office:value="562" calcext:value-type="float">
            <text:p>562 </text:p>
          </table:table-cell>
          <table:table-cell table:style-name="ce14" office:value-type="float" office:value="302" calcext:value-type="float">
            <text:p>302 </text:p>
          </table:table-cell>
          <table:table-cell table:style-name="ce14" office:value-type="float" office:value="260" calcext:value-type="float">
            <text:p>260 </text:p>
          </table:table-cell>
          <table:table-cell table:style-name="ce14" table:formula="of:=[.J37]+[.K37]" office:value-type="float" office:value="554" calcext:value-type="float">
            <text:p>554 </text:p>
          </table:table-cell>
          <table:table-cell table:style-name="ce14" office:value-type="float" office:value="287" calcext:value-type="float">
            <text:p>287 </text:p>
          </table:table-cell>
          <table:table-cell table:style-name="ce14" office:value-type="float" office:value="267" calcext:value-type="float">
            <text:p>267 </text:p>
          </table:table-cell>
          <table:table-cell table:style-name="ce14" table:formula="of:=[.M37]+[.N37]" office:value-type="float" office:value="2153" calcext:value-type="float">
            <text:p>2,153 </text:p>
          </table:table-cell>
          <table:table-cell table:style-name="ce14" office:value-type="float" office:value="883" calcext:value-type="float">
            <text:p>883 </text:p>
          </table:table-cell>
          <table:table-cell table:style-name="ce14" office:value-type="float" office:value="1270" calcext:value-type="float">
            <text:p>1,270 </text:p>
          </table:table-cell>
          <table:table-cell table:style-name="ce14" table:formula="of:=[.P37]+[.Q37]" office:value-type="float" office:value="2610" calcext:value-type="float">
            <text:p>2,610 </text:p>
          </table:table-cell>
          <table:table-cell table:style-name="ce14" office:value-type="float" office:value="1249" calcext:value-type="float">
            <text:p>1,249 </text:p>
          </table:table-cell>
          <table:table-cell table:style-name="ce14" office:value-type="float" office:value="1361" calcext:value-type="float">
            <text:p>1,361 </text:p>
          </table:table-cell>
          <table:table-cell table:style-name="ce14" table:formula="of:=[.S37]+[.T37]" office:value-type="float" office:value="2065" calcext:value-type="float">
            <text:p>2,065 </text:p>
          </table:table-cell>
          <table:table-cell table:style-name="ce14" office:value-type="float" office:value="1095" calcext:value-type="float">
            <text:p>1,095 </text:p>
          </table:table-cell>
          <table:table-cell table:style-name="ce14" office:value-type="float" office:value="970" calcext:value-type="float">
            <text:p>970 </text:p>
          </table:table-cell>
          <table:table-cell table:style-name="ce14" table:formula="of:=[.V37]+[.W37]" office:value-type="float" office:value="1275" calcext:value-type="float">
            <text:p>1,275 </text:p>
          </table:table-cell>
          <table:table-cell table:style-name="ce14" office:value-type="float" office:value="734" calcext:value-type="float">
            <text:p>734 </text:p>
          </table:table-cell>
          <table:table-cell table:style-name="ce14" office:value-type="float" office:value="541" calcext:value-type="float">
            <text:p>541 </text:p>
          </table:table-cell>
          <table:table-cell table:style-name="ce14" table:formula="of:=[.Y37]+[.Z37]" office:value-type="float" office:value="384" calcext:value-type="float">
            <text:p>384 </text:p>
          </table:table-cell>
          <table:table-cell table:style-name="ce14" office:value-type="float" office:value="253" calcext:value-type="float">
            <text:p>253 </text:p>
          </table:table-cell>
          <table:table-cell table:style-name="ce14" office:value-type="float" office:value="131" calcext:value-type="float">
            <text:p>131 </text:p>
          </table:table-cell>
          <table:table-cell table:style-name="ce14" table:formula="of:=[.AB37]+[.AC37]" office:value-type="float" office:value="281" calcext:value-type="float">
            <text:p>281 </text:p>
          </table:table-cell>
          <table:table-cell table:style-name="ce14" office:value-type="float" office:value="150" calcext:value-type="float">
            <text:p>150 </text:p>
          </table:table-cell>
          <table:table-cell table:style-name="ce14" office:value-type="float" office:value="131" calcext:value-type="float">
            <text:p>131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大洋洲其他地區 Others</text:p>
          </table:table-cell>
          <table:table-cell table:style-name="ce14" table:formula="of:=[.C39]-[.C35]-[.C36]-[.C37]" office:value-type="float" office:value="1649" calcext:value-type="float">
            <text:p>1,649 </text:p>
          </table:table-cell>
          <table:table-cell table:style-name="ce14" table:formula="of:=[.G38]+[.J38]+[.M38]+[.P38]+[.S38]+[.V38]+[.Y38]+[.AB38]" office:value-type="float" office:value="1061" calcext:value-type="float">
            <text:p>1,061 </text:p>
          </table:table-cell>
          <table:table-cell table:style-name="ce14" table:formula="of:=[.H38]+[.K38]+[.N38]+[.Q38]+[.T38]+[.W38]+[.Z38]+[.AC38]" office:value-type="float" office:value="588" calcext:value-type="float">
            <text:p>588 </text:p>
          </table:table-cell>
          <table:table-cell table:style-name="ce14" table:formula="of:=[.F39]-[.F35]-[.F36]-[.F37]" office:value-type="float" office:value="20" calcext:value-type="float">
            <text:p>20 </text:p>
          </table:table-cell>
          <table:table-cell table:style-name="ce14" table:formula="of:=[.G39]-[.G35]-[.G36]-[.G37]" office:value-type="float" office:value="10" calcext:value-type="float">
            <text:p>10 </text:p>
          </table:table-cell>
          <table:table-cell table:style-name="ce14" table:formula="of:=[.H39]-[.H35]-[.H36]-[.H37]" office:value-type="float" office:value="10" calcext:value-type="float">
            <text:p>10 </text:p>
          </table:table-cell>
          <table:table-cell table:style-name="ce14" table:formula="of:=[.I39]-[.I35]-[.I36]-[.I37]" office:value-type="float" office:value="43" calcext:value-type="float">
            <text:p>43 </text:p>
          </table:table-cell>
          <table:table-cell table:style-name="ce14" table:formula="of:=[.J39]-[.J35]-[.J36]-[.J37]" office:value-type="float" office:value="22" calcext:value-type="float">
            <text:p>22 </text:p>
          </table:table-cell>
          <table:table-cell table:style-name="ce14" table:formula="of:=[.K39]-[.K35]-[.K36]-[.K37]" office:value-type="float" office:value="21" calcext:value-type="float">
            <text:p>21 </text:p>
          </table:table-cell>
          <table:table-cell table:style-name="ce14" table:formula="of:=[.L39]-[.L35]-[.L36]-[.L37]" office:value-type="float" office:value="181" calcext:value-type="float">
            <text:p>181 </text:p>
          </table:table-cell>
          <table:table-cell table:style-name="ce14" table:formula="of:=[.M39]-[.M35]-[.M36]-[.M37]" office:value-type="float" office:value="83" calcext:value-type="float">
            <text:p>83 </text:p>
          </table:table-cell>
          <table:table-cell table:style-name="ce14" table:formula="of:=[.N39]-[.N35]-[.N36]-[.N37]" office:value-type="float" office:value="98" calcext:value-type="float">
            <text:p>98 </text:p>
          </table:table-cell>
          <table:table-cell table:style-name="ce14" table:formula="of:=[.O39]-[.O35]-[.O36]-[.O37]" office:value-type="float" office:value="404" calcext:value-type="float">
            <text:p>404 </text:p>
          </table:table-cell>
          <table:table-cell table:style-name="ce14" table:formula="of:=[.P39]-[.P35]-[.P36]-[.P37]" office:value-type="float" office:value="260" calcext:value-type="float">
            <text:p>260 </text:p>
          </table:table-cell>
          <table:table-cell table:style-name="ce14" table:formula="of:=[.Q39]-[.Q35]-[.Q36]-[.Q37]" office:value-type="float" office:value="144" calcext:value-type="float">
            <text:p>144 </text:p>
          </table:table-cell>
          <table:table-cell table:style-name="ce14" table:formula="of:=[.R39]-[.R35]-[.R36]-[.R37]" office:value-type="float" office:value="403" calcext:value-type="float">
            <text:p>403 </text:p>
          </table:table-cell>
          <table:table-cell table:style-name="ce14" table:formula="of:=[.S39]-[.S35]-[.S36]-[.S37]" office:value-type="float" office:value="259" calcext:value-type="float">
            <text:p>259 </text:p>
          </table:table-cell>
          <table:table-cell table:style-name="ce14" table:formula="of:=[.T39]-[.T35]-[.T36]-[.T37]" office:value-type="float" office:value="144" calcext:value-type="float">
            <text:p>144 </text:p>
          </table:table-cell>
          <table:table-cell table:style-name="ce14" table:formula="of:=[.U39]-[.U35]-[.U36]-[.U37]" office:value-type="float" office:value="373" calcext:value-type="float">
            <text:p>373 </text:p>
          </table:table-cell>
          <table:table-cell table:style-name="ce14" table:formula="of:=[.V39]-[.V35]-[.V36]-[.V37]" office:value-type="float" office:value="258" calcext:value-type="float">
            <text:p>258 </text:p>
          </table:table-cell>
          <table:table-cell table:style-name="ce14" table:formula="of:=[.W39]-[.W35]-[.W36]-[.W37]" office:value-type="float" office:value="115" calcext:value-type="float">
            <text:p>115 </text:p>
          </table:table-cell>
          <table:table-cell table:style-name="ce14" table:formula="of:=[.X39]-[.X35]-[.X36]-[.X37]" office:value-type="float" office:value="135" calcext:value-type="float">
            <text:p>135 </text:p>
          </table:table-cell>
          <table:table-cell table:style-name="ce14" table:formula="of:=[.Y39]-[.Y35]-[.Y36]-[.Y37]" office:value-type="float" office:value="101" calcext:value-type="float">
            <text:p>101 </text:p>
          </table:table-cell>
          <table:table-cell table:style-name="ce14" table:formula="of:=[.Z39]-[.Z35]-[.Z36]-[.Z37]" office:value-type="float" office:value="34" calcext:value-type="float">
            <text:p>34 </text:p>
          </table:table-cell>
          <table:table-cell table:style-name="ce14" table:formula="of:=[.AA39]-[.AA35]-[.AA36]-[.AA37]" office:value-type="float" office:value="90" calcext:value-type="float">
            <text:p>90 </text:p>
          </table:table-cell>
          <table:table-cell table:style-name="ce14" table:formula="of:=[.AB39]-[.AB35]-[.AB36]-[.AB37]" office:value-type="float" office:value="68" calcext:value-type="float">
            <text:p>68 </text:p>
          </table:table-cell>
          <table:table-cell table:style-name="ce14" table:formula="of:=[.AC39]-[.AC35]-[.AC36]-[.AC37]" office:value-type="float" office:value="22" calcext:value-type="float">
            <text:p>22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5"/>
          <table:table-cell table:style-name="ce12" office:value-type="string" calcext:value-type="string">
            <text:p>大洋洲合計 Total</text:p>
          </table:table-cell>
          <table:table-cell table:style-name="ce14" table:formula="of:=[.D39]+[.E39]" office:value-type="float" office:value="184317" calcext:value-type="float">
            <text:p>184,317 </text:p>
          </table:table-cell>
          <table:table-cell table:style-name="ce14" table:formula="of:=[.G39]+[.J39]+[.M39]+[.P39]+[.S39]+[.V39]+[.Y39]+[.AB39]" office:value-type="float" office:value="75677" calcext:value-type="float">
            <text:p>75,677 </text:p>
          </table:table-cell>
          <table:table-cell table:style-name="ce14" table:formula="of:=[.H39]+[.K39]+[.N39]+[.Q39]+[.T39]+[.W39]+[.Z39]+[.AC39]" office:value-type="float" office:value="108640" calcext:value-type="float">
            <text:p>108,640 </text:p>
          </table:table-cell>
          <table:table-cell table:style-name="ce14" table:formula="of:=[.G39]+[.H39]" office:value-type="float" office:value="10726" calcext:value-type="float">
            <text:p>10,726 </text:p>
          </table:table-cell>
          <table:table-cell table:style-name="ce14" office:value-type="float" office:value="5546" calcext:value-type="float">
            <text:p>5,546 </text:p>
          </table:table-cell>
          <table:table-cell table:style-name="ce14" office:value-type="float" office:value="5180" calcext:value-type="float">
            <text:p>5,180 </text:p>
          </table:table-cell>
          <table:table-cell table:style-name="ce14" table:formula="of:=[.J39]+[.K39]" office:value-type="float" office:value="9161" calcext:value-type="float">
            <text:p>9,161 </text:p>
          </table:table-cell>
          <table:table-cell table:style-name="ce14" office:value-type="float" office:value="4355" calcext:value-type="float">
            <text:p>4,355 </text:p>
          </table:table-cell>
          <table:table-cell table:style-name="ce14" office:value-type="float" office:value="4806" calcext:value-type="float">
            <text:p>4,806 </text:p>
          </table:table-cell>
          <table:table-cell table:style-name="ce14" table:formula="of:=[.M39]+[.N39]" office:value-type="float" office:value="36003" calcext:value-type="float">
            <text:p>36,003 </text:p>
          </table:table-cell>
          <table:table-cell table:style-name="ce14" office:value-type="float" office:value="13422" calcext:value-type="float">
            <text:p>13,422 </text:p>
          </table:table-cell>
          <table:table-cell table:style-name="ce14" office:value-type="float" office:value="22581" calcext:value-type="float">
            <text:p>22,581 </text:p>
          </table:table-cell>
          <table:table-cell table:style-name="ce14" table:formula="of:=[.P39]+[.Q39]" office:value-type="float" office:value="36579" calcext:value-type="float">
            <text:p>36,579 </text:p>
          </table:table-cell>
          <table:table-cell table:style-name="ce14" office:value-type="float" office:value="14479" calcext:value-type="float">
            <text:p>14,479 </text:p>
          </table:table-cell>
          <table:table-cell table:style-name="ce14" office:value-type="float" office:value="22100" calcext:value-type="float">
            <text:p>22,100 </text:p>
          </table:table-cell>
          <table:table-cell table:style-name="ce14" table:formula="of:=[.S39]+[.T39]" office:value-type="float" office:value="29111" calcext:value-type="float">
            <text:p>29,111 </text:p>
          </table:table-cell>
          <table:table-cell table:style-name="ce14" office:value-type="float" office:value="11522" calcext:value-type="float">
            <text:p>11,522 </text:p>
          </table:table-cell>
          <table:table-cell table:style-name="ce14" office:value-type="float" office:value="17589" calcext:value-type="float">
            <text:p>17,589 </text:p>
          </table:table-cell>
          <table:table-cell table:style-name="ce14" table:formula="of:=[.V39]+[.W39]" office:value-type="float" office:value="30027" calcext:value-type="float">
            <text:p>30,027 </text:p>
          </table:table-cell>
          <table:table-cell table:style-name="ce14" office:value-type="float" office:value="11485" calcext:value-type="float">
            <text:p>11,485 </text:p>
          </table:table-cell>
          <table:table-cell table:style-name="ce14" office:value-type="float" office:value="18542" calcext:value-type="float">
            <text:p>18,542 </text:p>
          </table:table-cell>
          <table:table-cell table:style-name="ce14" table:formula="of:=[.Y39]+[.Z39]" office:value-type="float" office:value="16798" calcext:value-type="float">
            <text:p>16,798 </text:p>
          </table:table-cell>
          <table:table-cell table:style-name="ce14" office:value-type="float" office:value="7075" calcext:value-type="float">
            <text:p>7,075 </text:p>
          </table:table-cell>
          <table:table-cell table:style-name="ce14" office:value-type="float" office:value="9723" calcext:value-type="float">
            <text:p>9,723 </text:p>
          </table:table-cell>
          <table:table-cell table:style-name="ce14" table:formula="of:=[.AB39]+[.AC39]" office:value-type="float" office:value="15912" calcext:value-type="float">
            <text:p>15,912 </text:p>
          </table:table-cell>
          <table:table-cell table:style-name="ce14" office:value-type="float" office:value="7793" calcext:value-type="float">
            <text:p>7,793 </text:p>
          </table:table-cell>
          <table:table-cell table:style-name="ce14" office:value-type="float" office:value="8119" calcext:value-type="float">
            <text:p>8,119 </text:p>
          </table:table-cell>
          <table:table-cell table:style-name="ce23"/>
          <table:table-cell table:number-columns-repeated="994"/>
        </table:table-row>
        <table:table-row table:style-name="ro4">
          <table:table-cell table:style-name="ce6" office:value-type="string" calcext:value-type="string" table:number-columns-spanned="1" table:number-rows-spanned="3">
            <text:p>非洲地區</text:p>
          </table:table-cell>
          <table:table-cell table:style-name="ce13" office:value-type="string" calcext:value-type="string">
            <text:p>南非 S.Africa</text:p>
          </table:table-cell>
          <table:table-cell table:style-name="ce14" table:formula="of:=[.D40]+[.E40]" office:value-type="float" office:value="3154" calcext:value-type="float">
            <text:p>3,154 </text:p>
          </table:table-cell>
          <table:table-cell table:style-name="ce14" table:formula="of:=[.G40]+[.J40]+[.M40]+[.P40]+[.S40]+[.V40]+[.Y40]+[.AB40]" office:value-type="float" office:value="1699" calcext:value-type="float">
            <text:p>1,699 </text:p>
          </table:table-cell>
          <table:table-cell table:style-name="ce14" table:formula="of:=[.H40]+[.K40]+[.N40]+[.Q40]+[.T40]+[.W40]+[.Z40]+[.AC40]" office:value-type="float" office:value="1455" calcext:value-type="float">
            <text:p>1,455 </text:p>
          </table:table-cell>
          <table:table-cell table:style-name="ce14" table:formula="of:=[.G40]+[.H40]" office:value-type="float" office:value="0" calcext:value-type="float">
            <text:p>0 </text:p>
          </table:table-cell>
          <table:table-cell table:number-columns-repeated="2" table:style-name="ce14" office:value-type="float" office:value="0" calcext:value-type="float">
            <text:p>0 </text:p>
          </table:table-cell>
          <table:table-cell table:style-name="ce14" table:formula="of:=[.J40]+[.K40]" office:value-type="float" office:value="53" calcext:value-type="float">
            <text:p>53 </text:p>
          </table:table-cell>
          <table:table-cell table:style-name="ce14" office:value-type="float" office:value="27" calcext:value-type="float">
            <text:p>27 </text:p>
          </table:table-cell>
          <table:table-cell table:style-name="ce14" office:value-type="float" office:value="26" calcext:value-type="float">
            <text:p>26 </text:p>
          </table:table-cell>
          <table:table-cell table:style-name="ce14" table:formula="of:=[.M40]+[.N40]" office:value-type="float" office:value="379" calcext:value-type="float">
            <text:p>379 </text:p>
          </table:table-cell>
          <table:table-cell table:style-name="ce14" office:value-type="float" office:value="159" calcext:value-type="float">
            <text:p>159 </text:p>
          </table:table-cell>
          <table:table-cell table:style-name="ce14" office:value-type="float" office:value="220" calcext:value-type="float">
            <text:p>220 </text:p>
          </table:table-cell>
          <table:table-cell table:style-name="ce14" table:formula="of:=[.P40]+[.Q40]" office:value-type="float" office:value="581" calcext:value-type="float">
            <text:p>581 </text:p>
          </table:table-cell>
          <table:table-cell table:style-name="ce14" office:value-type="float" office:value="348" calcext:value-type="float">
            <text:p>348 </text:p>
          </table:table-cell>
          <table:table-cell table:style-name="ce14" office:value-type="float" office:value="233" calcext:value-type="float">
            <text:p>233 </text:p>
          </table:table-cell>
          <table:table-cell table:style-name="ce14" table:formula="of:=[.S40]+[.T40]" office:value-type="float" office:value="621" calcext:value-type="float">
            <text:p>621 </text:p>
          </table:table-cell>
          <table:table-cell table:style-name="ce14" office:value-type="float" office:value="346" calcext:value-type="float">
            <text:p>346 </text:p>
          </table:table-cell>
          <table:table-cell table:style-name="ce14" office:value-type="float" office:value="275" calcext:value-type="float">
            <text:p>275 </text:p>
          </table:table-cell>
          <table:table-cell table:style-name="ce14" table:formula="of:=[.V40]+[.W40]" office:value-type="float" office:value="785" calcext:value-type="float">
            <text:p>785 </text:p>
          </table:table-cell>
          <table:table-cell table:style-name="ce14" office:value-type="float" office:value="387" calcext:value-type="float">
            <text:p>387 </text:p>
          </table:table-cell>
          <table:table-cell table:style-name="ce14" office:value-type="float" office:value="398" calcext:value-type="float">
            <text:p>398 </text:p>
          </table:table-cell>
          <table:table-cell table:style-name="ce14" table:formula="of:=[.Y40]+[.Z40]" office:value-type="float" office:value="455" calcext:value-type="float">
            <text:p>455 </text:p>
          </table:table-cell>
          <table:table-cell table:style-name="ce14" office:value-type="float" office:value="262" calcext:value-type="float">
            <text:p>262 </text:p>
          </table:table-cell>
          <table:table-cell table:style-name="ce14" office:value-type="float" office:value="193" calcext:value-type="float">
            <text:p>193 </text:p>
          </table:table-cell>
          <table:table-cell table:style-name="ce14" table:formula="of:=[.AB40]+[.AC40]" office:value-type="float" office:value="280" calcext:value-type="float">
            <text:p>280 </text:p>
          </table:table-cell>
          <table:table-cell table:style-name="ce14" office:value-type="float" office:value="170" calcext:value-type="float">
            <text:p>170 </text:p>
          </table:table-cell>
          <table:table-cell table:style-name="ce14" office:value-type="float" office:value="110" calcext:value-type="float">
            <text:p>110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3" office:value-type="string" calcext:value-type="string">
            <text:p>非洲其他地區 Others</text:p>
          </table:table-cell>
          <table:table-cell table:style-name="ce14" table:formula="of:=[.C42]-[.C40]" office:value-type="float" office:value="13586" calcext:value-type="float">
            <text:p>13,586 </text:p>
          </table:table-cell>
          <table:table-cell table:style-name="ce14" table:formula="of:=[.G41]+[.J41]+[.M41]+[.P41]+[.S41]+[.V41]+[.Y41]+[.AB41]" office:value-type="float" office:value="5969" calcext:value-type="float">
            <text:p>5,969 </text:p>
          </table:table-cell>
          <table:table-cell table:style-name="ce14" table:formula="of:=[.H41]+[.K41]+[.N41]+[.Q41]+[.T41]+[.W41]+[.Z41]+[.AC41]" office:value-type="float" office:value="7617" calcext:value-type="float">
            <text:p>7,617 </text:p>
          </table:table-cell>
          <table:table-cell table:style-name="ce14" table:formula="of:=[.F42]-[.F40]" office:value-type="float" office:value="0" calcext:value-type="float">
            <text:p>0 </text:p>
          </table:table-cell>
          <table:table-cell table:style-name="ce14" table:formula="of:=[.G42]-[.G40]" office:value-type="float" office:value="0" calcext:value-type="float">
            <text:p>0 </text:p>
          </table:table-cell>
          <table:table-cell table:style-name="ce14" table:formula="of:=[.H42]-[.H40]" office:value-type="float" office:value="0" calcext:value-type="float">
            <text:p>0 </text:p>
          </table:table-cell>
          <table:table-cell table:style-name="ce14" table:formula="of:=[.I42]-[.I40]" office:value-type="float" office:value="106" calcext:value-type="float">
            <text:p>106 </text:p>
          </table:table-cell>
          <table:table-cell table:style-name="ce14" table:formula="of:=[.J42]-[.J40]" office:value-type="float" office:value="48" calcext:value-type="float">
            <text:p>48 </text:p>
          </table:table-cell>
          <table:table-cell table:style-name="ce14" table:formula="of:=[.K42]-[.K40]" office:value-type="float" office:value="58" calcext:value-type="float">
            <text:p>58 </text:p>
          </table:table-cell>
          <table:table-cell table:style-name="ce14" table:formula="of:=[.L42]-[.L40]" office:value-type="float" office:value="1185" calcext:value-type="float">
            <text:p>1,185 </text:p>
          </table:table-cell>
          <table:table-cell table:style-name="ce14" table:formula="of:=[.M42]-[.M40]" office:value-type="float" office:value="478" calcext:value-type="float">
            <text:p>478 </text:p>
          </table:table-cell>
          <table:table-cell table:style-name="ce14" table:formula="of:=[.N42]-[.N40]" office:value-type="float" office:value="707" calcext:value-type="float">
            <text:p>707 </text:p>
          </table:table-cell>
          <table:table-cell table:style-name="ce14" table:formula="of:=[.O42]-[.O40]" office:value-type="float" office:value="2702" calcext:value-type="float">
            <text:p>2,702 </text:p>
          </table:table-cell>
          <table:table-cell table:style-name="ce14" table:formula="of:=[.P42]-[.P40]" office:value-type="float" office:value="1266" calcext:value-type="float">
            <text:p>1,266 </text:p>
          </table:table-cell>
          <table:table-cell table:style-name="ce14" table:formula="of:=[.Q42]-[.Q40]" office:value-type="float" office:value="1436" calcext:value-type="float">
            <text:p>1,436 </text:p>
          </table:table-cell>
          <table:table-cell table:style-name="ce14" table:formula="of:=[.R42]-[.R40]" office:value-type="float" office:value="2639" calcext:value-type="float">
            <text:p>2,639 </text:p>
          </table:table-cell>
          <table:table-cell table:style-name="ce14" table:formula="of:=[.S42]-[.S40]" office:value-type="float" office:value="1148" calcext:value-type="float">
            <text:p>1,148 </text:p>
          </table:table-cell>
          <table:table-cell table:style-name="ce14" table:formula="of:=[.T42]-[.T40]" office:value-type="float" office:value="1491" calcext:value-type="float">
            <text:p>1,491 </text:p>
          </table:table-cell>
          <table:table-cell table:style-name="ce14" table:formula="of:=[.U42]-[.U40]" office:value-type="float" office:value="3518" calcext:value-type="float">
            <text:p>3,518 </text:p>
          </table:table-cell>
          <table:table-cell table:style-name="ce14" table:formula="of:=[.V42]-[.V40]" office:value-type="float" office:value="1340" calcext:value-type="float">
            <text:p>1,340 </text:p>
          </table:table-cell>
          <table:table-cell table:style-name="ce14" table:formula="of:=[.W42]-[.W40]" office:value-type="float" office:value="2178" calcext:value-type="float">
            <text:p>2,178 </text:p>
          </table:table-cell>
          <table:table-cell table:style-name="ce14" table:formula="of:=[.X42]-[.X40]" office:value-type="float" office:value="2000" calcext:value-type="float">
            <text:p>2,000 </text:p>
          </table:table-cell>
          <table:table-cell table:style-name="ce14" table:formula="of:=[.Y42]-[.Y40]" office:value-type="float" office:value="921" calcext:value-type="float">
            <text:p>921 </text:p>
          </table:table-cell>
          <table:table-cell table:style-name="ce14" table:formula="of:=[.Z42]-[.Z40]" office:value-type="float" office:value="1079" calcext:value-type="float">
            <text:p>1,079 </text:p>
          </table:table-cell>
          <table:table-cell table:style-name="ce14" table:formula="of:=[.AA42]-[.AA40]" office:value-type="float" office:value="1436" calcext:value-type="float">
            <text:p>1,436 </text:p>
          </table:table-cell>
          <table:table-cell table:style-name="ce14" table:formula="of:=[.AB42]-[.AB40]" office:value-type="float" office:value="768" calcext:value-type="float">
            <text:p>768 </text:p>
          </table:table-cell>
          <table:table-cell table:style-name="ce14" table:formula="of:=[.AC42]-[.AC40]" office:value-type="float" office:value="668" calcext:value-type="float">
            <text:p>668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5"/>
          <table:table-cell table:style-name="ce11" office:value-type="string" calcext:value-type="string">
            <text:p>非洲合計 Total</text:p>
          </table:table-cell>
          <table:table-cell table:style-name="ce15" table:formula="of:=[.D42]+[.E42]" office:value-type="float" office:value="16740" calcext:value-type="float">
            <text:p>16,740 </text:p>
          </table:table-cell>
          <table:table-cell table:style-name="ce14" table:formula="of:=[.G42]+[.J42]+[.M42]+[.P42]+[.S42]+[.V42]+[.Y42]+[.AB42]" office:value-type="float" office:value="7668" calcext:value-type="float">
            <text:p>7,668 </text:p>
          </table:table-cell>
          <table:table-cell table:style-name="ce14" table:formula="of:=[.H42]+[.K42]+[.N42]+[.Q42]+[.T42]+[.W42]+[.Z42]+[.AC42]" office:value-type="float" office:value="9072" calcext:value-type="float">
            <text:p>9,072 </text:p>
          </table:table-cell>
          <table:table-cell table:style-name="ce14" table:formula="of:=[.G42]+[.H42]" office:value-type="float" office:value="0" calcext:value-type="float">
            <text:p>0 </text:p>
          </table:table-cell>
          <table:table-cell table:number-columns-repeated="2" table:style-name="ce14" office:value-type="float" office:value="0" calcext:value-type="float">
            <text:p>0 </text:p>
          </table:table-cell>
          <table:table-cell table:style-name="ce14" table:formula="of:=[.J42]+[.K42]" office:value-type="float" office:value="159" calcext:value-type="float">
            <text:p>159 </text:p>
          </table:table-cell>
          <table:table-cell table:style-name="ce14" office:value-type="float" office:value="75" calcext:value-type="float">
            <text:p>75 </text:p>
          </table:table-cell>
          <table:table-cell table:style-name="ce14" office:value-type="float" office:value="84" calcext:value-type="float">
            <text:p>84 </text:p>
          </table:table-cell>
          <table:table-cell table:style-name="ce14" table:formula="of:=[.M42]+[.N42]" office:value-type="float" office:value="1564" calcext:value-type="float">
            <text:p>1,564 </text:p>
          </table:table-cell>
          <table:table-cell table:style-name="ce14" office:value-type="float" office:value="637" calcext:value-type="float">
            <text:p>637 </text:p>
          </table:table-cell>
          <table:table-cell table:style-name="ce14" office:value-type="float" office:value="927" calcext:value-type="float">
            <text:p>927 </text:p>
          </table:table-cell>
          <table:table-cell table:style-name="ce14" table:formula="of:=[.P42]+[.Q42]" office:value-type="float" office:value="3283" calcext:value-type="float">
            <text:p>3,283 </text:p>
          </table:table-cell>
          <table:table-cell table:style-name="ce14" office:value-type="float" office:value="1614" calcext:value-type="float">
            <text:p>1,614 </text:p>
          </table:table-cell>
          <table:table-cell table:style-name="ce14" office:value-type="float" office:value="1669" calcext:value-type="float">
            <text:p>1,669 </text:p>
          </table:table-cell>
          <table:table-cell table:style-name="ce14" table:formula="of:=[.S42]+[.T42]" office:value-type="float" office:value="3260" calcext:value-type="float">
            <text:p>3,260 </text:p>
          </table:table-cell>
          <table:table-cell table:style-name="ce14" office:value-type="float" office:value="1494" calcext:value-type="float">
            <text:p>1,494 </text:p>
          </table:table-cell>
          <table:table-cell table:style-name="ce14" office:value-type="float" office:value="1766" calcext:value-type="float">
            <text:p>1,766 </text:p>
          </table:table-cell>
          <table:table-cell table:style-name="ce14" table:formula="of:=[.V42]+[.W42]" office:value-type="float" office:value="4303" calcext:value-type="float">
            <text:p>4,303 </text:p>
          </table:table-cell>
          <table:table-cell table:style-name="ce14" office:value-type="float" office:value="1727" calcext:value-type="float">
            <text:p>1,727 </text:p>
          </table:table-cell>
          <table:table-cell table:style-name="ce14" office:value-type="float" office:value="2576" calcext:value-type="float">
            <text:p>2,576 </text:p>
          </table:table-cell>
          <table:table-cell table:style-name="ce14" table:formula="of:=[.Y42]+[.Z42]" office:value-type="float" office:value="2455" calcext:value-type="float">
            <text:p>2,455 </text:p>
          </table:table-cell>
          <table:table-cell table:style-name="ce14" office:value-type="float" office:value="1183" calcext:value-type="float">
            <text:p>1,183 </text:p>
          </table:table-cell>
          <table:table-cell table:style-name="ce14" office:value-type="float" office:value="1272" calcext:value-type="float">
            <text:p>1,272 </text:p>
          </table:table-cell>
          <table:table-cell table:style-name="ce14" table:formula="of:=[.AB42]+[.AC42]" office:value-type="float" office:value="1716" calcext:value-type="float">
            <text:p>1,716 </text:p>
          </table:table-cell>
          <table:table-cell table:style-name="ce14" office:value-type="float" office:value="938" calcext:value-type="float">
            <text:p>938 </text:p>
          </table:table-cell>
          <table:table-cell table:style-name="ce14" office:value-type="float" office:value="778" calcext:value-type="float">
            <text:p>778 </text:p>
          </table:table-cell>
          <table:table-cell table:style-name="ce23"/>
          <table:table-cell table:number-columns-repeated="994"/>
        </table:table-row>
        <table:table-row table:style-name="ro4">
          <table:table-cell table:style-name="ce7"/>
          <table:table-cell table:style-name="ce11" office:value-type="string" calcext:value-type="string">
            <text:p>其他 Others</text:p>
          </table:table-cell>
          <table:table-cell table:style-name="ce15" table:formula="of:=[.D43]+[.E43]" office:value-type="float" office:value="5870" calcext:value-type="float">
            <text:p>5,870 </text:p>
          </table:table-cell>
          <table:table-cell table:style-name="ce14" table:formula="of:=[.G43]+[.J43]+[.M43]+[.P43]+[.S43]+[.V43]+[.Y43]+[.AB43]" office:value-type="float" office:value="2894" calcext:value-type="float">
            <text:p>2,894 </text:p>
          </table:table-cell>
          <table:table-cell table:style-name="ce14" table:formula="of:=[.H43]+[.K43]+[.N43]+[.Q43]+[.T43]+[.W43]+[.Z43]+[.AC43]" office:value-type="float" office:value="2976" calcext:value-type="float">
            <text:p>2,976 </text:p>
          </table:table-cell>
          <table:table-cell table:style-name="ce14" table:formula="of:=[.G43]+[.H43]" office:value-type="float" office:value="312" calcext:value-type="float">
            <text:p>312 </text:p>
          </table:table-cell>
          <table:table-cell table:style-name="ce14" office:value-type="float" office:value="159" calcext:value-type="float">
            <text:p>159 </text:p>
          </table:table-cell>
          <table:table-cell table:style-name="ce14" office:value-type="float" office:value="153" calcext:value-type="float">
            <text:p>153 </text:p>
          </table:table-cell>
          <table:table-cell table:style-name="ce14" table:formula="of:=[.J43]+[.K43]" office:value-type="float" office:value="144" calcext:value-type="float">
            <text:p>144 </text:p>
          </table:table-cell>
          <table:table-cell table:style-name="ce14" office:value-type="float" office:value="69" calcext:value-type="float">
            <text:p>69 </text:p>
          </table:table-cell>
          <table:table-cell table:style-name="ce14" office:value-type="float" office:value="75" calcext:value-type="float">
            <text:p>75 </text:p>
          </table:table-cell>
          <table:table-cell table:style-name="ce14" table:formula="of:=[.M43]+[.N43]" office:value-type="float" office:value="509" calcext:value-type="float">
            <text:p>509 </text:p>
          </table:table-cell>
          <table:table-cell table:style-name="ce14" office:value-type="float" office:value="258" calcext:value-type="float">
            <text:p>258 </text:p>
          </table:table-cell>
          <table:table-cell table:style-name="ce14" office:value-type="float" office:value="251" calcext:value-type="float">
            <text:p>251 </text:p>
          </table:table-cell>
          <table:table-cell table:style-name="ce14" table:formula="of:=[.P43]+[.Q43]" office:value-type="float" office:value="898" calcext:value-type="float">
            <text:p>898 </text:p>
          </table:table-cell>
          <table:table-cell table:style-name="ce14" office:value-type="float" office:value="437" calcext:value-type="float">
            <text:p>437 </text:p>
          </table:table-cell>
          <table:table-cell table:style-name="ce14" office:value-type="float" office:value="461" calcext:value-type="float">
            <text:p>461 </text:p>
          </table:table-cell>
          <table:table-cell table:style-name="ce14" table:formula="of:=[.S43]+[.T43]" office:value-type="float" office:value="1206" calcext:value-type="float">
            <text:p>1,206 </text:p>
          </table:table-cell>
          <table:table-cell table:style-name="ce14" office:value-type="float" office:value="547" calcext:value-type="float">
            <text:p>547 </text:p>
          </table:table-cell>
          <table:table-cell table:style-name="ce14" office:value-type="float" office:value="659" calcext:value-type="float">
            <text:p>659 </text:p>
          </table:table-cell>
          <table:table-cell table:style-name="ce14" table:formula="of:=[.V43]+[.W43]" office:value-type="float" office:value="1422" calcext:value-type="float">
            <text:p>1,422 </text:p>
          </table:table-cell>
          <table:table-cell table:style-name="ce14" office:value-type="float" office:value="719" calcext:value-type="float">
            <text:p>719 </text:p>
          </table:table-cell>
          <table:table-cell table:style-name="ce14" office:value-type="float" office:value="703" calcext:value-type="float">
            <text:p>703 </text:p>
          </table:table-cell>
          <table:table-cell table:style-name="ce14" table:formula="of:=[.Y43]+[.Z43]" office:value-type="float" office:value="714" calcext:value-type="float">
            <text:p>714 </text:p>
          </table:table-cell>
          <table:table-cell table:style-name="ce14" office:value-type="float" office:value="369" calcext:value-type="float">
            <text:p>369 </text:p>
          </table:table-cell>
          <table:table-cell table:style-name="ce14" office:value-type="float" office:value="345" calcext:value-type="float">
            <text:p>345 </text:p>
          </table:table-cell>
          <table:table-cell table:style-name="ce14" table:formula="of:=[.AB43]+[.AC43]" office:value-type="float" office:value="665" calcext:value-type="float">
            <text:p>665 </text:p>
          </table:table-cell>
          <table:table-cell table:style-name="ce14" office:value-type="float" office:value="336" calcext:value-type="float">
            <text:p>336 </text:p>
          </table:table-cell>
          <table:table-cell table:style-name="ce14" office:value-type="float" office:value="329" calcext:value-type="float">
            <text:p>329 </text:p>
          </table:table-cell>
          <table:table-cell table:style-name="ce23"/>
          <table:table-cell table:number-columns-repeated="994"/>
        </table:table-row>
        <table:table-row table:style-name="ro4">
          <table:table-cell table:style-name="ce6"/>
          <table:table-cell table:style-name="ce11" office:value-type="string" calcext:value-type="string">
            <text:p>總計 Grand Total</text:p>
          </table:table-cell>
          <table:table-cell table:style-name="ce16" table:formula="of:=[.C21]+[.C25]+[.C34]+[.C39]+[.C42]+[.C43]" office:value-type="float" office:value="15654579" calcext:value-type="float">
            <text:p>15,654,579 </text:p>
          </table:table-cell>
          <table:table-cell table:style-name="ce16" table:formula="of:=[.D21]+[.D25]+[.D34]+[.D39]+[.D42]+[.D43]" office:value-type="float" office:value="7775669" calcext:value-type="float">
            <text:p>7,775,669 </text:p>
          </table:table-cell>
          <table:table-cell table:style-name="ce16" table:formula="of:=[.E21]+[.E25]+[.E34]+[.E39]+[.E42]+[.E43]" office:value-type="float" office:value="7878910" calcext:value-type="float">
            <text:p>7,878,910 </text:p>
          </table:table-cell>
          <table:table-cell table:style-name="ce14" table:formula="of:=[.G44]+[.H44]" office:value-type="float" office:value="996603" calcext:value-type="float">
            <text:p>996,603 </text:p>
          </table:table-cell>
          <table:table-cell table:style-name="ce14" table:formula="of:=[.G43]+[.G42]+[.G39]+[.G34]+[.G25]+[.G21]" office:value-type="float" office:value="506865" calcext:value-type="float">
            <text:p>506,865 </text:p>
          </table:table-cell>
          <table:table-cell table:style-name="ce14" table:formula="of:=[.H43]+[.H42]+[.H39]+[.H34]+[.H25]+[.H21]" office:value-type="float" office:value="489738" calcext:value-type="float">
            <text:p>489,738 </text:p>
          </table:table-cell>
          <table:table-cell table:style-name="ce14" table:formula="of:=[.J44]+[.K44]" office:value-type="float" office:value="568404" calcext:value-type="float">
            <text:p>568,404 </text:p>
          </table:table-cell>
          <table:table-cell table:style-name="ce14" table:formula="of:=[.J43]+[.J42]+[.J39]+[.J34]+[.J25]+[.J21]" office:value-type="float" office:value="264641" calcext:value-type="float">
            <text:p>264,641 </text:p>
          </table:table-cell>
          <table:table-cell table:style-name="ce14" table:formula="of:=[.K43]+[.K42]+[.K39]+[.K34]+[.K25]+[.K21]" office:value-type="float" office:value="303763" calcext:value-type="float">
            <text:p>303,763 </text:p>
          </table:table-cell>
          <table:table-cell table:style-name="ce14" table:formula="of:=[.M44]+[.N44]" office:value-type="float" office:value="2221533" calcext:value-type="float">
            <text:p>2,221,533 </text:p>
          </table:table-cell>
          <table:table-cell table:style-name="ce14" table:formula="of:=[.M43]+[.M42]+[.M39]+[.M34]+[.M25]+[.M21]" office:value-type="float" office:value="898871" calcext:value-type="float">
            <text:p>898,871 </text:p>
          </table:table-cell>
          <table:table-cell table:style-name="ce14" table:formula="of:=[.N43]+[.N42]+[.N39]+[.N34]+[.N25]+[.N21]" office:value-type="float" office:value="1322662" calcext:value-type="float">
            <text:p>1,322,662 </text:p>
          </table:table-cell>
          <table:table-cell table:style-name="ce14" table:formula="of:=[.P44]+[.Q44]" office:value-type="float" office:value="3369194" calcext:value-type="float">
            <text:p>3,369,194 </text:p>
          </table:table-cell>
          <table:table-cell table:style-name="ce14" table:formula="of:=[.P43]+[.P42]+[.P39]+[.P34]+[.P25]+[.P21]" office:value-type="float" office:value="1633392" calcext:value-type="float">
            <text:p>1,633,392 </text:p>
          </table:table-cell>
          <table:table-cell table:style-name="ce14" table:formula="of:=[.Q43]+[.Q42]+[.Q39]+[.Q34]+[.Q25]+[.Q21]" office:value-type="float" office:value="1735802" calcext:value-type="float">
            <text:p>1,735,802 </text:p>
          </table:table-cell>
          <table:table-cell table:style-name="ce14" table:formula="of:=[.S44]+[.T44]" office:value-type="float" office:value="3234540" calcext:value-type="float">
            <text:p>3,234,540 </text:p>
          </table:table-cell>
          <table:table-cell table:style-name="ce14" table:formula="of:=[.S43]+[.S42]+[.S39]+[.S34]+[.S25]+[.S21]" office:value-type="float" office:value="1707370" calcext:value-type="float">
            <text:p>1,707,370 </text:p>
          </table:table-cell>
          <table:table-cell table:style-name="ce14" table:formula="of:=[.T43]+[.T42]+[.T39]+[.T34]+[.T25]+[.T21]" office:value-type="float" office:value="1527170" calcext:value-type="float">
            <text:p>1,527,170 </text:p>
          </table:table-cell>
          <table:table-cell table:style-name="ce14" table:formula="of:=[.V44]+[.W44]" office:value-type="float" office:value="2842698" calcext:value-type="float">
            <text:p>2,842,698 </text:p>
          </table:table-cell>
          <table:table-cell table:style-name="ce14" table:formula="of:=[.V43]+[.V42]+[.V39]+[.V34]+[.V25]+[.V21]" office:value-type="float" office:value="1479316" calcext:value-type="float">
            <text:p>1,479,316 </text:p>
          </table:table-cell>
          <table:table-cell table:style-name="ce14" table:formula="of:=[.W43]+[.W42]+[.W39]+[.W34]+[.W25]+[.W21]" office:value-type="float" office:value="1363382" calcext:value-type="float">
            <text:p>1,363,382 </text:p>
          </table:table-cell>
          <table:table-cell table:style-name="ce14" table:formula="of:=[.Y44]+[.Z44]" office:value-type="float" office:value="1296293" calcext:value-type="float">
            <text:p>1,296,293 </text:p>
          </table:table-cell>
          <table:table-cell table:style-name="ce14" table:formula="of:=[.Y43]+[.Y42]+[.Y39]+[.Y34]+[.Y25]+[.Y21]" office:value-type="float" office:value="682192" calcext:value-type="float">
            <text:p>682,192 </text:p>
          </table:table-cell>
          <table:table-cell table:style-name="ce14" table:formula="of:=[.Z43]+[.Z42]+[.Z39]+[.Z34]+[.Z25]+[.Z21]" office:value-type="float" office:value="614101" calcext:value-type="float">
            <text:p>614,101 </text:p>
          </table:table-cell>
          <table:table-cell table:style-name="ce14" table:formula="of:=[.AB44]+[.AC44]" office:value-type="float" office:value="1125314" calcext:value-type="float">
            <text:p>1,125,314 </text:p>
          </table:table-cell>
          <table:table-cell table:style-name="ce14" table:formula="of:=[.AB43]+[.AB42]+[.AB39]+[.AB34]+[.AB25]+[.AB21]" office:value-type="float" office:value="603022" calcext:value-type="float">
            <text:p>603,022 </text:p>
          </table:table-cell>
          <table:table-cell table:style-name="ce14" table:formula="of:=[.AC43]+[.AC42]+[.AC39]+[.AC34]+[.AC25]+[.AC21]" office:value-type="float" office:value="522292" calcext:value-type="float">
            <text:p>522,292 </text:p>
          </table:table-cell>
          <table:table-cell table:style-name="ce23"/>
          <table:table-cell table:number-columns-repeated="994"/>
        </table:table-row>
        <table:table-row table:style-name="ro4">
          <table:table-cell table:style-name="ce8"/>
          <table:table-cell table:style-name="ce12" office:value-type="string" calcext:value-type="string">
            <text:p>百分比 Share（%）</text:p>
          </table:table-cell>
          <table:table-cell table:style-name="ce17" table:formula="of:=[.C44]/[.$C44]*100" office:value-type="float" office:value="100" calcext:value-type="float">
            <text:p>100.00 </text:p>
          </table:table-cell>
          <table:table-cell table:style-name="ce17" table:formula="of:=[.D44]/[.$C44]*100" office:value-type="float" office:value="49.670253029481" calcext:value-type="float">
            <text:p>49.67 </text:p>
          </table:table-cell>
          <table:table-cell table:style-name="ce17" table:formula="of:=[.E44]/[.$C44]*100" office:value-type="float" office:value="50.329746970519" calcext:value-type="float">
            <text:p>50.33 </text:p>
          </table:table-cell>
          <table:table-cell table:style-name="ce17" table:formula="of:=[.F44]/[.$C44]*100" office:value-type="float" office:value="6.36620761248195" calcext:value-type="float">
            <text:p>6.37 </text:p>
          </table:table-cell>
          <table:table-cell table:style-name="ce17" table:formula="of:=[.G44]/[.$C44]*100" office:value-type="float" office:value="3.23780665069307" calcext:value-type="float">
            <text:p>3.24 </text:p>
          </table:table-cell>
          <table:table-cell table:style-name="ce17" table:formula="of:=[.H44]/[.$C44]*100" office:value-type="float" office:value="3.12840096178888" calcext:value-type="float">
            <text:p>3.13 </text:p>
          </table:table-cell>
          <table:table-cell table:style-name="ce17" table:formula="of:=[.I44]/[.$C44]*100" office:value-type="float" office:value="3.63091208010129" calcext:value-type="float">
            <text:p>3.63 </text:p>
          </table:table-cell>
          <table:table-cell table:style-name="ce17" table:formula="of:=[.J44]/[.$C44]*100" office:value-type="float" office:value="1.69050218469625" calcext:value-type="float">
            <text:p>1.69 </text:p>
          </table:table-cell>
          <table:table-cell table:style-name="ce17" table:formula="of:=[.K44]/[.$C44]*100" office:value-type="float" office:value="1.94040989540504" calcext:value-type="float">
            <text:p>1.94 </text:p>
          </table:table-cell>
          <table:table-cell table:style-name="ce17" table:formula="of:=[.L44]/[.$C44]*100" office:value-type="float" office:value="14.1909469427444" calcext:value-type="float">
            <text:p>14.19 </text:p>
          </table:table-cell>
          <table:table-cell table:style-name="ce17" table:formula="of:=[.M44]/[.$C44]*100" office:value-type="float" office:value="5.74190465294531" calcext:value-type="float">
            <text:p>5.74 </text:p>
          </table:table-cell>
          <table:table-cell table:style-name="ce17" table:formula="of:=[.N44]/[.$C44]*100" office:value-type="float" office:value="8.44904228979904" calcext:value-type="float">
            <text:p>8.45 </text:p>
          </table:table-cell>
          <table:table-cell table:style-name="ce17" table:formula="of:=[.O44]/[.$C44]*100" office:value-type="float" office:value="21.5220990612395" calcext:value-type="float">
            <text:p>21.52 </text:p>
          </table:table-cell>
          <table:table-cell table:style-name="ce17" table:formula="of:=[.P44]/[.$C44]*100" office:value-type="float" office:value="10.4339567355979" calcext:value-type="float">
            <text:p>10.43 </text:p>
          </table:table-cell>
          <table:table-cell table:style-name="ce17" table:formula="of:=[.Q44]/[.$C44]*100" office:value-type="float" office:value="11.0881423256416" calcext:value-type="float">
            <text:p>11.09 </text:p>
          </table:table-cell>
          <table:table-cell table:style-name="ce17" table:formula="of:=[.R44]/[.$C44]*100" office:value-type="float" office:value="20.6619417871282" calcext:value-type="float">
            <text:p>20.66 </text:p>
          </table:table-cell>
          <table:table-cell table:style-name="ce17" table:formula="of:=[.S44]/[.$C44]*100" office:value-type="float" office:value="10.90652134433" calcext:value-type="float">
            <text:p>10.91 </text:p>
          </table:table-cell>
          <table:table-cell table:style-name="ce17" table:formula="of:=[.T44]/[.$C44]*100" office:value-type="float" office:value="9.75542044279824" calcext:value-type="float">
            <text:p>9.76 </text:p>
          </table:table-cell>
          <table:table-cell table:style-name="ce17" table:formula="of:=[.U44]/[.$C44]*100" office:value-type="float" office:value="18.1588914016787" calcext:value-type="float">
            <text:p>18.16 </text:p>
          </table:table-cell>
          <table:table-cell table:style-name="ce17" table:formula="of:=[.V44]/[.$C44]*100" office:value-type="float" office:value="9.44973352525162" calcext:value-type="float">
            <text:p>9.45 </text:p>
          </table:table-cell>
          <table:table-cell table:style-name="ce17" table:formula="of:=[.W44]/[.$C44]*100" office:value-type="float" office:value="8.70915787642708" calcext:value-type="float">
            <text:p>8.71 </text:p>
          </table:table-cell>
          <table:table-cell table:style-name="ce17" table:formula="of:=[.X44]/[.$C44]*100" office:value-type="float" office:value="8.28059956131685" calcext:value-type="float">
            <text:p>8.28 </text:p>
          </table:table-cell>
          <table:table-cell table:style-name="ce17" table:formula="of:=[.Y44]/[.$C44]*100" office:value-type="float" office:value="4.35777927978772" calcext:value-type="float">
            <text:p>4.36 </text:p>
          </table:table-cell>
          <table:table-cell table:style-name="ce17" table:formula="of:=[.Z44]/[.$C44]*100" office:value-type="float" office:value="3.92282028152913" calcext:value-type="float">
            <text:p>3.92 </text:p>
          </table:table-cell>
          <table:table-cell table:style-name="ce17" table:formula="of:=[.AA44]/[.$C44]*100" office:value-type="float" office:value="7.1884015533091" calcext:value-type="float">
            <text:p>7.19 </text:p>
          </table:table-cell>
          <table:table-cell table:style-name="ce17" table:formula="of:=[.AB44]/[.$C44]*100" office:value-type="float" office:value="3.85204865617913" calcext:value-type="float">
            <text:p>3.85 </text:p>
          </table:table-cell>
          <table:table-cell table:style-name="ce17" table:formula="of:=[.AC44]/[.$C44]*100" office:value-type="float" office:value="3.33635289712997" calcext:value-type="float">
            <text:p>3.34 </text:p>
          </table:table-cell>
          <table:table-cell table:style-name="ce23"/>
          <table:table-cell table:number-columns-repeated="994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">
      <number:number number:decimal-places="0" loext:min-decimal-places="0" number:min-integer-digits="1" number:grouping="true"/>
      <number:text> </number:text>
    </number:number-style>
    <number:number-style style:name="N142">
      <number:number number:decimal-places="2" loext:min-decimal-places="2" number:min-integer-digits="1"/>
      <number:text> </number:text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420mm" fo:page-height="297mm" style:num-format="1" style:print-orientation="landscape" fo:margin-top="9mm" fo:margin-bottom="11.68mm" fo:margin-left="8.01mm" fo:margin-right="10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4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出國按目的地及性別及年齡" style:display-name="PageStyle_出國按目的地及性別及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mi</meta:initial-creator>
    <dc:creator>任建功</dc:creator>
    <meta:print-date>2018-08-27T07:11:52</meta:print-date>
    <meta:creation-date>2018-08-16T05:50:32</meta:creation-date>
    <dc:date>2019-09-04T09:28:38</dc:date>
    <meta:generator>NDC_ODF_Application_Tools/1.0.3$Windows_X86_64 LibreOffice_project/8ad3e16aadc5e73175a2d44b1abec8638aa18880</meta:generator>
    <meta:document-statistic meta:table-count="1" meta:cell-count="1219" meta:object-count="1"/>
    <meta:user-defined meta:name="AppVersion">16.0300</meta:user-defined>
    <meta:user-defined meta:name="Company">mor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